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draw:fill="solid" draw:fill-color="#280099"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fals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gr1" style:family="graphic">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 style:family="graphic">
      <style:graphic-properties draw:stroke="none" draw:fill="none" draw:fill-color="#ffffff" draw:textarea-horizontal-align="center" draw:textarea-vertical-align="top" draw:auto-grow-height="false" fo:padding-top="0.128cm" fo:padding-bottom="0.128cm" fo:padding-left="0.256cm" fo:padding-right="0.256cm" fo:wrap-option="wrap" draw:shadow="hidden"/>
      <style:paragraph-properties style:writing-mode="tb-rl"/>
    </style:style>
    <style:style style:name="gr3"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4"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6" style:family="graphic">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7" style:family="graphic">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9" style:family="graphic">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10" style:family="graphic">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11" style:family="graphic">
      <style:graphic-properties draw:stroke="none" draw:fill="none" draw:fill-color="#ffffff" draw:textarea-horizontal-align="justify" draw:textarea-vertical-align="top" draw:auto-grow-height="true" fo:padding-top="0.123cm" fo:padding-bottom="0.123cm" fo:padding-left="0.251cm" fo:padding-right="0.251cm" fo:wrap-option="wrap" draw:shadow="hidden"/>
    </style:style>
    <style:style style:name="gr12" style:family="graphic">
      <style:graphic-properties draw:stroke="solid" svg:stroke-width="0.071cm" svg:stroke-color="#ff0000" draw:stroke-linejoin="miter" draw:fill="solid" draw:fill-color="#ffffff" draw:opacity="25%" draw:textarea-horizontal-align="left" draw:textarea-vertical-align="middle" draw:auto-grow-height="false" fo:padding-top="0.13cm" fo:padding-bottom="0.13cm" fo:padding-left="0.25cm" fo:padding-right="0.25cm" fo:wrap-option="no-wrap" draw:shadow="hidden"/>
    </style:style>
    <style:style style:name="gr13" style:family="graphic">
      <style:graphic-properties draw:stroke="none" draw:fill="none" draw:fill-color="#ffffff" draw:textarea-horizontal-align="justify" draw:textarea-vertical-align="top" draw:auto-grow-height="true" fo:padding-top="0.128cm" fo:padding-bottom="0.128cm" fo:padding-left="0.256cm" fo:padding-right="0.256cm" fo:wrap-option="no-wrap" draw:shadow="hidden"/>
    </style:style>
    <style:style style:name="gr14" style:family="graphic">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5" style:family="graphic">
      <style:graphic-properties draw:stroke="solid" svg:stroke-width="0.071cm" svg:stroke-color="#ff0000" draw:stroke-linejoin="miter" draw:fill="solid" draw:fill-color="#ffffff" draw:opacity="25%" draw:textarea-horizontal-align="justify" draw:textarea-vertical-align="middle" draw:auto-grow-height="false" fo:padding-top="0.13cm" fo:padding-bottom="0.13cm" fo:padding-left="0.25cm" fo:padding-right="0.25cm" fo:wrap-option="no-wrap" draw:shadow="hidden"/>
    </style:style>
    <style:style style:name="gr16" style:family="graphic">
      <style:graphic-properties draw:stroke="none" draw:fill="solid" draw:fill-color="#ffff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17" style:family="graphic">
      <style:graphic-properties draw:stroke="solid" svg:stroke-width="0.071cm" svg:stroke-color="#ff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8" style:family="graphic">
      <style:graphic-properties draw:stroke="solid" svg:stroke-width="0.071cm" svg:stroke-color="#ff0000" draw:marker-end="msArrowEnd_20_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9" style:family="graphic">
      <style:graphic-properties draw:stroke="solid" svg:stroke-width="0.071cm" svg:stroke-color="#800000" draw:stroke-linejoin="miter" draw:fill="solid" draw:fill-color="#ffff99" draw:textarea-horizontal-align="justify" draw:textarea-vertical-align="middle" draw:auto-grow-height="true" fo:padding-top="0.13cm" fo:padding-bottom="0.13cm" fo:padding-left="0.25cm" fo:padding-right="0.25cm" fo:wrap-option="wrap" draw:shadow="hidden"/>
    </style:style>
    <style:style style:name="gr20" style:family="graphic">
      <style:graphic-properties draw:stroke="solid" svg:stroke-width="0.035cm" svg:stroke-color="#000000" draw:stroke-linejoin="miter" draw:fill="solid" draw:fill-color="#ffffff" draw:textarea-horizontal-align="justify" draw:textarea-vertical-align="top" draw:auto-grow-height="true" fo:padding-top="0.13cm" fo:padding-bottom="0.13cm" fo:padding-left="0.25cm" fo:padding-right="0.25cm" fo:wrap-option="wrap" draw:shadow="hidden"/>
    </style:style>
    <style:style style:name="gr21" style:family="graphic">
      <style:graphic-properties draw:stroke="solid" svg:stroke-width="0.035cm" svg:stroke-color="#000000" draw:stroke-linejoin="miter" draw:fill="solid" draw:fill-color="#ffcc66" draw:textarea-horizontal-align="justify" draw:textarea-vertical-align="top" draw:auto-grow-height="true" fo:padding-top="0.13cm" fo:padding-bottom="0.13cm" fo:padding-left="0.25cm" fo:padding-right="0.25cm" fo:wrap-option="wrap" draw:shadow="hidden"/>
    </style:style>
    <style:style style:name="gr22" style:family="graphic">
      <style:graphic-properties draw:stroke="none" draw:fill="solid" draw:fill-color="#ffcc66" draw:textarea-horizontal-align="justify" draw:textarea-vertical-align="top" draw:auto-grow-height="true" fo:padding-top="0.123cm" fo:padding-bottom="0.123cm" fo:padding-left="0.251cm" fo:padding-right="0.251cm" fo:wrap-option="wrap" draw:shadow="visible" draw:shadow-offset-x="0.212cm" draw:shadow-offset-y="0.212cm" draw:shadow-color="#969696" draw:shadow-opacity="100%"/>
    </style:style>
    <style:style style:name="gr23" style:family="graphic">
      <style:graphic-properties draw:stroke="solid" svg:stroke-width="0.026cm" svg:stroke-color="#ff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4" style:family="graphic">
      <style:graphic-properties draw:stroke="none" draw:fill="solid" draw:fill-color="#ff9f00" draw:textarea-horizontal-align="left" draw:textarea-vertical-align="middle" draw:auto-grow-height="false" fo:padding-top="0.13cm" fo:padding-bottom="0.13cm" fo:padding-left="0.25cm" fo:padding-right="0.25cm" fo:wrap-option="no-wrap" draw:shadow="hidden"/>
    </style:style>
    <style:style style:name="gr25" style:family="graphic">
      <style:graphic-properties draw:stroke="none" draw:fill="solid" draw:fill-color="#bf7f00" draw:textarea-horizontal-align="left" draw:textarea-vertical-align="middle" draw:auto-grow-height="false" fo:padding-top="0.13cm" fo:padding-bottom="0.13cm" fo:padding-left="0.25cm" fo:padding-right="0.25cm" fo:wrap-option="no-wrap" draw:shadow="hidden"/>
    </style:style>
    <style:style style:name="gr26" style:family="graphic">
      <style:graphic-properties draw:stroke="none" draw:fill="solid" draw:fill-color="#bf7f3f" draw:textarea-horizontal-align="left" draw:textarea-vertical-align="middle" draw:auto-grow-height="false" fo:padding-top="0.13cm" fo:padding-bottom="0.13cm" fo:padding-left="0.25cm" fo:padding-right="0.25cm" fo:wrap-option="no-wrap" draw:shadow="hidden"/>
    </style:style>
    <style:style style:name="gr27" style:family="graphic">
      <style:graphic-properties draw:stroke="solid" svg:stroke-width="0.071cm" svg:stroke-color="#000000" draw:stroke-linejoin="miter" draw:fill="solid" draw:fill-color="#ffff99" draw:textarea-horizontal-align="justify" draw:textarea-vertical-align="middle" draw:auto-grow-height="true" fo:padding-top="0.13cm" fo:padding-bottom="0.13cm" fo:padding-left="0.25cm" fo:padding-right="0.25cm" fo:wrap-option="wrap" draw:shadow="hidden"/>
    </style:style>
    <style:style style:name="gr28" style:family="graphic">
      <style:graphic-properties draw:stroke="solid" svg:stroke-width="0.071cm" svg:stroke-color="#000000" draw:stroke-linejoin="miter" draw:fill="solid" draw:fill-color="#ffff99" draw:textarea-horizontal-align="left" draw:textarea-vertical-align="middle" draw:auto-grow-height="false" fo:padding-top="0.13cm" fo:padding-bottom="0.13cm" fo:padding-left="0.25cm" fo:padding-right="0.25cm" fo:wrap-option="no-wrap" draw:shadow="hidden"/>
    </style:style>
    <style:style style:name="gr29" style:family="graphic">
      <style:graphic-properties draw:stroke="none" draw:fill="solid" draw:fill-color="#ccffcc"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100%"/>
    </style:style>
    <style:style style:name="gr30" style:family="graphic">
      <style:graphic-properties draw:stroke="none" draw:fill="solid" draw:fill-color="#ffff99" draw:textarea-horizontal-align="left" draw:textarea-vertical-align="middle" draw:auto-grow-height="false" fo:padding-top="0.13cm" fo:padding-bottom="0.13cm" fo:padding-left="0.25cm" fo:padding-right="0.25cm" fo:wrap-option="no-wrap" draw:shadow="visible" draw:shadow-offset-x="0.212cm" draw:shadow-offset-y="0.212cm" draw:shadow-color="#969696" draw:shadow-opacity="50%"/>
    </style:style>
    <style:style style:name="gr31" style:family="graphic">
      <style:graphic-properties draw:stroke="none" draw:fill="solid" draw:fill-color="#ffcc99" draw:textarea-horizontal-align="left" draw:textarea-vertical-align="middle" draw:auto-grow-height="false" fo:padding-top="0.13cm" fo:padding-bottom="0.13cm" fo:padding-left="0.25cm" fo:padding-right="0.25cm" fo:wrap-option="no-wrap" draw:shadow="visible" draw:shadow-offset-x="0.212cm" draw:shadow-offset-y="0.212cm" draw:shadow-color="#969696" draw:shadow-opacity="50%"/>
    </style:style>
    <style:style style:name="gr32" style:family="graphic">
      <style:graphic-properties draw:stroke="none" draw:fill="solid" draw:fill-color="#ccffcc" draw:textarea-horizontal-align="left" draw:textarea-vertical-align="middle" draw:auto-grow-height="false" fo:padding-top="0.13cm" fo:padding-bottom="0.13cm" fo:padding-left="0.25cm" fo:padding-right="0.25cm" fo:wrap-option="no-wrap" draw:shadow="visible" draw:shadow-offset-x="0.212cm" draw:shadow-offset-y="0.212cm" draw:shadow-color="#969696" draw:shadow-opacity="50%"/>
    </style:style>
    <style:style style:name="gr33" style:family="graphic">
      <style:graphic-properties draw:stroke="dash" draw:stroke-dash="Dash_20_2" svg:stroke-width="0.071cm" svg:stroke-color="#ffffff"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pr1" style:family="presentation" style:parent-style-name="Default-notes">
      <style:graphic-properties draw:stroke="none" draw:fill="none" draw:fill-color="#ffffff" draw:auto-grow-height="true" fo:min-height="11.207cm" draw:shadow="hidden"/>
    </style:style>
    <style:style style:name="pr2" style:family="presentation" style:parent-style-name="Default-title">
      <style:graphic-properties draw:stroke="none" draw:fill="none" draw:fill-color="#ffffff" draw:textarea-horizontal-align="right" draw:textarea-vertical-align="middle" draw:auto-grow-height="false" draw:auto-grow-width="false" fo:min-height="0cm" fo:min-width="1.817cm" fo:padding-top="0.128cm" fo:padding-bottom="0.128cm" fo:padding-left="0.256cm" fo:padding-right="0.256cm" fo:wrap-option="wrap" draw:shadow="hidden" draw:shadow-color="#808080"/>
      <style:paragraph-properties style:writing-mode="tb-rl"/>
    </style:style>
    <style:style style:name="pr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6.679cm" fo:min-width="0cm" fo:padding-top="0.128cm" fo:padding-bottom="0.128cm" fo:padding-left="0.256cm" fo:padding-right="0.256cm" fo:wrap-option="wrap" draw:shadow="hidden" draw:shadow-color="#808080"/>
    </style:style>
    <style:style style:name="pr4" style:family="presentation" style:parent-style-name="Default-notes">
      <style:graphic-properties draw:stroke="none" draw:fill="none" draw:fill-color="#ffffff" draw:textarea-horizontal-align="justify" draw:textarea-vertical-align="top" draw:auto-grow-height="true" draw:auto-grow-width="false" fo:min-height="11.691cm" fo:min-width="0cm" fo:padding-top="0.128cm" fo:padding-bottom="0.128cm" fo:padding-left="0.256cm" fo:padding-right="0.256cm" fo:wrap-option="wrap" draw:shadow="hidden"/>
    </style:style>
    <style:style style:name="pr5" style:family="presentation" style:parent-style-name="Default-notes">
      <style:graphic-properties draw:stroke="none" draw:fill="none" draw:fill-color="#ffffff" draw:textarea-horizontal-align="justify" draw:textarea-vertical-align="top" draw:auto-grow-height="true" draw:auto-grow-width="false" fo:min-height="10.986cm" fo:min-width="0cm" fo:padding-top="0.128cm" fo:padding-bottom="0.128cm" fo:padding-left="0.256cm" fo:padding-right="0.256cm" fo:wrap-option="wrap" draw:shadow="hidden"/>
    </style:style>
    <style:style style:name="pr6" style:family="presentation" style:parent-style-name="Default-title">
      <style:graphic-properties draw:stroke="none" draw:fill="none" draw:fill-color="#ffffff" draw:textarea-horizontal-align="right" draw:textarea-vertical-align="middle" draw:auto-grow-height="false" draw:auto-grow-width="false" fo:min-height="0cm" fo:min-width="3.162cm" fo:padding-top="0.128cm" fo:padding-bottom="0.128cm" fo:padding-left="0.256cm" fo:padding-right="0.256cm" fo:wrap-option="wrap" draw:shadow="hidden" draw:shadow-color="#808080"/>
      <style:paragraph-properties style:writing-mode="tb-rl"/>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line-height="100%" fo:text-indent="0cm" style:writing-mode="tb-rl"/>
    </style:style>
    <style:style style:name="P4" style:family="paragraph">
      <style:paragraph-properties style:writing-mode="tb-rl" style:font-independent-line-spacing="true"/>
    </style:style>
    <style:style style:name="P5" style:family="paragraph">
      <style:paragraph-properties fo:margin-left="0cm" fo:margin-right="0cm" fo:text-indent="0cm"/>
    </style:style>
    <style:style style:name="P6" style:family="paragraph">
      <style:paragraph-properties fo:margin-left="0cm" fo:margin-right="0cm" fo:line-height="100%" fo:text-indent="0cm"/>
    </style:style>
    <style:style style:name="P7" style:family="paragraph">
      <style:paragraph-properties fo:margin-left="0cm" fo:margin-right="0cm" fo:text-indent="0cm" style:writing-mode="lr-tb"/>
    </style:style>
    <style:style style:name="P8" style:family="paragraph">
      <style:paragraph-properties fo:margin-left="0cm" fo:margin-right="0cm" fo:margin-top="0.246cm" fo:margin-bottom="0cm" fo:text-indent="0cm" style:punctuation-wrap="simple" style:line-break="normal"/>
    </style:style>
    <style:style style:name="P9" style:family="paragraph">
      <style:paragraph-properties fo:text-align="center" style:writing-mode="lr-tb"/>
      <style:text-properties fo:font-size="24pt"/>
    </style:style>
    <style:style style:name="P10" style:family="paragraph">
      <style:paragraph-properties fo:margin-left="0cm" fo:margin-right="0cm" fo:margin-top="0.211cm" fo:margin-bottom="0cm" fo:text-indent="0cm" style:punctuation-wrap="simple" style:line-break="normal"/>
    </style:style>
    <style:style style:name="P11" style:family="paragraph">
      <style:paragraph-properties fo:margin-left="0cm" fo:margin-right="0cm" fo:margin-top="0.158cm" fo:margin-bottom="0cm" fo:text-indent="0cm" style:punctuation-wrap="simple" style:line-break="normal"/>
    </style:style>
    <style:style style:name="P12" style:family="paragraph">
      <style:paragraph-properties fo:margin-left="0cm" fo:margin-right="0cm" fo:margin-top="0.158cm" fo:margin-bottom="0cm" fo:line-height="100%" fo:text-indent="0cm" style:punctuation-wrap="simple" style:line-break="normal"/>
    </style:style>
    <style:style style:name="P13" style:family="paragraph">
      <style:paragraph-properties fo:margin-left="0cm" fo:margin-right="0cm" fo:margin-top="0.246cm" fo:margin-bottom="0cm" fo:line-height="90%" fo:text-indent="0cm" style:punctuation-wrap="simple" style:line-break="normal"/>
    </style:style>
    <style:style style:name="P14" style:family="paragraph">
      <style:paragraph-properties fo:margin-left="0cm" fo:margin-right="0cm" fo:margin-top="0.211cm" fo:margin-bottom="0cm" fo:line-height="90%" fo:text-indent="0cm" style:punctuation-wrap="simple" style:line-break="normal"/>
    </style:style>
    <style:style style:name="P15" style:family="paragraph">
      <style:paragraph-properties fo:margin-left="0cm" fo:margin-right="0cm" fo:text-align="center" fo:text-indent="0cm"/>
    </style:style>
    <style:style style:name="P16" style:family="paragraph">
      <style:paragraph-properties fo:margin-left="0cm" fo:margin-right="0cm" fo:line-height="80%" fo:text-indent="0cm"/>
    </style:style>
    <style:style style:name="P17" style:family="paragraph">
      <style:paragraph-properties fo:margin-left="0cm" fo:margin-right="0cm" fo:margin-top="0.176cm" fo:margin-bottom="0cm" fo:text-indent="0cm" style:punctuation-wrap="simple" style:line-break="normal"/>
    </style:style>
    <style:style style:name="T1" style:family="text">
      <style:text-properties fo:color="#ffff00" fo:font-family="Arial" style:font-pitch="variable" fo:font-size="72pt" fo:language="en" fo:country="GB" fo:text-shadow="1pt 1pt" fo:font-weight="bold" style:font-size-asian="72pt" style:font-weight-asian="bold" style:font-size-complex="72pt" style:font-weight-complex="bold"/>
    </style:style>
    <style:style style:name="T2" style:family="text">
      <style:text-properties fo:color="#ffff00" fo:font-family="Arial" style:font-pitch="variable" fo:font-size="44pt" fo:language="en" fo:country="GB" fo:text-shadow="1pt 1pt" fo:font-weight="bold" style:font-size-asian="44pt" style:font-weight-asian="bold" style:font-size-complex="44pt" style:font-weight-complex="bold"/>
    </style:style>
    <style:style style:name="T3" style:family="text">
      <style:text-properties fo:language="en" fo:country="GB"/>
    </style:style>
    <style:style style:name="T4" style:family="text">
      <style:text-properties fo:color="#ffffff" fo:font-family="'Arial Narrow'" style:font-family-generic="swiss" style:font-pitch="variable" fo:font-size="18pt" fo:language="en" fo:country="GB" fo:text-shadow="1pt 1pt" style:font-size-asian="18pt" style:font-size-complex="18pt"/>
    </style:style>
    <style:style style:name="T5" style:family="text">
      <style:text-properties fo:color="#00cc00" fo:font-family="Wingdings" style:font-pitch="variable" style:font-charset="x-symbol" fo:font-size="72pt" fo:language="en" fo:country="US" fo:text-shadow="1pt 1pt" style:font-size-asian="72pt" style:font-size-complex="72pt"/>
    </style:style>
    <style:style style:name="T6" style:family="text">
      <style:text-properties fo:color="#ff0000" fo:font-size="60pt" fo:language="en" fo:country="GB" fo:text-shadow="1pt 1pt" style:font-size-asian="60pt" style:font-size-complex="60pt"/>
    </style:style>
    <style:style style:name="T7" style:family="text">
      <style:text-properties fo:color="#ff3300" fo:font-family="Wingdings" style:font-pitch="variable" style:font-charset="x-symbol" fo:font-size="60pt" fo:language="en" fo:country="US" fo:text-shadow="1pt 1pt" style:font-size-asian="60pt" style:font-size-complex="60pt"/>
    </style:style>
    <style:style style:name="T8" style:family="text">
      <style:text-properties fo:color="#ffff00" fo:font-family="Wingdings" style:font-pitch="variable" style:font-charset="x-symbol" fo:font-size="60pt" fo:language="en" fo:country="GB" fo:text-shadow="1pt 1pt" style:font-size-asian="60pt" style:font-size-complex="60pt"/>
    </style:style>
    <style:style style:name="T9" style:family="text">
      <style:text-properties fo:color="#006600" fo:font-family="'Courier New'" style:font-family-generic="modern" style:font-pitch="fixed" fo:font-size="18pt" fo:language="en" fo:country="GB" fo:font-weight="bold" style:font-size-asian="18pt" style:font-weight-asian="bold" style:font-size-complex="18pt" style:font-weight-complex="bold"/>
    </style:style>
    <style:style style:name="T10" style:family="text">
      <style:text-properties fo:color="#000066" fo:font-family="'Courier New'" style:font-family-generic="modern" style:font-pitch="fixed" fo:font-size="18pt" fo:language="en" fo:country="GB" fo:font-weight="bold" style:font-size-asian="18pt" style:font-weight-asian="bold" style:font-size-complex="18pt" style:font-weight-complex="bold"/>
    </style:style>
    <style:style style:name="T11" style:family="text">
      <style:text-properties fo:color="#000000" fo:font-family="'Courier New'" style:font-family-generic="modern" style:font-pitch="fixed" fo:font-size="18pt" fo:language="en" fo:country="GB" fo:font-weight="bold" style:font-size-asian="18pt" style:font-weight-asian="bold" style:font-size-complex="18pt" style:font-weight-complex="bold"/>
    </style:style>
    <style:style style:name="T12" style:family="text">
      <style:text-properties fo:color="#ffffff" fo:font-family="'Arial Narrow'" style:font-family-generic="swiss" style:font-pitch="variable" fo:font-size="18pt" fo:language="en" fo:country="US" fo:text-shadow="1pt 1pt" style:font-size-asian="18pt" style:font-size-complex="18pt"/>
    </style:style>
    <style:style style:name="T13" style:family="text">
      <style:text-properties fo:color="#ffff00" fo:font-family="'Courier New'" style:font-family-generic="modern" style:font-pitch="fixed" fo:font-size="18pt" fo:language="en" fo:country="GB" fo:font-weight="bold" style:font-size-asian="18pt" style:font-weight-asian="bold" style:font-size-complex="18pt" style:font-weight-complex="bold"/>
    </style:style>
    <style:style style:name="T14" style:family="text">
      <style:text-properties fo:color="#000066" fo:font-family="Arial" style:font-pitch="variable" fo:language="en" fo:country="US" fo:font-style="italic" fo:font-weight="bold" style:font-style-asian="italic" style:font-weight-asian="bold" style:font-style-complex="italic" style:font-weight-complex="bold"/>
    </style:style>
    <style:style style:name="T15" style:family="text">
      <style:text-properties fo:font-family="Arial" style:font-pitch="variable" fo:language="en" fo:country="US" fo:font-weight="bold" style:font-weight-asian="bold" style:font-weight-complex="bold"/>
    </style:style>
    <style:style style:name="T16" style:family="text">
      <style:text-properties fo:font-family="'Courier New'" style:font-family-generic="modern" style:font-pitch="fixed" fo:language="en" fo:country="US" fo:font-weight="bold" style:font-weight-asian="bold" style:font-weight-complex="bold"/>
    </style:style>
    <style:style style:name="T17" style:family="text">
      <style:text-properties fo:color="#0000cc" fo:font-family="Arial" style:font-pitch="variable" fo:language="en" fo:country="US" fo:font-weight="bold" style:font-weight-asian="bold" style:font-weight-complex="bold"/>
    </style:style>
    <style:style style:name="T18" style:family="text">
      <style:text-properties fo:color="#0000cc" fo:font-family="'Courier New'" style:font-family-generic="modern" style:font-pitch="fixed" fo:language="en" fo:country="US" fo:font-weight="bold" style:font-weight-asian="bold" style:font-weight-complex="bold"/>
    </style:style>
    <style:style style:name="T19" style:family="text">
      <style:text-properties fo:color="#008000" fo:font-family="Arial" style:font-pitch="variable" fo:language="en" fo:country="US" fo:font-weight="bold" style:font-weight-asian="bold" style:font-weight-complex="bold"/>
    </style:style>
    <style:style style:name="T20" style:family="text">
      <style:text-properties fo:color="#008000" fo:font-family="'Courier New'" style:font-family-generic="modern" style:font-pitch="fixed" fo:language="en" fo:country="US" fo:font-weight="bold" style:font-weight-asian="bold" style:font-weight-complex="bold"/>
    </style:style>
    <style:style style:name="T21" style:family="text">
      <style:text-properties fo:language="en" fo:country="GB" style:font-family-asian="'DejaVu Sans'" style:font-pitch-asian="variable" style:font-family-complex="'DejaVu Sans'" style:font-pitch-complex="variable"/>
    </style:style>
    <style:style style:name="T22" style:family="text">
      <style:text-properties fo:font-family="'Courier New'" style:font-family-generic="modern" style:font-pitch="fixed" fo:language="en" fo:country="GB" style:font-family-asian="'DejaVu Sans'" style:font-pitch-asian="variable" style:font-family-complex="'DejaVu Sans'" style:font-pitch-complex="variable"/>
    </style:style>
    <style:style style:name="T23" style:family="text">
      <style:text-properties fo:language="en" fo:country="US" style:font-family-asian="'DejaVu Sans'" style:font-pitch-asian="variable" style:font-family-complex="'DejaVu Sans'" style:font-pitch-complex="variable"/>
    </style:style>
    <style:style style:name="T24" style:family="text">
      <style:text-properties fo:font-family="'Courier New'" style:font-family-generic="modern" style:font-pitch="fixed" fo:font-size="18pt" fo:language="en" fo:country="US" fo:font-weight="bold" style:font-size-asian="18pt" style:font-weight-asian="bold" style:font-size-complex="18pt" style:font-weight-complex="bold"/>
    </style:style>
    <style:style style:name="T25" style:family="text">
      <style:text-properties fo:font-family="Wingdings" style:font-pitch="variable" style:font-charset="x-symbol" fo:language="en" fo:country="GB" fo:text-shadow="1pt 1pt"/>
    </style:style>
    <style:style style:name="T26" style:family="text">
      <style:text-properties fo:color="#ff3300" fo:font-family="Wingdings" style:font-pitch="variable" style:font-charset="x-symbol" fo:font-size="40pt" fo:language="en" fo:country="US" fo:text-shadow="1pt 1pt" style:font-size-asian="40pt" style:font-size-complex="40pt"/>
    </style:style>
    <style:style style:name="T27" style:family="text">
      <style:text-properties fo:color="#00cc00" fo:font-family="Wingdings" style:font-pitch="variable" style:font-charset="x-symbol" fo:font-size="40pt" fo:language="en" fo:country="US" fo:text-shadow="1pt 1pt" style:font-size-asian="40pt" style:font-size-complex="40pt"/>
    </style:style>
    <style:style style:name="T28" style:family="text">
      <style:text-properties fo:font-family="'Courier New'" style:font-family-generic="modern" style:font-pitch="fixed" fo:font-size="18pt" fo:language="en" fo:country="GB" fo:font-weight="bold" style:font-size-asian="18pt" style:font-weight-asian="bold" style:font-size-complex="18pt" style:font-weight-complex="bold"/>
    </style:style>
    <style:style style:name="T29" style:family="text">
      <style:text-properties fo:color="#000066" fo:font-family="'Courier New'" style:font-family-generic="modern" style:font-pitch="fixed" fo:font-size="16pt" fo:language="en" fo:country="US" fo:font-weight="bold" style:font-size-asian="16pt" style:font-weight-asian="bold" style:font-size-complex="16pt" style:font-weight-complex="bold"/>
    </style:style>
    <style:style style:name="T30" style:family="text">
      <style:text-properties fo:color="#ffff00" fo:font-size="12pt" fo:language="en" fo:country="GB" fo:text-shadow="1pt 1pt" style:font-size-asian="12pt" style:font-size-complex="12pt"/>
    </style:style>
    <style:style style:name="T31" style:family="text">
      <style:text-properties fo:color="#000066" fo:font-family="'Courier New'" style:font-family-generic="modern" style:font-pitch="fixed" fo:language="en" fo:country="US" fo:font-weight="bold" style:font-weight-asian="bold" style:font-weight-complex="bold"/>
    </style:style>
    <style:style style:name="T32" style:family="text">
      <style:text-properties fo:color="#000000" fo:font-family="'Courier New'" style:font-family-generic="modern" style:font-pitch="fixed" fo:language="en" fo:country="US" fo:font-weight="bold" style:font-weight-asian="bold" style:font-weight-complex="bold"/>
    </style:style>
    <style:style style:name="T33" style:family="text">
      <style:text-properties fo:color="#006600" fo:font-family="'Courier New'" style:font-family-generic="modern" style:font-pitch="fixed" fo:language="en" fo:country="US" fo:font-weight="bold" style:font-weight-asian="bold" style:font-weight-complex="bold"/>
    </style:style>
    <style:style style:name="T34" style:family="text">
      <style:text-properties fo:color="#000066" fo:font-family="'Courier New'" style:font-family-generic="modern" style:font-pitch="fixed" fo:language="en" fo:country="GB" fo:font-weight="bold" style:font-weight-asian="bold" style:font-weight-complex="bold"/>
    </style:style>
    <style:style style:name="T35" style:family="text">
      <style:text-properties fo:color="#000000" fo:font-family="'Courier New'" style:font-family-generic="modern" style:font-pitch="fixed" fo:language="en" fo:country="GB" fo:font-weight="bold" style:font-weight-asian="bold" style:font-weight-complex="bold"/>
    </style:style>
    <style:style style:name="T36" style:family="text">
      <style:text-properties fo:color="#ffffff" fo:font-family="Arial" style:font-pitch="variable" fo:font-size="18pt" fo:language="en" fo:country="GB" fo:text-shadow="1pt 1pt" style:font-size-asian="18pt" style:font-size-complex="18pt"/>
    </style:style>
    <style:style style:name="T37" style:family="text">
      <style:text-properties fo:font-family="Arial" style:font-pitch="variable" fo:language="en" fo:country="US"/>
    </style:style>
    <style:style style:name="T38" style:family="text">
      <style:text-properties fo:color="#000000" fo:font-family="Arial" style:font-pitch="variable" fo:language="en" fo:country="US"/>
    </style:style>
    <style:style style:name="T39" style:family="text">
      <style:text-properties fo:color="#ff0000" fo:font-family="'Courier New'" style:font-family-generic="modern" style:font-pitch="fixed" fo:language="en" fo:country="GB" fo:font-weight="bold" style:font-weight-asian="bold" style:font-weight-complex="bold"/>
    </style:style>
    <style:style style:name="T40" style:family="text">
      <style:text-properties fo:font-family="'Courier New'" style:font-family-generic="modern" style:font-pitch="fixed" fo:font-size="18pt" fo:language="en" fo:country="GB" fo:font-style="italic" fo:font-weight="bold" style:font-size-asian="18pt" style:font-style-asian="italic" style:font-weight-asian="bold" style:font-size-complex="18pt" style:font-style-complex="italic" style:font-weight-complex="bold"/>
    </style:style>
    <style:style style:name="T41" style:family="text">
      <style:text-properties fo:font-family="'Courier New'" style:font-family-generic="modern" style:font-pitch="fixed" fo:language="en" fo:country="US" style:font-family-asian="'DejaVu Sans'" style:font-pitch-asian="variable" style:font-family-complex="'DejaVu Sans'" style:font-pitch-complex="variable"/>
    </style:style>
    <style:style style:name="T42" style:family="text">
      <style:text-properties fo:font-size="24pt" fo:language="en" fo:country="GB" style:font-size-asian="24pt" style:font-size-complex="24pt"/>
    </style:style>
    <style:style style:name="T43" style:family="text">
      <style:text-properties fo:font-size="20pt" fo:language="en" fo:country="GB"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17cm"/>
        <style:text-properties fo:font-family="'Times New Roman'" style:font-family-generic="roman" style:font-pitch="variable" fo:color="#cc9900" fo:font-size="32%"/>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Times New Roman'" style:font-family-generic="roman" style:font-pitch="variable" fo:color="#000000" fo:font-size="32%"/>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582cm" text:min-label-width="0.59cm"/>
        <style:text-properties fo:font-family="'Times New Roman'" style:font-family-generic="roman" style:font-pitch="variable" fo:color="#000000" fo:font-size="37%"/>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Times New Roman'" style:font-family-generic="roman" style:font-pitch="variable" fo:color="#000000" fo:font-size="37%"/>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0.582cm" text:min-label-width="0.59cm"/>
        <style:text-properties fo:font-family="'Times New Roman'" style:font-family-generic="roman" style:font-pitch="variable"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text:min-label-width="0.917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58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 { JSL }</presentation:footer-decl>
      <draw:page draw:name="page1" draw:style-name="dp1" draw:master-page-name="Default" presentation:use-footer-name="ftr1">
        <draw:custom-shape draw:style-name="gr1" draw:text-style-name="P2" draw:layer="layout" svg:width="14.894cm" svg:height="3.309cm" svg:x="7.508cm" svg:y="7.924cm">
          <text:p text:style-name="P1"><text:span text:style-name="T1">A Brief Tour</text:span></text:p>
          <draw:enhanced-geometry svg:viewBox="0 0 21600 21600" draw:type="mso-spt202" draw:enhanced-path="M 0 0 L 21600 0 21600 21600 0 21600 0 0 Z N"/>
        </draw:custom-shape>
        <draw:custom-shape draw:style-name="gr2" draw:text-style-name="P4" draw:layer="layout" svg:width="2.328cm" svg:height="15.24cm" svg:x="0.635cm" svg:y="2.752cm">
          <text:p text:style-name="P3"><text:span text:style-name="T2">C Foundation</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8cm" svg:height="11.463cm" svg:x="2.963cm" svg:y="11.861cm" presentation:class="notes" presentation:placeholder="true">
            <draw:text-box/>
          </draw:frame>
        </presentation:notes>
      </draw:page>
      <draw:page draw:name="page2" draw:style-name="dp3"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symbol key</text:span></text:p>
          </draw:text-box>
        </draw:frame>
        <draw:custom-shape draw:style-name="gr4" draw:text-style-name="P2" draw:layer="layout" svg:width="1.367cm" svg:height="1.998cm" svg:x="5.958cm" svg:y="13.72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5" draw:text-style-name="P2" draw:layer="layout" svg:width="2.8cm" svg:height="1.023cm" svg:x="8.758cm" svg:y="14.526cm">
          <text:p text:style-name="P6"><text:span text:style-name="T4">a note</text:span></text:p>
          <draw:enhanced-geometry svg:viewBox="0 0 21600 21600" draw:type="mso-spt202" draw:enhanced-path="M 0 0 L 21600 0 21600 21600 0 21600 0 0 Z N"/>
        </draw:custom-shape>
        <draw:g>
          <draw:custom-shape draw:style-name="gr6" draw:text-style-name="P2" draw:layer="layout" svg:width="0.52cm" svg:height="2.47cm" draw:transform="rotate (-2.35619449019309) translate (7.861cm 12.613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7" draw:text-style-name="P2" draw:layer="layout" svg:width="0.52cm" svg:height="2.47cm" draw:transform="rotate (-2.35619449019309) translate (7.861cm 12.613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6" draw:text-style-name="P2" draw:layer="layout" svg:width="0.485cm" svg:height="2.474cm" draw:transform="rotate (-2.35619449019309) translate (8.18cm 12.321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7" draw:text-style-name="P2" draw:layer="layout" svg:width="0.485cm" svg:height="2.474cm" draw:transform="rotate (-2.35619449019309) translate (8.18cm 12.321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8" draw:text-style-name="P2" draw:layer="layout" svg:width="0.19cm" svg:height="0.459cm" draw:transform="rotate (-2.35619449019309) translate (7.816cm 12.561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8" draw:text-style-name="P2" draw:layer="layout" svg:width="0.163cm" svg:height="0.397cm" draw:transform="rotate (-2.35619449019309) translate (7.916cm 12.386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8" draw:text-style-name="P2" draw:layer="layout" svg:width="0.335cm" svg:height="0.481cm" draw:transform="rotate (-2.35619449019309) translate (7.361cm 12.211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8" draw:text-style-name="P2" draw:layer="layout" svg:width="0.252cm" svg:height="0.186cm" draw:transform="rotate (-2.35619449019309) translate (6.904cm 11.773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8" draw:text-style-name="P2" draw:layer="layout" svg:width="0.485cm" svg:height="2.421cm" draw:transform="rotate (-2.35619449019309) translate (8.166cm 12.292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8" draw:text-style-name="P2" draw:layer="layout" svg:width="0.573cm" svg:height="2.473cm" draw:transform="rotate (-2.35619449019309) translate (7.875cm 12.602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8" draw:text-style-name="P2" draw:layer="layout" svg:width="0.375cm" svg:height="0.353cm" draw:transform="rotate (-2.35619449019309) translate (8.015cm 12.502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8" draw:text-style-name="P2" draw:layer="layout" svg:width="0.035cm" svg:height="0.022cm" draw:transform="rotate (-2.35619449019309) translate (7.803cm 12.663cm)">
            <text:p/>
            <draw:enhanced-geometry svg:viewBox="0 0 70 35" draw:type="non-primitive" draw:enhanced-path="M 0 0 L 9 5 17 9 26 15 34 20 43 24 52 29 61 32 70 35 0 0 Z N"/>
          </draw:custom-shape>
          <draw:custom-shape draw:style-name="gr8" draw:text-style-name="P2" draw:layer="layout" svg:width="0.159cm" svg:height="0.203cm" draw:transform="rotate (-2.35619449019309) translate (7.826cm 12.614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8" draw:text-style-name="P2" draw:layer="layout" svg:width="0.309cm" svg:height="0.15cm" draw:transform="rotate (-2.35619449019309) translate (7.411cm 12.503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8" draw:text-style-name="P2" draw:layer="layout" svg:width="0.128cm" svg:height="0.247cm" draw:transform="rotate (-2.35619449019309) translate (7.375cm 12.856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8" draw:text-style-name="P2" draw:layer="layout" svg:width="0.102cm" svg:height="0.238cm" draw:transform="rotate (-2.35619449019309) translate (7.385cm 12.82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8" draw:text-style-name="P2" draw:layer="layout" svg:width="0.088cm" svg:height="0.163cm" draw:transform="rotate (-2.35619449019309) translate (7.302cm 12.851cm)">
            <text:p/>
            <draw:enhanced-geometry svg:viewBox="0 0 175 243" draw:type="non-primitive" draw:enhanced-path="M 0 243 L 11 229 22 213 32 198 42 182 54 167 64 152 74 136 84 120 96 105 106 89 117 73 129 59 140 44 151 29 163 14 175 0 0 243 Z N"/>
          </draw:custom-shape>
          <draw:custom-shape draw:style-name="gr8" draw:text-style-name="P2" draw:layer="layout" svg:width="0.136cm" svg:height="0.238cm" draw:transform="rotate (-2.35619449019309) translate (7.344cm 12.829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8" draw:text-style-name="P2" draw:layer="layout" svg:width="0.079cm" svg:height="0.141cm" draw:transform="rotate (-2.35619449019309) translate (7.313cm 12.907cm)">
            <text:p/>
            <draw:enhanced-geometry svg:viewBox="0 0 157 211" draw:type="non-primitive" draw:enhanced-path="M 157 0 L 147 14 137 26 127 39 115 51 104 64 94 76 82 89 72 102 61 115 51 127 40 141 31 154 22 168 14 182 6 196 0 211 157 0 Z N"/>
          </draw:custom-shape>
          <draw:custom-shape draw:style-name="gr8" draw:text-style-name="P2" draw:layer="layout" svg:width="0.035cm" svg:height="0.141cm" draw:transform="rotate (-2.35619449019309) translate (7.254cm 12.82cm)">
            <text:p/>
            <draw:enhanced-geometry svg:viewBox="0 0 70 209" draw:type="non-primitive" draw:enhanced-path="M 0 209 L 5 197 10 183 14 171 19 157 22 144 27 131 31 118 36 104 40 91 44 78 48 65 53 52 57 38 61 26 65 12 70 0 0 209 Z N"/>
          </draw:custom-shape>
          <draw:custom-shape draw:style-name="gr8" draw:text-style-name="P2" draw:layer="layout" svg:width="0.317cm" svg:height="0.471cm" draw:transform="rotate (-2.35619449019309) translate (7.064cm 12.372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8" draw:text-style-name="P2" draw:layer="layout" svg:width="0.101cm" svg:height="0.031cm" draw:transform="rotate (-2.35619449019309) translate (7.002cm 12.302cm)">
            <text:p/>
            <draw:enhanced-geometry svg:viewBox="0 0 193 50" draw:type="non-primitive" draw:enhanced-path="M 193 0 L 181 3 168 7 156 11 143 17 131 23 117 27 105 33 92 38 79 42 66 46 55 49 42 50 31 49 21 46 11 43 0 36 193 0 Z N"/>
          </draw:custom-shape>
          <draw:custom-shape draw:style-name="gr8" draw:text-style-name="P2" draw:layer="layout" svg:width="0.141cm" svg:height="0.119cm" draw:transform="rotate (-2.35619449019309) translate (7.04cm 12.376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8" draw:text-style-name="P2" draw:layer="layout" svg:width="0.414cm" svg:height="0.675cm" draw:transform="rotate (-2.35619449019309) translate (6.435cm 11.881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8" draw:text-style-name="P2" draw:layer="layout" svg:width="0.317cm" svg:height="0.472cm" draw:transform="rotate (-2.35619449019309) translate (7.775cm 11.65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8" draw:text-style-name="P2" draw:layer="layout" svg:width="0.419cm" svg:height="0.671cm" draw:transform="rotate (-2.35619449019309) translate (7.389cm 10.91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8" draw:text-style-name="P2" draw:layer="layout" svg:width="0.114cm" svg:height="0.114cm" draw:transform="rotate (-2.35619449019309) translate (7.595cm 11.79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8" draw:text-style-name="P2" draw:layer="layout" svg:width="0.37cm" svg:height="0.335cm" draw:transform="rotate (-2.35619449019309) translate (8.107cm 12.03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8" draw:text-style-name="P2" draw:layer="layout" svg:width="0.009cm" svg:height="0.004cm" draw:transform="rotate (-2.35619449019309) translate (7.654cm 12.053cm)">
            <text:p/>
            <draw:enhanced-geometry svg:viewBox="0 0 17 0" draw:type="non-primitive" draw:enhanced-path="M 0 0 L 4 0 9 0 12 0 17 0 0 0 Z N"/>
          </draw:custom-shape>
          <draw:custom-shape draw:style-name="gr8" draw:text-style-name="P2" draw:layer="layout" svg:width="0.216cm" svg:height="0.163cm" draw:transform="rotate (-2.35619449019309) translate (8.043cm 12.026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6" draw:text-style-name="P2" draw:layer="layout" svg:width="0.401cm" svg:height="0.163cm" draw:transform="rotate (-2.35619449019309) translate (7.199cm 11.50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6" draw:text-style-name="P2" draw:layer="layout" svg:width="0.419cm" svg:height="0.189cm" draw:transform="rotate (-2.35619449019309) translate (7.064cm 11.364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6" draw:text-style-name="P2" draw:layer="layout" svg:width="0.371cm" svg:height="0.022cm" draw:transform="rotate (-2.35619449019309) translate (6.815cm 11.212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6" draw:text-style-name="P2" draw:layer="layout" svg:width="0.441cm" svg:height="0.164cm" draw:transform="rotate (-2.35619449019309) translate (6.863cm 11.171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6" draw:text-style-name="P2" draw:layer="layout" svg:width="0.463cm" svg:height="0.15cm" draw:transform="rotate (-2.35619449019309) translate (6.753cm 10.972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6" draw:text-style-name="P2" draw:layer="layout" svg:width="0.216cm" svg:height="0.278cm" draw:transform="rotate (-2.35619449019309) translate (7.555cm 11.97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6" draw:text-style-name="P2" draw:layer="layout" svg:width="0.044cm" svg:height="0.044cm" draw:transform="rotate (-2.35619449019309) translate (7.391cm 12.043cm)">
            <text:p/>
            <draw:enhanced-geometry svg:viewBox="0 0 86 72" draw:type="non-primitive" draw:enhanced-path="M 0 0 L 10 9 21 18 32 27 43 35 54 44 65 53 76 62 86 72 0 0 Z N"/>
          </draw:custom-shape>
          <draw:custom-shape draw:style-name="gr6" draw:text-style-name="P2" draw:layer="layout" svg:width="0.136cm" svg:height="0.339cm" draw:transform="rotate (-2.35619449019309) translate (7.94cm 12.433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6" draw:text-style-name="P2" draw:layer="layout" svg:width="0.105cm" svg:height="0.15cm" draw:transform="rotate (-2.35619449019309) translate (7.176cm 12.372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6" draw:text-style-name="P2" draw:layer="layout" svg:width="0.141cm" svg:height="0.644cm" draw:transform="rotate (-2.35619449019309) translate (6.653cm 11.908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6" draw:text-style-name="P2" draw:layer="layout" svg:width="0.538cm" svg:height="0.146cm" draw:transform="rotate (-2.35619449019309) translate (6.583cm 10.88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9" draw:text-style-name="P2" draw:layer="layout" svg:width="0.49cm" svg:height="0.075cm" draw:transform="rotate (-2.35619449019309) translate (7.689cm 12.105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9" draw:text-style-name="P2" draw:layer="layout" svg:width="0.251cm" svg:height="0.521cm" draw:transform="rotate (-2.35619449019309) translate (7.704cm 11.939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9" draw:text-style-name="P2" draw:layer="layout" svg:width="0.251cm" svg:height="0.564cm" draw:transform="rotate (-2.35619449019309) translate (7.354cm 12.31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9" draw:text-style-name="P2" draw:layer="layout" svg:width="0.688cm" svg:height="0.048cm" draw:transform="rotate (-2.35619449019309) translate (7.333cm 11.603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9" draw:text-style-name="P2" draw:layer="layout" svg:width="0.026cm" svg:height="0.005cm" draw:transform="rotate (-2.35619449019309) translate (6.793cm 12.103cm)">
            <text:p/>
            <draw:enhanced-geometry svg:viewBox="0 0 54 0" draw:type="non-primitive" draw:enhanced-path="M 0 0 L 0 0 6 0 13 0 20 0 27 0 34 0 41 0 47 0 54 0 N"/>
          </draw:custom-shape>
          <draw:custom-shape draw:style-name="gr9" draw:text-style-name="P2" draw:layer="layout" svg:width="0.671cm" svg:height="0.049cm" draw:transform="rotate (-2.35619449019309) translate (7.234cm 11.582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9" draw:text-style-name="P2" draw:layer="layout" svg:width="0.842cm" svg:height="0.075cm" draw:transform="rotate (-2.35619449019309) translate (7.21cm 11.354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9" draw:text-style-name="P2" draw:layer="layout" svg:width="0.004cm" svg:height="0.022cm" draw:transform="rotate (-2.35619449019309) translate (6.586cm 12.003cm)">
            <text:p/>
            <draw:enhanced-geometry svg:viewBox="0 0 0 36" draw:type="non-primitive" draw:enhanced-path="M 0 0 L 0 0 0 4 0 9 0 13 0 18 0 22 0 27 0 32 0 36 N"/>
          </draw:custom-shape>
          <draw:custom-shape draw:style-name="gr9" draw:text-style-name="P2" draw:layer="layout" svg:width="0.913cm" svg:height="0.101cm" draw:transform="rotate (-2.35619449019309) translate (7.049cm 11.171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9" draw:text-style-name="P2" draw:layer="layout" svg:width="0.952cm" svg:height="0.075cm" draw:transform="rotate (-2.35619449019309) translate (6.81cm 10.985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9" draw:text-style-name="P2" draw:layer="layout" svg:width="0.943cm" svg:height="0.075cm" draw:transform="rotate (-2.35619449019309) translate (6.682cm 10.847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9" draw:text-style-name="P2" draw:layer="layout" svg:width="0.869cm" svg:height="0.15cm" draw:transform="rotate (-2.35619449019309) translate (6.575cm 10.779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9" draw:text-style-name="P2" draw:layer="layout" svg:width="0.106cm" svg:height="0.005cm" draw:transform="rotate (-2.35619449019309) translate (6.186cm 10.84cm)">
            <text:p/>
            <draw:enhanced-geometry svg:viewBox="0 0 210 0" draw:type="non-primitive" draw:enhanced-path="M 0 0 L 0 0 14 0 27 0 40 0 53 0 67 0 80 0 93 0 106 0 119 0 132 0 145 0 158 0 171 0 184 0 198 0 210 0 N"/>
          </draw:custom-shape>
          <draw:custom-shape draw:style-name="gr9" draw:text-style-name="P2" draw:layer="layout" svg:width="0.013cm" svg:height="0.022cm" draw:transform="rotate (-2.35619449019309) translate (6.086cm 11.013cm)">
            <text:p/>
            <draw:enhanced-geometry svg:viewBox="0 0 34 35" draw:type="non-primitive" draw:enhanced-path="M 0 35 L 0 35 4 30 9 27 13 22 17 18 21 13 26 9 30 4 34 0 N"/>
          </draw:custom-shape>
          <draw:custom-shape draw:style-name="gr4" draw:text-style-name="P2" draw:layer="layout" svg:width="0.097cm" svg:height="0.234cm" draw:transform="rotate (-2.35619449019309) translate (7.803cm 12.4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4" draw:text-style-name="P2" draw:layer="layout" svg:width="0.111cm" svg:height="0.167cm" draw:transform="rotate (-2.35619449019309) translate (7.464cm 11.908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4" draw:text-style-name="P2" draw:layer="layout" svg:width="0.234cm" svg:height="0.066cm" draw:transform="rotate (-2.35619449019309) translate (7.115cm 11.536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4" draw:text-style-name="P2" draw:layer="layout" svg:width="0.027cm" svg:height="0.022cm" draw:transform="rotate (-2.35619449019309) translate (6.953cm 11.647cm)">
            <text:p/>
            <draw:enhanced-geometry svg:viewBox="0 0 54 35" draw:type="non-primitive" draw:enhanced-path="M 0 35 L 7 30 13 26 20 20 25 16 32 11 39 6 46 3 54 0 0 35 Z N"/>
          </draw:custom-shape>
          <draw:custom-shape draw:style-name="gr4" draw:text-style-name="P2" draw:layer="layout" svg:width="0.163cm" svg:height="0.105cm" draw:transform="rotate (-2.35619449019309) translate (6.878cm 11.435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4" draw:text-style-name="P2" draw:layer="layout" svg:width="0.128cm" svg:height="0.093cm" draw:transform="rotate (-2.35619449019309) translate (6.712cm 11.295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4" draw:text-style-name="P2" draw:layer="layout" svg:width="0.128cm" svg:height="0.093cm" draw:transform="rotate (-2.35619449019309) translate (6.607cm 11.172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4" draw:text-style-name="P2" draw:layer="layout" svg:width="0.027cm" svg:height="0.004cm" draw:transform="rotate (-2.35619449019309) translate (6.497cm 11.133cm)">
            <text:p/>
            <draw:enhanced-geometry svg:viewBox="0 0 53 0" draw:type="non-primitive" draw:enhanced-path="M 53 0 L 46 0 40 0 34 0 27 0 20 0 13 0 6 0 0 0 53 0 Z N"/>
          </draw:custom-shape>
          <draw:custom-shape draw:style-name="gr4" draw:text-style-name="P2" draw:layer="layout" svg:width="0.136cm" svg:height="0.075cm" draw:transform="rotate (-2.35619449019309) translate (6.369cm 1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7" draw:text-style-name="P2" draw:layer="layout" svg:width="0.018cm" svg:height="0.022cm" draw:transform="rotate (-2.35619449019309) translate (7.255cm 12.955cm)">
            <text:p/>
            <draw:enhanced-geometry svg:viewBox="0 0 35 36" draw:type="non-primitive" draw:enhanced-path="M 35 0 L 35 0 31 5 26 10 22 14 17 17 13 22 9 27 5 31 0 36 N"/>
          </draw:custom-shape>
          <draw:custom-shape draw:style-name="gr7" draw:text-style-name="P2" draw:layer="layout" svg:width="0.062cm" svg:height="0.053cm" draw:transform="rotate (-2.35619449019309) translate (7.77cm 12.643cm)">
            <text:p/>
            <draw:enhanced-geometry svg:viewBox="0 0 123 78" draw:type="non-primitive" draw:enhanced-path="M 0 9 L 0 9 14 8 28 6 41 4 55 1 69 0 81 0 93 4 104 9 104 9 109 15 114 23 117 31 118 40 120 50 121 59 122 69 123 78 N"/>
          </draw:custom-shape>
          <draw:custom-shape draw:style-name="gr7" draw:text-style-name="P2" draw:layer="layout" svg:width="0.071cm" svg:height="0.022cm" draw:transform="rotate (-2.35619449019309) translate (7.895cm 12.504cm)">
            <text:p/>
            <draw:enhanced-geometry svg:viewBox="0 0 140 34" draw:type="non-primitive" draw:enhanced-path="M 140 0 L 140 0 122 4 103 5 84 6 63 7 45 10 28 15 12 23 0 34 N"/>
          </draw:custom-shape>
          <draw:custom-shape draw:style-name="gr7" draw:text-style-name="P2" draw:layer="layout" svg:width="0.026cm" svg:height="0.071cm" draw:transform="rotate (-2.35619449019309) translate (7.91cm 12.464cm)">
            <text:p/>
            <draw:enhanced-geometry svg:viewBox="0 0 53 106" draw:type="non-primitive" draw:enhanced-path="M 0 106 L 0 106 6 92 13 79 20 66 27 53 33 40 39 27 46 14 53 0 N"/>
          </draw:custom-shape>
          <draw:custom-shape draw:style-name="gr7" draw:text-style-name="P2" draw:layer="layout" svg:width="0.005cm" svg:height="0.071cm" draw:transform="rotate (-2.35619449019309) translate (7.908cm 12.467cm)">
            <text:p/>
            <draw:enhanced-geometry svg:viewBox="0 0 11 106" draw:type="non-primitive" draw:enhanced-path="M 0 0 L 0 0 1 14 3 29 6 42 9 57 11 71 10 84 6 96 0 106 N"/>
          </draw:custom-shape>
          <draw:custom-shape draw:style-name="gr7" draw:text-style-name="P2" draw:layer="layout" svg:width="0.084cm" svg:height="0.061cm" draw:transform="rotate (-2.35619449019309) translate (7.748cm 12.643cm)">
            <text:p/>
            <draw:enhanced-geometry svg:viewBox="0 0 161 90" draw:type="non-primitive" draw:enhanced-path="M 0 20 L 0 20 21 18 44 14 67 8 89 3 111 0 130 1 146 7 157 20 157 20 161 32 160 43 155 56 147 67 138 76 128 84 117 88 105 90 N"/>
          </draw:custom-shape>
          <draw:custom-shape draw:style-name="gr7" draw:text-style-name="P2" draw:layer="layout" svg:width="0.018cm" svg:height="0.022cm" draw:transform="rotate (-2.35619449019309) translate (7.744cm 12.73cm)">
            <text:p/>
            <draw:enhanced-geometry svg:viewBox="0 0 35 35" draw:type="non-primitive" draw:enhanced-path="M 35 35 L 35 35 31 31 26 25 23 18 18 12 15 6 10 3 6 0 0 1 N"/>
          </draw:custom-shape>
          <draw:custom-shape draw:style-name="gr7" draw:text-style-name="P2" draw:layer="layout" svg:width="0.026cm" svg:height="0.071cm" draw:transform="rotate (-2.35619449019309) translate (7.923cm 12.464cm)">
            <text:p/>
            <draw:enhanced-geometry svg:viewBox="0 0 53 106" draw:type="non-primitive" draw:enhanced-path="M 53 0 L 53 0 46 10 37 17 28 25 19 33 11 41 4 50 0 59 0 70 0 70 3 78 7 83 14 88 22 91 30 95 38 98 46 101 53 106 N"/>
          </draw:custom-shape>
          <draw:custom-shape draw:style-name="gr7" draw:text-style-name="P2" draw:layer="layout" svg:width="0.798cm" svg:height="1.83cm" draw:transform="rotate (-2.35619449019309) translate (7.894cm 12.803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0" draw:text-style-name="P2" draw:layer="layout" svg:width="0.105cm" svg:height="0.352cm" draw:transform="rotate (-2.35619449019309) translate (7.904cm 12.347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7" draw:text-style-name="P2" draw:layer="layout" svg:width="0.105cm" svg:height="0.352cm" draw:transform="rotate (-2.35619449019309) translate (7.904cm 12.347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0" draw:text-style-name="P2" draw:layer="layout" svg:width="0.128cm" svg:height="0.335cm" draw:transform="rotate (-2.35619449019309) translate (7.948cm 12.31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7" draw:text-style-name="P2" draw:layer="layout" svg:width="0.128cm" svg:height="0.335cm" draw:transform="rotate (-2.35619449019309) translate (7.948cm 12.31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0" draw:text-style-name="P2" draw:layer="layout" svg:width="0.11cm" svg:height="0.212cm" draw:transform="rotate (-2.35619449019309) translate (7.939cm 12.335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7" draw:text-style-name="P2" draw:layer="layout" svg:width="0.11cm" svg:height="0.212cm" draw:transform="rotate (-2.35619449019309) translate (7.939cm 12.335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0" draw:text-style-name="P2" draw:layer="layout" svg:width="0.11cm" svg:height="0.331cm" draw:transform="rotate (-2.35619449019309) translate (7.677cm 12.665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7" draw:text-style-name="P2" draw:layer="layout" svg:width="0.11cm" svg:height="0.331cm" draw:transform="rotate (-2.35619449019309) translate (7.677cm 12.665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0" draw:text-style-name="P2" draw:layer="layout" svg:width="0.119cm" svg:height="0.207cm" draw:transform="rotate (-2.35619449019309) translate (7.547cm 12.539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7" draw:text-style-name="P2" draw:layer="layout" svg:width="0.119cm" svg:height="0.207cm" draw:transform="rotate (-2.35619449019309) translate (7.547cm 12.539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0" draw:text-style-name="P2" draw:layer="layout" svg:width="0.088cm" svg:height="0.022cm" draw:transform="rotate (-2.35619449019309) translate (7.58cm 12.529cm)">
            <text:p/>
            <draw:enhanced-geometry svg:viewBox="0 0 175 34" draw:type="non-primitive" draw:enhanced-path="M 175 0 L 153 4 132 9 109 13 87 17 66 21 43 26 22 30 0 34 175 0 Z N"/>
          </draw:custom-shape>
          <draw:custom-shape draw:style-name="gr7" draw:text-style-name="P2" draw:layer="layout" svg:width="0.088cm" svg:height="0.022cm" draw:transform="rotate (-2.35619449019309) translate (7.58cm 12.529cm)">
            <text:p/>
            <draw:enhanced-geometry svg:viewBox="0 0 175 34" draw:type="non-primitive" draw:enhanced-path="M 175 0 L 175 0 153 4 132 9 109 13 87 17 66 21 43 26 22 30 0 34 N"/>
          </draw:custom-shape>
          <draw:custom-shape draw:style-name="gr10" draw:text-style-name="P2" draw:layer="layout" svg:width="0.101cm" svg:height="0.238cm" draw:transform="rotate (-2.35619449019309) translate (7.812cm 12.114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7" draw:text-style-name="P2" draw:layer="layout" svg:width="0.101cm" svg:height="0.238cm" draw:transform="rotate (-2.35619449019309) translate (7.812cm 12.114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0" draw:text-style-name="P2" draw:layer="layout" svg:width="0.084cm" svg:height="0.238cm" draw:transform="rotate (-2.35619449019309) translate (7.445cm 12.52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7" draw:text-style-name="P2" draw:layer="layout" svg:width="0.084cm" svg:height="0.238cm" draw:transform="rotate (-2.35619449019309) translate (7.445cm 12.52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4" draw:text-style-name="P2" draw:layer="layout" svg:width="0.022cm" svg:height="0.013cm" draw:transform="rotate (-2.35619449019309) translate (7.246cm 13.024cm)">
            <text:p/>
            <draw:enhanced-geometry svg:viewBox="0 0 44 17" draw:type="non-primitive" draw:enhanced-path="M 44 17 L 38 15 33 13 28 10 23 8 17 7 11 5 6 2 0 0 44 17 Z N"/>
          </draw:custom-shape>
          <draw:custom-shape draw:style-name="gr7" draw:text-style-name="P2" draw:layer="layout" svg:width="0.022cm" svg:height="0.013cm" draw:transform="rotate (-2.35619449019309) translate (7.246cm 13.024cm)">
            <text:p/>
            <draw:enhanced-geometry svg:viewBox="0 0 44 17" draw:type="non-primitive" draw:enhanced-path="M 44 17 L 44 17 38 15 33 13 28 10 23 8 17 7 11 5 6 2 0 0 N"/>
          </draw:custom-shape>
          <draw:custom-shape draw:style-name="gr10" draw:text-style-name="P2" draw:layer="layout" svg:width="0.282cm" svg:height="0.247cm" draw:transform="rotate (-2.35619449019309) translate (7.397cm 13.066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7" draw:text-style-name="P2" draw:layer="layout" svg:width="0.282cm" svg:height="0.247cm" draw:transform="rotate (-2.35619449019309) translate (7.397cm 13.066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0" draw:text-style-name="P2" draw:layer="layout" svg:width="0.247cm" svg:height="0.225cm" draw:transform="rotate (-2.35619449019309) translate (6.524cm 12.29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7" draw:text-style-name="P2" draw:layer="layout" svg:width="0.247cm" svg:height="0.225cm" draw:transform="rotate (-2.35619449019309) translate (6.524cm 12.29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0" draw:text-style-name="P2" draw:layer="layout" svg:width="0.344cm" svg:height="0.344cm" draw:transform="rotate (-2.35619449019309) translate (5.689cm 11.708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7" draw:text-style-name="P2" draw:layer="layout" svg:width="0.344cm" svg:height="0.344cm" draw:transform="rotate (-2.35619449019309) translate (5.689cm 11.708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0" draw:text-style-name="P2" draw:layer="layout" svg:width="0.084cm" svg:height="0.071cm" draw:transform="rotate (-2.35619449019309) translate (6.04cm 11.213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7" draw:text-style-name="P2" draw:layer="layout" svg:width="0.084cm" svg:height="0.071cm" draw:transform="rotate (-2.35619449019309) translate (6.04cm 11.213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0" draw:text-style-name="P2" draw:layer="layout" svg:width="0.071cm" svg:height="0.058cm" draw:transform="rotate (-2.35619449019309) translate (6.474cm 10.802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7" draw:text-style-name="P2" draw:layer="layout" svg:width="0.071cm" svg:height="0.058cm" draw:transform="rotate (-2.35619449019309) translate (6.474cm 10.802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0" draw:text-style-name="P2" draw:layer="layout" svg:width="0.075cm" svg:height="0.132cm" draw:transform="rotate (-2.35619449019309) translate (6.072cm 11.142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7" draw:text-style-name="P2" draw:layer="layout" svg:width="0.075cm" svg:height="0.132cm" draw:transform="rotate (-2.35619449019309) translate (6.072cm 11.142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0" draw:text-style-name="P2" draw:layer="layout" svg:width="0.075cm" svg:height="0.133cm" draw:transform="rotate (-2.35619449019309) translate (6.398cm 10.8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7" draw:text-style-name="P2" draw:layer="layout" svg:width="0.075cm" svg:height="0.133cm" draw:transform="rotate (-2.35619449019309) translate (6.398cm 10.8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0" draw:text-style-name="P2" draw:layer="layout" svg:width="0.265cm" svg:height="0.225cm" draw:transform="rotate (-2.35619449019309) translate (7.625cm 11.166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7" draw:text-style-name="P2" draw:layer="layout" svg:width="0.265cm" svg:height="0.225cm" draw:transform="rotate (-2.35619449019309) translate (7.625cm 11.166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0" draw:text-style-name="P2" draw:layer="layout" svg:width="0.353cm" svg:height="0.348cm" draw:transform="rotate (-2.35619449019309) translate (7.143cm 10.27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7" draw:text-style-name="P2" draw:layer="layout" svg:width="0.353cm" svg:height="0.348cm" draw:transform="rotate (-2.35619449019309) translate (7.143cm 10.27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7" draw:text-style-name="P2" draw:layer="layout" svg:width="0.763cm" svg:height="1.83cm" draw:transform="rotate (-2.35619449019309) translate (8.569cm 12.14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0" draw:text-style-name="P2" draw:layer="layout" svg:width="0.278cm" svg:height="0.251cm" draw:transform="rotate (-2.35619449019309) translate (8.506cm 12.052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7" draw:text-style-name="P2" draw:layer="layout" svg:width="0.278cm" svg:height="0.251cm" draw:transform="rotate (-2.35619449019309) translate (8.506cm 12.052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7" draw:text-style-name="P2" draw:layer="layout" svg:width="0.005cm" svg:height="0.093cm" draw:transform="rotate (-2.35619449019309) translate (8.317cm 12.089cm)">
            <text:p/>
            <draw:enhanced-geometry svg:viewBox="0 0 0 140" draw:type="non-primitive" draw:enhanced-path="M 0 140 L 0 140 0 123 0 105 0 88 0 70 0 53 0 36 0 17 0 0 N"/>
          </draw:custom-shape>
          <draw:custom-shape draw:style-name="gr7" draw:text-style-name="P2" draw:layer="layout" svg:width="0.004cm" svg:height="0.097cm" draw:transform="rotate (-2.35619449019309) translate (8.266cm 12.111cm)">
            <text:p/>
            <draw:enhanced-geometry svg:viewBox="0 0 0 141" draw:type="non-primitive" draw:enhanced-path="M 0 141 L 0 141 0 123 0 106 0 88 0 71 0 54 0 36 0 19 0 0 N"/>
          </draw:custom-shape>
          <draw:custom-shape draw:style-name="gr7" draw:text-style-name="P2" draw:layer="layout" svg:width="0.004cm" svg:height="0.071cm" draw:transform="rotate (-2.35619449019309) translate (8.376cm 12.061cm)">
            <text:p/>
            <draw:enhanced-geometry svg:viewBox="0 0 9 105" draw:type="non-primitive" draw:enhanced-path="M 9 105 L 9 105 7 91 6 79 5 65 4 52 3 40 2 26 1 14 0 0 N"/>
          </draw:custom-shape>
          <draw:custom-shape draw:style-name="gr7" draw:text-style-name="P2" draw:layer="layout" svg:width="0.048cm" svg:height="0.005cm" draw:transform="rotate (-2.35619449019309) translate (8.359cm 11.945cm)">
            <text:p/>
            <draw:enhanced-geometry svg:viewBox="0 0 97 0" draw:type="non-primitive" draw:enhanced-path="M 97 0 L 97 0 84 0 72 0 59 0 48 0 35 0 24 0 12 0 0 0 N"/>
          </draw:custom-shape>
          <draw:custom-shape draw:style-name="gr7" draw:text-style-name="P2" draw:layer="layout" svg:width="0.079cm" svg:height="0.022cm" draw:transform="rotate (-2.35619449019309) translate (8.285cm 11.946cm)">
            <text:p/>
            <draw:enhanced-geometry svg:viewBox="0 0 149 35" draw:type="non-primitive" draw:enhanced-path="M 149 0 L 149 0 131 5 112 9 93 14 74 17 56 22 37 26 19 31 0 35 N"/>
          </draw:custom-shape>
          <draw:custom-shape draw:style-name="gr7" draw:text-style-name="P2" draw:layer="layout" svg:width="0.075cm" svg:height="0.035cm" draw:transform="rotate (-2.35619449019309) translate (8.224cm 11.945cm)">
            <text:p/>
            <draw:enhanced-geometry svg:viewBox="0 0 148 55" draw:type="non-primitive" draw:enhanced-path="M 148 0 L 148 0 129 7 111 14 92 21 74 27 54 34 36 41 18 48 0 55 N"/>
          </draw:custom-shape>
          <draw:custom-shape draw:style-name="gr7" draw:text-style-name="P2" draw:layer="layout" svg:width="0.005cm" svg:height="0.084cm" draw:transform="rotate (-2.35619449019309) translate (8.195cm 12.139cm)">
            <text:p/>
            <draw:enhanced-geometry svg:viewBox="0 0 0 121" draw:type="non-primitive" draw:enhanced-path="M 0 121 L 0 121 0 106 0 92 0 77 0 61 0 46 0 31 0 16 0 0 N"/>
          </draw:custom-shape>
          <draw:custom-shape draw:style-name="gr7" draw:text-style-name="P2" draw:layer="layout" svg:width="0.058cm" svg:height="0.026cm" draw:transform="rotate (-2.35619449019309) translate (8.168cm 11.992cm)">
            <text:p/>
            <draw:enhanced-geometry svg:viewBox="0 0 107 37" draw:type="non-primitive" draw:enhanced-path="M 107 0 L 107 0 93 5 80 9 66 14 54 18 40 23 26 26 14 32 0 37 N"/>
          </draw:custom-shape>
          <draw:custom-shape draw:style-name="gr7" draw:text-style-name="P2" draw:layer="layout" svg:width="0.009cm" svg:height="0.057cm" draw:transform="rotate (-2.35619449019309) translate (8.15cm 12.141cm)">
            <text:p/>
            <draw:enhanced-geometry svg:viewBox="0 0 17 87" draw:type="non-primitive" draw:enhanced-path="M 0 87 L 0 87 2 77 4 66 6 56 8 44 10 34 13 23 15 11 17 0 N"/>
          </draw:custom-shape>
          <draw:custom-shape draw:style-name="gr7" draw:text-style-name="P2" draw:layer="layout" svg:width="0.031cm" svg:height="0.009cm" draw:transform="rotate (-2.35619449019309) translate (8.12cm 11.951cm)">
            <text:p/>
            <draw:enhanced-geometry svg:viewBox="0 0 61 17" draw:type="non-primitive" draw:enhanced-path="M 61 0 L 61 0 53 2 46 4 38 6 30 8 22 10 16 12 8 14 0 17 N"/>
          </draw:custom-shape>
          <draw:custom-shape draw:style-name="gr7" draw:text-style-name="P2" draw:layer="layout" svg:width="0.008cm" svg:height="0.097cm" draw:transform="rotate (-2.35619449019309) translate (7.313cm 12.916cm)">
            <text:p/>
            <draw:enhanced-geometry svg:viewBox="0 0 18 141" draw:type="non-primitive" draw:enhanced-path="M 18 141 L 18 141 16 122 13 105 11 87 9 70 7 53 4 35 2 18 0 0 N"/>
          </draw:custom-shape>
          <draw:custom-shape draw:style-name="gr7" draw:text-style-name="P2" draw:layer="layout" svg:width="0.009cm" svg:height="0.093cm" draw:transform="rotate (-2.35619449019309) translate (7.337cm 12.97cm)">
            <text:p/>
            <draw:enhanced-geometry svg:viewBox="0 0 17 140" draw:type="non-primitive" draw:enhanced-path="M 0 140 L 0 140 2 123 4 105 7 88 9 70 11 52 12 35 15 17 17 0 N"/>
          </draw:custom-shape>
          <draw:custom-shape draw:style-name="gr7" draw:text-style-name="P2" draw:layer="layout" svg:width="0.066cm" svg:height="0.013cm" draw:transform="rotate (-2.35619449019309) translate (7.253cm 12.872cm)">
            <text:p/>
            <draw:enhanced-geometry svg:viewBox="0 0 131 17" draw:type="non-primitive" draw:enhanced-path="M 0 0 L 0 0 17 2 33 4 49 6 66 9 82 11 98 12 114 14 131 17 N"/>
          </draw:custom-shape>
          <draw:custom-shape draw:style-name="gr7" draw:text-style-name="P2" draw:layer="layout" svg:width="0.057cm" svg:height="0.022cm" draw:transform="rotate (-2.35619449019309) translate (7.257cm 12.831cm)">
            <text:p/>
            <draw:enhanced-geometry svg:viewBox="0 0 114 34" draw:type="non-primitive" draw:enhanced-path="M 0 0 L 0 0 14 4 27 9 42 13 57 18 70 21 85 26 100 30 114 34 N"/>
          </draw:custom-shape>
          <draw:custom-shape draw:style-name="gr7" draw:text-style-name="P2" draw:layer="layout" svg:width="0.009cm" svg:height="0.053cm" draw:transform="rotate (-2.35619449019309) translate (7.283cm 13.073cm)">
            <text:p/>
            <draw:enhanced-geometry svg:viewBox="0 0 17 71" draw:type="non-primitive" draw:enhanced-path="M 0 71 L 0 71 1 62 3 53 4 44 6 35 9 27 11 18 13 9 17 0 N"/>
          </draw:custom-shape>
          <draw:custom-shape draw:style-name="gr7" draw:text-style-name="P2" draw:layer="layout" svg:width="0.004cm" svg:height="0.079cm" draw:transform="rotate (-2.35619449019309) translate (7.294cm 13.083cm)">
            <text:p/>
            <draw:enhanced-geometry svg:viewBox="0 0 0 124" draw:type="non-primitive" draw:enhanced-path="M 0 124 L 0 124 0 108 0 93 0 78 0 62 0 47 0 31 0 16 0 0 N"/>
          </draw:custom-shape>
          <draw:custom-shape draw:style-name="gr7" draw:text-style-name="P2" draw:layer="layout" svg:width="0.004cm" svg:height="0.061cm" draw:transform="rotate (-2.35619449019309) translate (7.31cm 13.134cm)">
            <text:p/>
            <draw:enhanced-geometry svg:viewBox="0 0 12 87" draw:type="non-primitive" draw:enhanced-path="M 4 87 L 4 87 4 75 3 64 1 51 0 40 0 29 2 19 6 8 12 0 N"/>
          </draw:custom-shape>
          <draw:custom-shape draw:style-name="gr7" draw:text-style-name="P2" draw:layer="layout" svg:width="0.009cm" svg:height="0.07cm" draw:transform="rotate (-2.35619449019309) translate (7.233cm 13.194cm)">
            <text:p/>
            <draw:enhanced-geometry svg:viewBox="0 0 18 105" draw:type="non-primitive" draw:enhanced-path="M 9 105 L 9 105 9 90 11 74 14 56 17 39 18 24 15 12 10 3 0 0 N"/>
          </draw:custom-shape>
          <draw:custom-shape draw:style-name="gr7" draw:text-style-name="P2" draw:layer="layout" svg:width="0.044cm" svg:height="0.036cm" draw:transform="rotate (-2.35619449019309) translate (7.167cm 13.094cm)">
            <text:p/>
            <draw:enhanced-geometry svg:viewBox="0 0 88 52" draw:type="non-primitive" draw:enhanced-path="M 0 0 L 0 0 11 7 21 12 33 19 44 26 54 33 65 40 77 45 88 52 N"/>
          </draw:custom-shape>
          <draw:custom-shape draw:style-name="gr7" draw:text-style-name="P2" draw:layer="layout" svg:width="0.039cm" svg:height="0.022cm" draw:transform="rotate (-2.35619449019309) translate (7.215cm 13.067cm)">
            <text:p/>
            <draw:enhanced-geometry svg:viewBox="0 0 72 35" draw:type="non-primitive" draw:enhanced-path="M 0 0 L 0 0 9 5 18 9 27 14 36 17 44 22 53 26 63 31 72 35 N"/>
          </draw:custom-shape>
          <draw:custom-shape draw:style-name="gr7" draw:text-style-name="P2" draw:layer="layout" svg:width="0.048cm" svg:height="0.031cm" draw:transform="rotate (-2.35619449019309) translate (7.271cm 13.009cm)">
            <text:p/>
            <draw:enhanced-geometry svg:viewBox="0 0 96 52" draw:type="non-primitive" draw:enhanced-path="M 0 0 L 0 0 12 7 24 13 36 19 49 26 60 32 72 39 84 46 96 52 N"/>
          </draw:custom-shape>
          <draw:custom-shape draw:style-name="gr7" draw:text-style-name="P2" draw:layer="layout" svg:width="0.044cm" svg:height="0.035cm" draw:transform="rotate (-2.35619449019309) translate (7.225cm 12.938cm)">
            <text:p/>
            <draw:enhanced-geometry svg:viewBox="0 0 89 53" draw:type="non-primitive" draw:enhanced-path="M 0 0 L 0 0 11 7 22 13 33 19 45 26 55 33 66 40 77 47 89 53 N"/>
          </draw:custom-shape>
          <draw:custom-shape draw:style-name="gr7" draw:text-style-name="P2" draw:layer="layout" svg:width="0.031cm" svg:height="0.014cm" draw:transform="rotate (-2.35619449019309) translate (6.773cm 12.317cm)">
            <text:p/>
            <draw:enhanced-geometry svg:viewBox="0 0 62 20" draw:type="non-primitive" draw:enhanced-path="M 0 0 L 0 0 8 3 16 7 25 11 33 15 41 18 47 20 55 20 62 17 N"/>
          </draw:custom-shape>
          <draw:custom-shape draw:style-name="gr7" draw:text-style-name="P2" draw:layer="layout" svg:width="0.008cm" svg:height="0.013cm" draw:transform="rotate (-2.35619449019309) translate (6.701cm 12.412cm)">
            <text:p/>
            <draw:enhanced-geometry svg:viewBox="0 0 17 18" draw:type="non-primitive" draw:enhanced-path="M 0 18 L 0 18 5 13 8 9 13 4 17 0 N"/>
          </draw:custom-shape>
          <draw:custom-shape draw:style-name="gr7" draw:text-style-name="P2" draw:layer="layout" svg:width="0.04cm" svg:height="0.022cm" draw:transform="rotate (-2.35619449019309) translate (6.758cm 12.37cm)">
            <text:p/>
            <draw:enhanced-geometry svg:viewBox="0 0 79 35" draw:type="non-primitive" draw:enhanced-path="M 0 0 L 0 0 10 4 20 9 30 13 41 17 51 21 60 26 70 30 79 35 N"/>
          </draw:custom-shape>
          <draw:custom-shape draw:style-name="gr7" draw:text-style-name="P2" draw:layer="layout" svg:width="0.035cm" svg:height="0.013cm" draw:transform="rotate (-2.35619449019309) translate (6.617cm 12.31cm)">
            <text:p/>
            <draw:enhanced-geometry svg:viewBox="0 0 70 17" draw:type="non-primitive" draw:enhanced-path="M 0 17 L 0 17 9 15 17 13 26 11 35 8 43 6 52 5 60 3 70 0 N"/>
          </draw:custom-shape>
          <draw:custom-shape draw:style-name="gr7" draw:text-style-name="P2" draw:layer="layout" svg:width="0.044cm" svg:height="0.013cm" draw:transform="rotate (-2.35619449019309) translate (6.546cm 12.254cm)">
            <text:p/>
            <draw:enhanced-geometry svg:viewBox="0 0 88 17" draw:type="non-primitive" draw:enhanced-path="M 0 17 L 0 17 11 14 22 12 32 10 44 8 54 5 65 3 76 1 88 0 N"/>
          </draw:custom-shape>
          <draw:custom-shape draw:style-name="gr7" draw:text-style-name="P2" draw:layer="layout" svg:width="0.035cm" svg:height="0.022cm" draw:transform="rotate (-2.35619449019309) translate (6.612cm 12.279cm)">
            <text:p/>
            <draw:enhanced-geometry svg:viewBox="0 0 71 36" draw:type="non-primitive" draw:enhanced-path="M 71 0 L 71 0 62 5 53 10 44 14 36 19 27 23 18 27 9 31 0 36 N"/>
          </draw:custom-shape>
          <draw:custom-shape draw:style-name="gr7" draw:text-style-name="P2" draw:layer="layout" svg:width="0.035cm" svg:height="0.013cm" draw:transform="rotate (-2.35619449019309) translate (6.696cm 12.27cm)">
            <text:p/>
            <draw:enhanced-geometry svg:viewBox="0 0 72 19" draw:type="non-primitive" draw:enhanced-path="M 72 0 L 72 0 63 2 54 5 45 7 37 9 28 13 19 15 10 17 0 19 N"/>
          </draw:custom-shape>
          <draw:custom-shape draw:style-name="gr7" draw:text-style-name="P2" draw:layer="layout" svg:width="0.035cm" svg:height="0.009cm" draw:transform="rotate (-2.35619449019309) translate (6.726cm 12.289cm)">
            <text:p/>
            <draw:enhanced-geometry svg:viewBox="0 0 62 17" draw:type="non-primitive" draw:enhanced-path="M 62 17 L 62 17 54 15 47 12 39 10 31 8 23 6 16 4 8 2 0 0 N"/>
          </draw:custom-shape>
          <draw:custom-shape draw:style-name="gr7" draw:text-style-name="P2" draw:layer="layout" svg:width="0.035cm" svg:height="0.009cm" draw:transform="rotate (-2.35619449019309) translate (6.788cm 12.316cm)">
            <text:p/>
            <draw:enhanced-geometry svg:viewBox="0 0 69 17" draw:type="non-primitive" draw:enhanced-path="M 0 17 L 0 17 9 15 18 13 26 11 35 8 43 6 52 4 60 2 69 0 N"/>
          </draw:custom-shape>
          <draw:custom-shape draw:style-name="gr7" draw:text-style-name="P2" draw:layer="layout" svg:width="0.039cm" svg:height="0.049cm" draw:transform="rotate (-2.35619449019309) translate (6.126cm 11.846cm)">
            <text:p/>
            <draw:enhanced-geometry svg:viewBox="0 0 78 71" draw:type="non-primitive" draw:enhanced-path="M 78 0 L 78 0 68 9 59 18 48 28 38 35 28 45 19 54 9 62 0 71 N"/>
          </draw:custom-shape>
          <draw:custom-shape draw:style-name="gr7" draw:text-style-name="P2" draw:layer="layout" svg:width="0.044cm" svg:height="0.022cm" draw:transform="rotate (-2.35619449019309) translate (6.069cm 11.878cm)">
            <text:p/>
            <draw:enhanced-geometry svg:viewBox="0 0 88 37" draw:type="non-primitive" draw:enhanced-path="M 0 0 L 0 0 11 5 21 9 33 14 44 18 54 23 66 28 77 32 88 37 N"/>
          </draw:custom-shape>
          <draw:custom-shape draw:style-name="gr7" draw:text-style-name="P2" draw:layer="layout" svg:width="0.035cm" svg:height="0.035cm" draw:transform="rotate (-2.35619449019309) translate (5.994cm 11.809cm)">
            <text:p/>
            <draw:enhanced-geometry svg:viewBox="0 0 70 52" draw:type="non-primitive" draw:enhanced-path="M 70 0 L 70 0 60 7 47 12 35 18 24 22 12 29 4 35 0 43 1 52 N"/>
          </draw:custom-shape>
          <draw:custom-shape draw:style-name="gr7" draw:text-style-name="P2" draw:layer="layout" svg:width="0.053cm" svg:height="0.005cm" draw:transform="rotate (-2.35619449019309) translate (5.933cm 11.807cm)">
            <text:p/>
            <draw:enhanced-geometry svg:viewBox="0 0 97 0" draw:type="non-primitive" draw:enhanced-path="M 0 0 L 0 0 13 0 24 0 37 0 48 0 60 0 72 0 84 0 97 0 N"/>
          </draw:custom-shape>
          <draw:custom-shape draw:style-name="gr7" draw:text-style-name="P2" draw:layer="layout" svg:width="0.035cm" svg:height="0.035cm" draw:transform="rotate (-2.35619449019309) translate (5.919cm 11.76cm)">
            <text:p/>
            <draw:enhanced-geometry svg:viewBox="0 0 70 52" draw:type="non-primitive" draw:enhanced-path="M 70 0 L 70 0 61 7 52 13 44 20 35 26 26 33 18 40 9 46 0 52 N"/>
          </draw:custom-shape>
          <draw:custom-shape draw:style-name="gr7" draw:text-style-name="P2" draw:layer="layout" svg:width="0.048cm" svg:height="0.004cm" draw:transform="rotate (-2.35619449019309) translate (5.916cm 11.756cm)">
            <text:p/>
            <draw:enhanced-geometry svg:viewBox="0 0 97 0" draw:type="non-primitive" draw:enhanced-path="M 0 0 L 0 0 13 0 24 0 37 0 48 0 61 0 72 0 84 0 97 0 N"/>
          </draw:custom-shape>
          <draw:custom-shape draw:style-name="gr7" draw:text-style-name="P2" draw:layer="layout" svg:width="0.035cm" svg:height="0.022cm" draw:transform="rotate (-2.35619449019309) translate (5.805cm 11.737cm)">
            <text:p/>
            <draw:enhanced-geometry svg:viewBox="0 0 72 35" draw:type="non-primitive" draw:enhanced-path="M 72 0 L 72 0 61 4 50 7 38 10 25 12 15 16 6 20 1 27 0 35 N"/>
          </draw:custom-shape>
          <draw:custom-shape draw:style-name="gr7" draw:text-style-name="P2" draw:layer="layout" svg:width="0.061cm" svg:height="0.004cm" draw:transform="rotate (-2.35619449019309) translate (5.817cm 11.699cm)">
            <text:p/>
            <draw:enhanced-geometry svg:viewBox="0 0 122 0" draw:type="non-primitive" draw:enhanced-path="M 122 0 L 122 0 106 0 90 0 76 0 60 0 45 0 30 0 14 0 0 0 N"/>
          </draw:custom-shape>
          <draw:custom-shape draw:style-name="gr7" draw:text-style-name="P2" draw:layer="layout" svg:width="0.026cm" svg:height="0.008cm" draw:transform="rotate (-2.35619449019309) translate (5.824cm 11.64cm)">
            <text:p/>
            <draw:enhanced-geometry svg:viewBox="0 0 52 17" draw:type="non-primitive" draw:enhanced-path="M 52 0 L 52 0 46 2 40 5 33 7 26 9 20 11 13 14 7 15 0 17 N"/>
          </draw:custom-shape>
          <draw:custom-shape draw:style-name="gr7" draw:text-style-name="P2" draw:layer="layout" svg:width="0.031cm" svg:height="0.049cm" draw:transform="rotate (-2.35619449019309) translate (5.798cm 11.689cm)">
            <text:p/>
            <draw:enhanced-geometry svg:viewBox="0 0 61 71" draw:type="non-primitive" draw:enhanced-path="M 61 0 L 61 0 53 9 46 18 38 26 30 35 22 45 16 52 8 62 0 71 N"/>
          </draw:custom-shape>
          <draw:custom-shape draw:style-name="gr7" draw:text-style-name="P2" draw:layer="layout" svg:width="0.035cm" svg:height="0.008cm" draw:transform="rotate (-2.35619449019309) translate (5.712cm 11.69cm)">
            <text:p/>
            <draw:enhanced-geometry svg:viewBox="0 0 70 17" draw:type="non-primitive" draw:enhanced-path="M 0 17 L 0 17 9 15 18 13 26 12 35 9 44 7 52 5 61 3 70 0 N"/>
          </draw:custom-shape>
          <draw:custom-shape draw:style-name="gr7" draw:text-style-name="P2" draw:layer="layout" svg:width="0.058cm" svg:height="0.004cm" draw:transform="rotate (-2.35619449019309) translate (7.525cm 11.334cm)">
            <text:p/>
            <draw:enhanced-geometry svg:viewBox="0 0 107 0" draw:type="non-primitive" draw:enhanced-path="M 107 0 L 107 0 93 0 80 0 66 0 54 0 40 0 26 0 14 0 0 0 N"/>
          </draw:custom-shape>
          <draw:custom-shape draw:style-name="gr7" draw:text-style-name="P2" draw:layer="layout" svg:width="0.071cm" svg:height="0.013cm" draw:transform="rotate (-2.35619449019309) translate (7.525cm 11.402cm)">
            <text:p/>
            <draw:enhanced-geometry svg:viewBox="0 0 131 19" draw:type="non-primitive" draw:enhanced-path="M 131 0 L 131 0 114 2 98 5 81 7 65 9 49 13 32 15 17 17 0 19 N"/>
          </draw:custom-shape>
          <draw:custom-shape draw:style-name="gr7" draw:text-style-name="P2" draw:layer="layout" svg:width="0.04cm" svg:height="0.004cm" draw:transform="rotate (-2.35619449019309) translate (7.594cm 11.468cm)">
            <text:p/>
            <draw:enhanced-geometry svg:viewBox="0 0 78 0" draw:type="non-primitive" draw:enhanced-path="M 78 0 L 78 0 68 0 59 0 49 0 39 0 28 0 19 0 9 0 0 0 N"/>
          </draw:custom-shape>
          <draw:custom-shape draw:style-name="gr7" draw:text-style-name="P2" draw:layer="layout" svg:width="0.053cm" svg:height="0.004cm" draw:transform="rotate (-2.35619449019309) translate (7.569cm 11.583cm)">
            <text:p/>
            <draw:enhanced-geometry svg:viewBox="0 0 106 0" draw:type="non-primitive" draw:enhanced-path="M 106 0 L 106 0 97 0 87 0 78 0 70 0 61 0 52 0 43 0 34 0 34 0 30 0 26 0 22 0 17 0 13 0 8 0 5 0 0 0 N"/>
          </draw:custom-shape>
          <draw:custom-shape draw:style-name="gr7" draw:text-style-name="P2" draw:layer="layout" svg:width="0.026cm" svg:height="0.009cm" draw:transform="rotate (-2.35619449019309) translate (7.513cm 11.529cm)">
            <text:p/>
            <draw:enhanced-geometry svg:viewBox="0 0 53 17" draw:type="non-primitive" draw:enhanced-path="M 0 17 L 0 17 6 15 12 12 19 10 26 8 32 6 39 4 46 2 53 0 N"/>
          </draw:custom-shape>
          <draw:custom-shape draw:style-name="gr7" draw:text-style-name="P2" draw:layer="layout" svg:width="0.031cm" svg:height="0.013cm" draw:transform="rotate (-2.35619449019309) translate (7.522cm 11.443cm)">
            <text:p/>
            <draw:enhanced-geometry svg:viewBox="0 0 61 17" draw:type="non-primitive" draw:enhanced-path="M 0 0 L 0 0 7 3 15 5 23 7 31 9 38 12 46 13 54 15 61 17 N"/>
          </draw:custom-shape>
          <draw:custom-shape draw:style-name="gr7" draw:text-style-name="P2" draw:layer="layout" svg:width="0.053cm" svg:height="0.027cm" draw:transform="rotate (-2.35619449019309) translate (7.431cm 11.403cm)">
            <text:p/>
            <draw:enhanced-geometry svg:viewBox="0 0 105 39" draw:type="non-primitive" draw:enhanced-path="M 0 0 L 0 0 13 5 26 13 40 22 54 30 68 36 80 39 93 39 105 34 N"/>
          </draw:custom-shape>
          <draw:custom-shape draw:style-name="gr7" draw:text-style-name="P2" draw:layer="layout" svg:width="0.022cm" svg:height="0.004cm" draw:transform="rotate (-2.35619449019309) translate (6.82cm 12.361cm)">
            <text:p/>
            <draw:enhanced-geometry svg:viewBox="0 0 44 0" draw:type="non-primitive" draw:enhanced-path="M 0 0 L 0 0 5 0 11 0 16 0 21 0 27 0 33 0 38 0 44 0 N"/>
          </draw:custom-shape>
          <draw:custom-shape draw:style-name="gr7" draw:text-style-name="P2" draw:layer="layout" svg:width="0.044cm" svg:height="0.027cm" draw:transform="rotate (-2.35619449019309) translate (7.098cm 10.806cm)">
            <text:p/>
            <draw:enhanced-geometry svg:viewBox="0 0 88 36" draw:type="non-primitive" draw:enhanced-path="M 88 0 L 88 0 77 5 65 10 54 14 44 17 32 22 21 27 11 31 0 36 N"/>
          </draw:custom-shape>
          <draw:custom-shape draw:style-name="gr7" draw:text-style-name="P2" draw:layer="layout" svg:width="0.018cm" svg:height="0.057cm" draw:transform="rotate (-2.35619449019309) translate (7.051cm 10.876cm)">
            <text:p/>
            <draw:enhanced-geometry svg:viewBox="0 0 35 86" draw:type="non-primitive" draw:enhanced-path="M 0 0 L 0 0 4 11 7 22 9 35 11 47 15 59 19 69 26 78 35 86 N"/>
          </draw:custom-shape>
          <draw:custom-shape draw:style-name="gr7" draw:text-style-name="P2" draw:layer="layout" svg:width="0.071cm" svg:height="0.066cm" draw:transform="rotate (-2.35619449019309) translate (7.09cm 10.805cm)">
            <text:p/>
            <draw:enhanced-geometry svg:viewBox="0 0 133 104" draw:type="non-primitive" draw:enhanced-path="M 133 0 L 133 0 127 11 123 22 118 35 115 46 109 59 104 69 97 79 89 87 89 87 80 93 70 97 58 99 47 100 36 102 24 102 12 103 0 104 N"/>
          </draw:custom-shape>
          <draw:custom-shape draw:style-name="gr7" draw:text-style-name="P2" draw:layer="layout" svg:width="0.013cm" svg:height="0.057cm" draw:transform="rotate (-2.35619449019309) translate (7.024cm 10.76cm)">
            <text:p/>
            <draw:enhanced-geometry svg:viewBox="0 0 27 87" draw:type="non-primitive" draw:enhanced-path="M 0 0 L 0 0 3 10 7 22 10 33 13 43 17 55 20 66 24 77 27 87 N"/>
          </draw:custom-shape>
          <draw:custom-shape draw:style-name="gr7" draw:text-style-name="P2" draw:layer="layout" svg:width="0.052cm" svg:height="0.022cm" draw:transform="rotate (-2.35619449019309) translate (7.011cm 10.636cm)">
            <text:p/>
            <draw:enhanced-geometry svg:viewBox="0 0 97 35" draw:type="non-primitive" draw:enhanced-path="M 97 0 L 97 0 84 5 72 9 60 14 48 18 36 23 24 26 13 31 0 35 N"/>
          </draw:custom-shape>
          <draw:custom-shape draw:style-name="gr7" draw:text-style-name="P2" draw:layer="layout" svg:width="0.031cm" svg:height="0.066cm" draw:transform="rotate (-2.35619449019309) translate (6.946cm 10.687cm)">
            <text:p/>
            <draw:enhanced-geometry svg:viewBox="0 0 69 103" draw:type="non-primitive" draw:enhanced-path="M 0 0 L 0 0 9 12 17 26 26 38 35 51 43 64 52 77 60 90 69 103 N"/>
          </draw:custom-shape>
          <draw:custom-shape draw:style-name="gr7" draw:text-style-name="P2" draw:layer="layout" svg:width="0.07cm" svg:height="0.004cm" draw:transform="rotate (-2.35619449019309) translate (6.98cm 10.527cm)">
            <text:p/>
            <draw:enhanced-geometry svg:viewBox="0 0 138 0" draw:type="non-primitive" draw:enhanced-path="M 138 0 L 138 0 119 0 97 0 75 0 52 0 32 0 14 0 4 0 0 0 N"/>
          </draw:custom-shape>
          <draw:custom-shape draw:style-name="gr7" draw:text-style-name="P2" draw:layer="layout" svg:width="0.026cm" svg:height="0.071cm" draw:transform="rotate (-2.35619449019309) translate (6.913cm 10.603cm)">
            <text:p/>
            <draw:enhanced-geometry svg:viewBox="0 0 53 105" draw:type="non-primitive" draw:enhanced-path="M 0 0 L 0 0 7 14 14 26 21 40 27 53 33 67 40 79 46 93 53 105 N"/>
          </draw:custom-shape>
          <draw:custom-shape draw:style-name="gr4" draw:text-style-name="P2" draw:layer="layout" svg:width="0.071cm" svg:height="0.106cm" draw:transform="rotate (-2.35619449019309) translate (7.902cm 12.488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7" draw:text-style-name="P2" draw:layer="layout" svg:width="0.071cm" svg:height="0.106cm" draw:transform="rotate (-2.35619449019309) translate (7.902cm 12.488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0" draw:text-style-name="P2" draw:layer="layout" svg:width="0.084cm" svg:height="0.119cm" draw:transform="rotate (-2.35619449019309) translate (7.962cm 12.489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7" draw:text-style-name="P2" draw:layer="layout" svg:width="0.084cm" svg:height="0.119cm" draw:transform="rotate (-2.35619449019309) translate (7.962cm 12.489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0" draw:text-style-name="P2" draw:layer="layout" svg:width="0.049cm" svg:height="0.022cm" draw:transform="rotate (-2.35619449019309) translate (7.973cm 12.468cm)">
            <text:p/>
            <draw:enhanced-geometry svg:viewBox="0 0 95 35" draw:type="non-primitive" draw:enhanced-path="M 95 18 L 87 15 80 13 72 9 64 6 56 3 50 1 42 0 34 1 28 4 22 6 18 11 13 14 9 18 5 24 2 30 0 35 95 18 Z N"/>
          </draw:custom-shape>
          <draw:custom-shape draw:style-name="gr7" draw:text-style-name="P2" draw:layer="layout" svg:width="0.049cm" svg:height="0.022cm" draw:transform="rotate (-2.35619449019309) translate (7.973cm 12.468cm)">
            <text:p/>
            <draw:enhanced-geometry svg:viewBox="0 0 95 35" draw:type="non-primitive" draw:enhanced-path="M 95 18 L 95 18 87 15 80 13 72 9 64 6 56 3 50 1 42 0 34 1 34 1 28 4 22 6 18 11 13 14 9 18 5 24 2 30 0 35 N"/>
          </draw:custom-shape>
          <draw:custom-shape draw:style-name="gr10" draw:text-style-name="P2" draw:layer="layout" svg:width="0.026cm" svg:height="0.022cm" draw:transform="rotate (-2.35619449019309) translate (7.937cm 12.49cm)">
            <text:p/>
            <draw:enhanced-geometry svg:viewBox="0 0 53 36" draw:type="non-primitive" draw:enhanced-path="M 53 0 L 46 5 38 8 31 12 23 15 16 19 10 23 4 29 0 36 53 0 Z N"/>
          </draw:custom-shape>
          <draw:custom-shape draw:style-name="gr7" draw:text-style-name="P2" draw:layer="layout" svg:width="0.026cm" svg:height="0.022cm" draw:transform="rotate (-2.35619449019309) translate (7.937cm 12.49cm)">
            <text:p/>
            <draw:enhanced-geometry svg:viewBox="0 0 53 36" draw:type="non-primitive" draw:enhanced-path="M 53 0 L 53 0 46 5 38 8 31 12 23 15 16 19 10 23 4 29 0 36 N"/>
          </draw:custom-shape>
          <draw:custom-shape draw:style-name="gr10" draw:text-style-name="P2" draw:layer="layout" svg:width="0.071cm" svg:height="0.049cm" draw:transform="rotate (-2.35619449019309) translate (7.719cm 12.72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7" draw:text-style-name="P2" draw:layer="layout" svg:width="0.071cm" svg:height="0.049cm" draw:transform="rotate (-2.35619449019309) translate (7.719cm 12.72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0" draw:text-style-name="P2" draw:layer="layout" svg:width="0.071cm" svg:height="0.079cm" draw:transform="rotate (-2.35619449019309) translate (7.698cm 12.685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7" draw:text-style-name="P2" draw:layer="layout" svg:width="0.071cm" svg:height="0.079cm" draw:transform="rotate (-2.35619449019309) translate (7.698cm 12.685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0" draw:text-style-name="P2" draw:layer="layout" svg:width="0.04cm" svg:height="0.044cm" draw:transform="rotate (-2.35619449019309) translate (7.939cm 12.454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7" draw:text-style-name="P2" draw:layer="layout" svg:width="0.04cm" svg:height="0.044cm" draw:transform="rotate (-2.35619449019309) translate (7.939cm 12.454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5" draw:text-style-name="P2" draw:layer="layout" svg:width="2.8cm" svg:height="1.023cm" svg:x="8.758cm" svg:y="11.434cm">
          <text:p text:style-name="P6"><text:span text:style-name="T4">a bug</text:span></text:p>
          <draw:enhanced-geometry svg:viewBox="0 0 21600 21600" draw:type="mso-spt202" draw:enhanced-path="M 0 0 L 21600 0 21600 21600 0 21600 0 0 Z N"/>
        </draw:custom-shape>
        <draw:custom-shape draw:style-name="gr11" draw:text-style-name="P2" draw:layer="layout" svg:width="3.202cm" svg:height="3.295cm" svg:x="5.556cm" svg:y="2.924cm">
          <text:p text:style-name="P6"><text:span text:style-name="T5"></text:span></text:p>
          <draw:enhanced-geometry svg:viewBox="0 0 21600 21600" draw:type="rectangle" draw:enhanced-path="M 0 0 L 21600 0 21600 21600 0 21600 0 0 Z N"/>
        </draw:custom-shape>
        <draw:custom-shape draw:style-name="gr5" draw:text-style-name="P2" draw:layer="layout" svg:width="5.6cm" svg:height="1.023cm" svg:x="8.758cm" svg:y="4.105cm">
          <text:p text:style-name="P6"><text:span text:style-name="T4">compiles</text:span></text:p>
          <draw:enhanced-geometry svg:viewBox="0 0 21600 21600" draw:type="mso-spt202" draw:enhanced-path="M 0 0 L 21600 0 21600 21600 0 21600 0 0 Z N"/>
        </draw:custom-shape>
        <draw:custom-shape draw:style-name="gr12" draw:text-style-name="P2" draw:layer="layout" svg:width="2.602cm" svg:height="1.398cm" svg:x="16.757cm" svg:y="11.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2" draw:layer="layout" svg:width="1.453cm" svg:height="2.797cm" svg:x="5.954cm" svg:y="5.521cm">
          <text:p text:style-name="P5"><text:span text:style-name="T6">?</text:span></text:p>
          <draw:enhanced-geometry svg:viewBox="0 0 21600 21600" draw:type="mso-spt202" draw:enhanced-path="M 0 0 L 21600 0 21600 21600 0 21600 0 0 Z N"/>
        </draw:custom-shape>
        <draw:custom-shape draw:style-name="gr11" draw:text-style-name="P2" draw:layer="layout" svg:width="2.016cm" svg:height="2.787cm" svg:x="5.741cm" svg:y="7.638cm">
          <text:p text:style-name="P6"><text:span text:style-name="T7"></text:span></text:p>
          <draw:enhanced-geometry svg:viewBox="0 0 21600 21600" draw:type="rectangle" draw:enhanced-path="M 0 0 L 21600 0 21600 21600 0 21600 0 0 Z N"/>
        </draw:custom-shape>
        <draw:custom-shape draw:style-name="gr5" draw:text-style-name="P2" draw:layer="layout" svg:width="7.999cm" svg:height="1.023cm" svg:x="8.758cm" svg:y="6.306cm">
          <text:p text:style-name="P6"><text:span text:style-name="T4">compiles but questionable</text:span></text:p>
          <draw:enhanced-geometry svg:viewBox="0 0 21600 21600" draw:type="mso-spt202" draw:enhanced-path="M 0 0 L 21600 0 21600 21600 0 21600 0 0 Z N"/>
        </draw:custom-shape>
        <draw:custom-shape draw:style-name="gr5" draw:text-style-name="P2" draw:layer="layout" svg:width="7.999cm" svg:height="1.023cm" svg:x="8.758cm" svg:y="8.436cm">
          <text:p text:style-name="P6"><text:span text:style-name="T4">doesn't compile</text:span></text:p>
          <draw:enhanced-geometry svg:viewBox="0 0 21600 21600" draw:type="mso-spt202" draw:enhanced-path="M 0 0 L 21600 0 21600 21600 0 21600 0 0 Z N"/>
        </draw:custom-shape>
        <draw:custom-shape draw:style-name="gr5" draw:text-style-name="P2" draw:layer="layout" svg:width="5.6cm" svg:height="1.023cm" svg:x="19.756cm" svg:y="11.329cm">
          <text:p text:style-name="P6"><text:span text:style-name="T4">key to the nature of C</text:span></text:p>
          <draw:enhanced-geometry svg:viewBox="0 0 21600 21600" draw:type="mso-spt202" draw:enhanced-path="M 0 0 L 21600 0 21600 21600 0 21600 0 0 Z N"/>
        </draw:custom-shape>
        <draw:custom-shape draw:style-name="gr14" draw:text-style-name="P2" draw:layer="layout" svg:width="2.602cm" svg:height="1.397cm" svg:x="16.757cm" svg:y="8.7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5.6cm" svg:height="1.023cm" svg:x="19.756cm" svg:y="8.916cm">
          <text:p text:style-name="P6"><text:span text:style-name="T4">highlight</text:span></text:p>
          <draw:enhanced-geometry svg:viewBox="0 0 21600 21600" draw:type="mso-spt202" draw:enhanced-path="M 0 0 L 21600 0 21600 21600 0 21600 0 0 Z N"/>
        </draw:custom-shape>
        <draw:custom-shape draw:style-name="gr5" draw:text-style-name="P2" draw:layer="layout" svg:width="3.192cm" svg:height="2.801cm" svg:x="16.96cm" svg:y="3.316cm">
          <text:p text:style-name="P6"><text:span text:style-name="T8"></text:span></text:p>
          <draw:enhanced-geometry svg:viewBox="0 0 21600 21600" draw:type="mso-spt202" draw:enhanced-path="M 0 0 L 21600 0 21600 21600 0 21600 0 0 Z N"/>
        </draw:custom-shape>
        <draw:custom-shape draw:style-name="gr5" draw:text-style-name="P2" draw:layer="layout" svg:width="5.6cm" svg:height="1.023cm" svg:x="19.756cm" svg:y="4.317cm">
          <text:p text:style-name="P6"><text:span text:style-name="T4">we're happy</text:span></text:p>
          <draw:enhanced-geometry svg:viewBox="0 0 21600 21600" draw:type="mso-spt202" draw:enhanced-path="M 0 0 L 21600 0 21600 21600 0 21600 0 0 Z N"/>
        </draw:custom-shape>
        <draw:custom-shape draw:style-name="gr5" draw:text-style-name="P2" draw:layer="layout" svg:width="3.192cm" svg:height="2.801cm" svg:x="16.96cm" svg:y="5.724cm">
          <text:p text:style-name="P6"><text:span text:style-name="T8"></text:span></text:p>
          <draw:enhanced-geometry svg:viewBox="0 0 21600 21600" draw:type="mso-spt202" draw:enhanced-path="M 0 0 L 21600 0 21600 21600 0 21600 0 0 Z N"/>
        </draw:custom-shape>
        <draw:custom-shape draw:style-name="gr5" draw:text-style-name="P2" draw:layer="layout" svg:width="5.6cm" svg:height="1.023cm" svg:x="19.756cm" svg:y="6.518cm">
          <text:p text:style-name="P6"><text:span text:style-name="T4">we're not happy</text:span></text:p>
          <draw:enhanced-geometry svg:viewBox="0 0 21600 21600" draw:type="mso-spt202" draw:enhanced-path="M 0 0 L 21600 0 21600 21600 0 21600 0 0 Z N"/>
        </draw:custom-shape>
        <draw:custom-shape draw:style-name="gr5" draw:text-style-name="P2" draw:layer="layout" svg:width="6.398cm" svg:height="1.023cm" svg:x="19.756cm" svg:y="13.719cm">
          <text:p text:style-name="P6"><text:span text:style-name="T4">introduced in 1999</text:span></text:p>
          <draw:enhanced-geometry svg:viewBox="0 0 21600 21600" draw:type="mso-spt202" draw:enhanced-path="M 0 0 L 21600 0 21600 21600 0 21600 0 0 Z N"/>
        </draw:custom-shape>
        <draw:custom-shape draw:style-name="gr15" draw:text-style-name="P2" draw:layer="layout" svg:width="2.602cm" svg:height="1.398cm" svg:x="16.801cm" svg:y="13.604cm">
          <text:p text:style-name="P7"><text:span text:style-name="T3">c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8cm" svg:height="11.463cm" svg:x="2.963cm" svg:y="11.861cm" presentation:class="notes" presentation:placeholder="true">
            <draw:text-box/>
          </draw:frame>
        </presentation:notes>
      </draw:page>
      <draw:page draw:name="page3" draw:style-name="dp3"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hello world</text:span></text:p>
          </draw:text-box>
        </draw:frame>
        <draw:frame presentation:style-name="pr3" draw:text-style-name="P2" draw:layer="layout" svg:width="22.648cm" svg:height="16.934cm" svg:x="3.594cm" svg:y="1.058cm" presentation:class="outline" presentation:user-transformed="true">
          <draw:text-box>
            <text:list text:style-name="L3">
              <text:list-item>
                <text:p text:style-name="P8"><text:span text:style-name="T3">the traditional first program</text:span></text:p>
              </text:list-item>
            </text:list>
          </draw:text-box>
        </draw:frame>
        <draw:custom-shape draw:style-name="gr16" draw:text-style-name="P2" draw:layer="layout" svg:width="17.004cm" svg:height="6.357cm" svg:x="7.36cm" svg:y="7.325cm">
          <text:p text:style-name="P6"><text:span text:style-name="T9">#include &lt;stdio.h&gt;</text:span></text:p>
          <text:p text:style-name="P6"><text:span text:style-name="T9">#include &lt;stdlib.h&gt;</text:span></text:p>
          <text:p text:style-name="P6"><text:span text:style-name="T10"><text:line-break/></text:span><text:span text:style-name="T10">int </text:span><text:span text:style-name="T11">main(</text:span><text:span text:style-name="T10">void</text:span><text:span text:style-name="T11">)</text:span></text:p>
          <text:p text:style-name="P6"><text:span text:style-name="T11">{</text:span></text:p>
          <text:p text:style-name="P6"><text:span text:style-name="T11"><text:s text:c="4"/></text:span><text:span text:style-name="T11">puts(</text:span><text:span text:style-name="T9">"Hello, world"</text:span><text:span text:style-name="T11">);</text:span></text:p>
          <text:p text:style-name="P6"><text:span text:style-name="T10"><text:s text:c="4"/></text:span><text:span text:style-name="T10">return</text:span><text:span text:style-name="T11"> EXIT_SUCCESS;</text:span></text:p>
          <text:p text:style-name="P6"><text:span text:style-name="T11">}</text:span></text:p>
          <draw:enhanced-geometry svg:viewBox="0 0 21600 21600" draw:type="mso-spt202" draw:enhanced-path="M 0 0 L 21600 0 21600 21600 0 21600 0 0 Z N"/>
        </draw:custom-shape>
        <draw:custom-shape draw:style-name="gr5" draw:text-style-name="P2" draw:layer="layout" svg:width="14.803cm" svg:height="1.023cm" svg:x="6.756cm" svg:y="3.325cm">
          <text:p text:style-name="P6"><text:span text:style-name="T12">preprocessor directives to include header files</text:span></text:p>
          <draw:enhanced-geometry svg:viewBox="0 0 21600 21600" draw:type="mso-spt202" draw:enhanced-path="M 0 0 L 21600 0 21600 21600 0 21600 0 0 Z N"/>
        </draw:custom-shape>
        <draw:line draw:style-name="gr17" draw:text-style-name="P9" draw:layer="layout" svg:x1="6.593cm" svg:y1="3.925cm" svg:x2="4.921cm" svg:y2="3.929cm">
          <text:p/>
        </draw:line>
        <draw:line draw:style-name="gr17" draw:text-style-name="P9" draw:layer="layout" svg:x1="4.957cm" svg:y1="3.925cm" svg:x2="4.961cm" svg:y2="8.524cm">
          <text:p/>
        </draw:line>
        <draw:line draw:style-name="gr18" draw:text-style-name="P9" draw:layer="layout" svg:x1="4.957cm" svg:y1="7.726cm" svg:x2="7.157cm" svg:y2="7.73cm">
          <text:p/>
        </draw:line>
        <draw:line draw:style-name="gr18" draw:text-style-name="P9" draw:layer="layout" svg:x1="4.957cm" svg:y1="8.524cm" svg:x2="7.157cm" svg:y2="8.528cm">
          <text:p/>
        </draw:line>
        <draw:custom-shape draw:style-name="gr5" draw:text-style-name="P2" draw:layer="layout" svg:width="14.803cm" svg:height="1.023cm" svg:x="10.76cm" svg:y="4.524cm">
          <text:p text:style-name="P6"><text:span text:style-name="T12">program execution starts with a function called main</text:span></text:p>
          <draw:enhanced-geometry svg:viewBox="0 0 21600 21600" draw:type="mso-spt202" draw:enhanced-path="M 0 0 L 21600 0 21600 21600 0 21600 0 0 Z N"/>
        </draw:custom-shape>
        <draw:line draw:style-name="gr17" draw:text-style-name="P9" draw:layer="layout" svg:x1="10.791cm" svg:y1="5.129cm" svg:x2="9.719cm" svg:y2="5.133cm">
          <text:p/>
        </draw:line>
        <draw:line draw:style-name="gr18" draw:text-style-name="P9" draw:layer="layout" svg:x1="9.759cm" svg:y1="5.124cm" svg:x2="9.763cm" svg:y2="9.723cm">
          <text:p/>
        </draw:line>
        <draw:custom-shape draw:style-name="gr5" draw:text-style-name="P2" draw:layer="layout" svg:width="12.047cm" svg:height="1.023cm" svg:x="6.359cm" svg:y="14.724cm">
          <text:p text:style-name="P6"><text:span text:style-name="T12">simple statements are semi-colon terminated</text:span></text:p>
          <draw:enhanced-geometry svg:viewBox="0 0 21600 21600" draw:type="mso-spt202" draw:enhanced-path="M 0 0 L 21600 0 21600 21600 0 21600 0 0 Z N"/>
        </draw:custom-shape>
        <draw:custom-shape draw:style-name="gr5" draw:text-style-name="P2" draw:layer="layout" svg:width="12.603cm" svg:height="1.023cm" svg:x="5.759cm" svg:y="16.307cm">
          <text:p text:style-name="P6"><text:span text:style-name="T12">function definitions are curly-brace delimited</text:span></text:p>
          <draw:enhanced-geometry svg:viewBox="0 0 21600 21600" draw:type="mso-spt202" draw:enhanced-path="M 0 0 L 21600 0 21600 21600 0 21600 0 0 Z N"/>
        </draw:custom-shape>
        <draw:custom-shape draw:style-name="gr5" draw:text-style-name="P2" draw:layer="layout" svg:width="10.447cm" svg:height="1.023cm" svg:x="14.759cm" svg:y="5.724cm">
          <text:p text:style-name="P6"><text:span text:style-name="T12">string literals are double-quote delimited</text:span></text:p>
          <draw:enhanced-geometry svg:viewBox="0 0 21600 21600" draw:type="mso-spt202" draw:enhanced-path="M 0 0 L 21600 0 21600 21600 0 21600 0 0 Z N"/>
        </draw:custom-shape>
        <draw:line draw:style-name="gr17" draw:text-style-name="P9" draw:layer="layout" svg:x1="14.789cm" svg:y1="6.324cm" svg:x2="13.718cm" svg:y2="6.328cm">
          <text:p/>
        </draw:line>
        <draw:line draw:style-name="gr18" draw:text-style-name="P9" draw:layer="layout" svg:x1="13.758cm" svg:y1="6.324cm" svg:x2="13.763cm" svg:y2="11.307cm">
          <text:p/>
        </draw:line>
        <draw:line draw:style-name="gr17" draw:text-style-name="P9" draw:layer="layout" svg:x1="17.357cm" svg:y1="15.324cm" svg:x2="19.359cm" svg:y2="15.328cm">
          <text:p/>
        </draw:line>
        <draw:line draw:style-name="gr17" draw:text-style-name="P9" draw:layer="layout" svg:x1="19.359cm" svg:y1="15.362cm" svg:x2="19.363cm" svg:y2="11.491cm">
          <text:p/>
        </draw:line>
        <draw:line draw:style-name="gr18" draw:text-style-name="P9" draw:layer="layout" svg:x1="19.393cm" svg:y1="11.545cm" svg:x2="17.122cm" svg:y2="11.549cm">
          <text:p/>
        </draw:line>
        <draw:line draw:style-name="gr18" draw:text-style-name="P9" draw:layer="layout" svg:x1="19.393cm" svg:y1="12.343cm" svg:x2="17.122cm" svg:y2="12.347cm">
          <text:p/>
        </draw:line>
        <draw:line draw:style-name="gr17" draw:text-style-name="P9" draw:layer="layout" svg:x1="5.793cm" svg:y1="16.929cm" svg:x2="4.92cm" svg:y2="16.933cm">
          <text:p/>
        </draw:line>
        <draw:line draw:style-name="gr17" draw:text-style-name="P9" draw:layer="layout" svg:x1="4.957cm" svg:y1="16.954cm" svg:x2="4.961cm" svg:y2="10.887cm">
          <text:p/>
        </draw:line>
        <draw:line draw:style-name="gr18" draw:text-style-name="P9" draw:layer="layout" svg:x1="4.957cm" svg:y1="10.98cm" svg:x2="7.157cm" svg:y2="10.892cm">
          <text:p/>
        </draw:line>
        <draw:line draw:style-name="gr18" draw:text-style-name="P9" draw:layer="layout" svg:x1="4.957cm" svg:y1="13.18cm" svg:x2="7.157cm" svg:y2="13.087cm">
          <text:p/>
        </draw:line>
        <draw:custom-shape draw:style-name="gr11" draw:text-style-name="P2" draw:layer="layout" svg:width="3.202cm" svg:height="3.295cm" svg:x="21.559cm" svg:y="10.526cm">
          <text:p text:style-name="P6"><text:span text:style-name="T5"></text:span></text:p>
          <draw:enhanced-geometry svg:viewBox="0 0 21600 21600" draw:type="rectangle"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8cm" svg:height="11.463cm" svg:x="2.963cm" svg:y="11.861cm" presentation:class="notes" presentation:placeholder="true">
            <draw:text-box/>
          </draw:frame>
        </presentation:notes>
      </draw:page>
      <draw:page draw:name="page4" draw:style-name="dp3"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tokens</text:span></text:p>
          </draw:text-box>
        </draw:frame>
        <draw:frame presentation:style-name="pr3" draw:text-style-name="P2" draw:layer="layout" svg:width="22.648cm" svg:height="16.934cm" svg:x="3.594cm" svg:y="1.058cm" presentation:class="outline" presentation:user-transformed="true">
          <draw:text-box>
            <text:list text:style-name="L3">
              <text:list-item>
                <text:p text:style-name="P8"><text:span text:style-name="T3">there are 5 kinds of tokens in C programs</text:span></text:p>
              </text:list-item>
            </text:list>
          </draw:text-box>
        </draw:frame>
        <draw:custom-shape draw:style-name="gr19" draw:text-style-name="P2" draw:layer="layout" svg:width="19.05cm" svg:height="13.215cm" svg:x="5.292cm" svg:y="3.687cm">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draw:enhanced-geometry svg:viewBox="0 0 21600 21600" draw:type="rectangle" draw:enhanced-path="M 0 0 L 21600 0 21600 21600 0 21600 0 0 Z N"/>
        </draw:custom-shape>
        <draw:g>
          <draw:custom-shape draw:style-name="gr20" draw:text-style-name="P2" draw:layer="layout" svg:width="5.9cm" svg:height="1.277cm" svg:x="5.927cm" svg:y="4.864cm">
            <text:p text:style-name="P6"><text:span text:style-name="T14">token</text:span></text:p>
            <draw:enhanced-geometry svg:viewBox="0 0 21600 21600" draw:type="mso-spt202" draw:enhanced-path="M 0 0 L 21600 0 21600 21600 0 21600 0 0 Z N"/>
          </draw:custom-shape>
          <draw:custom-shape draw:style-name="gr20" draw:text-style-name="P2" draw:layer="layout" svg:width="11.006cm" svg:height="1.277cm" svg:x="12.674cm" svg:y="4.864cm">
            <text:p text:style-name="P6"><text:span text:style-name="T14">examples</text:span></text:p>
            <draw:enhanced-geometry svg:viewBox="0 0 21600 21600" draw:type="mso-spt202" draw:enhanced-path="M 0 0 L 21600 0 21600 21600 0 21600 0 0 Z N"/>
          </draw:custom-shape>
        </draw:g>
        <draw:g>
          <draw:custom-shape draw:style-name="gr21" draw:text-style-name="P2" draw:layer="layout" svg:width="5.86cm" svg:height="1.277cm" svg:x="5.927cm" svg:y="6.866cm">
            <text:p text:style-name="P6"><text:span text:style-name="T15">identifiers</text:span></text:p>
            <draw:enhanced-geometry svg:viewBox="0 0 21600 21600" draw:type="mso-spt202" draw:enhanced-path="M 0 0 L 21600 0 21600 21600 0 21600 0 0 Z N"/>
          </draw:custom-shape>
          <draw:custom-shape draw:style-name="gr21" draw:text-style-name="P2" draw:layer="layout" svg:width="11.033cm" svg:height="1.277cm" svg:x="12.674cm" svg:y="6.866cm">
            <text:p text:style-name="P6"><text:span text:style-name="T16">hiker main result</text:span></text:p>
            <draw:enhanced-geometry svg:viewBox="0 0 21600 21600" draw:type="mso-spt202" draw:enhanced-path="M 0 0 L 21600 0 21600 21600 0 21600 0 0 Z N"/>
          </draw:custom-shape>
        </draw:g>
        <draw:g>
          <draw:custom-shape draw:style-name="gr21" draw:text-style-name="P2" draw:layer="layout" svg:width="5.865cm" svg:height="1.277cm" svg:x="5.927cm" svg:y="8.727cm">
            <text:p text:style-name="P6"><text:span text:style-name="T17">keywords</text:span></text:p>
            <draw:enhanced-geometry svg:viewBox="0 0 21600 21600" draw:type="mso-spt202" draw:enhanced-path="M 0 0 L 21600 0 21600 21600 0 21600 0 0 Z N"/>
          </draw:custom-shape>
          <draw:custom-shape draw:style-name="gr21" draw:text-style-name="P2" draw:layer="layout" svg:width="11.006cm" svg:height="1.277cm" svg:x="12.674cm" svg:y="8.771cm">
            <text:p text:style-name="P6"><text:span text:style-name="T18">if struct restrict</text:span></text:p>
            <draw:enhanced-geometry svg:viewBox="0 0 21600 21600" draw:type="mso-spt202" draw:enhanced-path="M 0 0 L 21600 0 21600 21600 0 21600 0 0 Z N"/>
          </draw:custom-shape>
        </draw:g>
        <draw:g>
          <draw:custom-shape draw:style-name="gr21" draw:text-style-name="P2" draw:layer="layout" svg:width="5.895cm" svg:height="1.277cm" svg:x="5.927cm" svg:y="10.619cm">
            <text:p text:style-name="P6"><text:span text:style-name="T19">literals <text:s text:c="4"/></text:span></text:p>
            <draw:enhanced-geometry svg:viewBox="0 0 21600 21600" draw:type="mso-spt202" draw:enhanced-path="M 0 0 L 21600 0 21600 21600 0 21600 0 0 Z N"/>
          </draw:custom-shape>
          <draw:custom-shape draw:style-name="gr21" draw:text-style-name="P2" draw:layer="layout" svg:width="11.006cm" svg:height="1.277cm" svg:x="12.674cm" svg:y="10.619cm">
            <text:p text:style-name="P6"><text:span text:style-name="T20">9 6 13 '9' 9.6</text:span></text:p>
            <draw:enhanced-geometry svg:viewBox="0 0 21600 21600" draw:type="mso-spt202" draw:enhanced-path="M 0 0 L 21600 0 21600 21600 0 21600 0 0 Z N"/>
          </draw:custom-shape>
        </draw:g>
        <draw:g>
          <draw:custom-shape draw:style-name="gr21" draw:text-style-name="P2" draw:layer="layout" svg:width="5.9cm" svg:height="1.277cm" svg:x="5.927cm" svg:y="12.621cm">
            <text:p text:style-name="P6"><text:span text:style-name="T15">operators</text:span></text:p>
            <draw:enhanced-geometry svg:viewBox="0 0 21600 21600" draw:type="mso-spt202" draw:enhanced-path="M 0 0 L 21600 0 21600 21600 0 21600 0 0 Z N"/>
          </draw:custom-shape>
          <draw:custom-shape draw:style-name="gr21" draw:text-style-name="P2" draw:layer="layout" svg:width="11.006cm" svg:height="1.277cm" svg:x="12.674cm" svg:y="12.621cm">
            <text:p text:style-name="P6"><text:span text:style-name="T16">+ - * / % =</text:span></text:p>
            <draw:enhanced-geometry svg:viewBox="0 0 21600 21600" draw:type="mso-spt202" draw:enhanced-path="M 0 0 L 21600 0 21600 21600 0 21600 0 0 Z N"/>
          </draw:custom-shape>
        </draw:g>
        <draw:g>
          <draw:custom-shape draw:style-name="gr21" draw:text-style-name="P2" draw:layer="layout" svg:width="5.9cm" svg:height="1.277cm" svg:x="5.927cm" svg:y="14.623cm">
            <text:p text:style-name="P6"><text:span text:style-name="T15">punctuators</text:span></text:p>
            <draw:enhanced-geometry svg:viewBox="0 0 21600 21600" draw:type="mso-spt202" draw:enhanced-path="M 0 0 L 21600 0 21600 21600 0 21600 0 0 Z N"/>
          </draw:custom-shape>
          <draw:custom-shape draw:style-name="gr21" draw:text-style-name="P2" draw:layer="layout" svg:width="11.006cm" svg:height="1.277cm" svg:x="12.674cm" svg:y="14.623cm">
            <text:p text:style-name="P6"><text:span text:style-name="T16">; { } ,</text:span></text:p>
            <draw:enhanced-geometry svg:viewBox="0 0 21600 21600" draw:type="mso-spt202" draw:enhanced-path="M 0 0 L 21600 0 21600 21600 0 21600 0 0 Z N"/>
          </draw:custom-shape>
        </draw:g>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8cm" svg:height="11.463cm" svg:x="2.963cm" svg:y="11.861cm" presentation:class="notes" presentation:placeholder="true">
            <draw:text-box/>
          </draw:frame>
        </presentation:notes>
      </draw:page>
      <draw:page draw:name="page5" draw:style-name="dp3"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free-form</text:span></text:p>
          </draw:text-box>
        </draw:frame>
        <draw:frame presentation:style-name="pr3" draw:text-style-name="P2" draw:layer="layout" svg:width="22.648cm" svg:height="16.934cm" svg:x="3.594cm" svg:y="1.058cm" presentation:class="outline" presentation:user-transformed="true">
          <draw:text-box>
            <text:list text:style-name="L4">
              <text:list-item>
                <text:p text:style-name="P8"><text:span text:style-name="T3"><text:s/></text:span><text:span text:style-name="T3">C is a free-form language</text:span></text:p>
                <text:list text:style-name="L5">
                  <text:list-item>
                    <text:p text:style-name="P10"><text:span text:style-name="T3">whitespace and comments can always separate program tokens</text:span></text:p>
                  </text:list-item>
                </text:list>
              </text:list-item>
              <text:list-item>
                <text:p text:style-name="P8"><text:span text:style-name="T3"><text:s/></text:span><text:span text:style-name="T3">multi-line comments</text:span></text:p>
                <text:list text:style-name="L5">
                  <text:list-item>
                    <text:p text:style-name="P10"><text:span text:style-name="T3">start with /* and end with */</text:span></text:p>
                  </text:list-item>
                </text:list>
              </text:list-item>
              <text:list-item>
                <text:p text:style-name="P8"><text:span text:style-name="T3"><text:s/></text:span><text:span text:style-name="T3">single-line comments</text:span></text:p>
                <text:list text:style-name="L5">
                  <text:list-item>
                    <text:p text:style-name="P10"><text:span text:style-name="T3">start with //</text:span></text:p>
                  </text:list-item>
                </text:list>
              </text:list-item>
            </text:list>
          </draw:text-box>
        </draw:frame>
        <draw:custom-shape draw:style-name="gr16" draw:text-style-name="P2" draw:layer="layout" svg:width="17.004cm" svg:height="3.309cm" svg:x="6.156cm" svg:y="12.343cm">
          <text:p text:style-name="P6"><text:span text:style-name="T9">#include &lt;stdio.h&gt; <text:s text:c="2"/>/* </text:span></text:p>
          <text:p text:style-name="P6"><text:span text:style-name="T9"><text:s text:c="22"/></text:span><text:span text:style-name="T9">* puts </text:span></text:p>
          <text:p text:style-name="P6"><text:span text:style-name="T9"><text:s text:c="22"/></text:span><text:span text:style-name="T9">*/</text:span></text:p>
          <text:p text:style-name="P6"><text:span text:style-name="T9">#include &lt;stdlib.h&gt; <text:s/>// EXIT_SUCCESS</text:span></text:p>
          <draw:enhanced-geometry svg:viewBox="0 0 21600 21600" draw:type="mso-spt202" draw:enhanced-path="M 0 0 L 21600 0 21600 21600 0 21600 0 0 Z N"/>
        </draw:custom-shape>
        <draw:custom-shape draw:style-name="gr5" draw:text-style-name="P2" draw:layer="layout" svg:width="5.001cm" svg:height="1.023cm" svg:x="8.559cm" svg:y="10.724cm">
          <text:p text:style-name="P6"><text:span text:style-name="T12">mutli-line comment</text:span></text:p>
          <draw:enhanced-geometry svg:viewBox="0 0 21600 21600" draw:type="mso-spt202" draw:enhanced-path="M 0 0 L 21600 0 21600 21600 0 21600 0 0 Z N"/>
        </draw:custom-shape>
        <draw:custom-shape draw:style-name="gr5" draw:text-style-name="P2" draw:layer="layout" svg:width="6.999cm" svg:height="1.023cm" svg:x="8.559cm" svg:y="16.109cm">
          <text:p text:style-name="P6"><text:span text:style-name="T12">single-line comment</text:span></text:p>
          <draw:enhanced-geometry svg:viewBox="0 0 21600 21600" draw:type="mso-spt202" draw:enhanced-path="M 0 0 L 21600 0 21600 21600 0 21600 0 0 Z N"/>
        </draw:custom-shape>
        <draw:line draw:style-name="gr17" draw:text-style-name="P9" draw:layer="layout" svg:x1="13.56cm" svg:y1="11.324cm" svg:x2="14.759cm" svg:y2="11.329cm">
          <text:p/>
        </draw:line>
        <draw:line draw:style-name="gr18" draw:text-style-name="P9" draw:layer="layout" svg:x1="14.759cm" svg:y1="11.324cm" svg:x2="14.764cm" svg:y2="12.127cm">
          <text:p/>
        </draw:line>
        <draw:line draw:style-name="gr17" draw:text-style-name="P9" draw:layer="layout" svg:x1="13.56cm" svg:y1="16.708cm" svg:x2="14.759cm" svg:y2="16.713cm">
          <text:p/>
        </draw:line>
        <draw:line draw:style-name="gr18" draw:text-style-name="P9" draw:layer="layout" svg:x1="14.759cm" svg:y1="16.743cm" svg:x2="14.764cm" svg:y2="15.87cm">
          <text:p/>
        </draw:line>
        <draw:custom-shape draw:style-name="gr15" draw:text-style-name="P2" draw:layer="layout" svg:width="2.601cm" svg:height="1.398cm" svg:x="10.2cm" svg:y="8.7cm">
          <text:p text:style-name="P7"><text:span text:style-name="T3">c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947cm" svg:x="2.963cm" svg:y="11.862cm" presentation:class="notes" presentation:user-transformed="true">
            <draw:text-box>
              <text:p text:style-name="P11"><text:span text:style-name="T21">Multi line comments do not nest. This means that the following will not compile:</text:span></text:p>
              <text:p text:style-name="P12"><text:span text:style-name="T22">/* outer comment</text:span></text:p>
              <text:p text:style-name="P12"><text:span text:style-name="T22"><text:s text:c="4"/></text:span><text:span text:style-name="T22">int v1 = 42;</text:span></text:p>
              <text:p text:style-name="P12"><text:span text:style-name="T22"><text:s text:c="4"/></text:span><text:span text:style-name="T22">/* inner comment */</text:span></text:p>
              <text:p text:style-name="P12"><text:span text:style-name="T22"><text:s text:c="4"/></text:span><text:span text:style-name="T22">int v2 = 24;</text:span></text:p>
              <text:p text:style-name="P12"><text:span text:style-name="T22">*/</text:span></text:p>
              <text:p text:style-name="P12"><text:span text:style-name="T21">This compile will see the </text:span><text:span text:style-name="T22">*/</text:span><text:span text:style-name="T21"> after inner comment as the end of the </text:span><text:span text:style-name="T22">/*</text:span><text:span text:style-name="T21"> outer comment. It will then see a declaration of an </text:span><text:span text:style-name="T22">int</text:span><text:span text:style-name="T21"> variable called </text:span><text:span text:style-name="T22">v2</text:span><text:span text:style-name="T21"> initialised to </text:span><text:span text:style-name="T22">24</text:span><text:span text:style-name="T21">. This declaration is perfectly fine. But then the compiler will find the </text:span><text:span text:style-name="T22">*/</text:span><text:span text:style-name="T21"> and that will cause it to fail.</text:span></text:p>
              <text:p text:style-name="P12"><text:span text:style-name="T21">It is possible to use the preprocessor to skip sections of code regardless of whether it contains comments or not:</text:span></text:p>
              <text:p text:style-name="P12"><text:span text:style-name="T22">#if 0</text:span></text:p>
              <text:p text:style-name="P12"><text:span text:style-name="T22"><text:s/></text:span><text:span text:style-name="T22">int v1 = 42;</text:span></text:p>
              <text:p text:style-name="P12"><text:span text:style-name="T22"><text:s text:c="4"/></text:span><text:span text:style-name="T22">/* inner comment */</text:span></text:p>
              <text:p text:style-name="P12"><text:span text:style-name="T22"><text:s text:c="4"/></text:span><text:span text:style-name="T22">int v2 = 24;</text:span></text:p>
              <text:p text:style-name="P12"><text:span text:style-name="T22">#endif</text:span></text:p>
              <text:p text:style-name="P12"><text:span text:style-name="T23">Note that the single-line comments are new with C99, although they have been supported as a common extension in many pre-C99 compilers.</text:span></text:p>
            </draw:text-box>
          </draw:frame>
        </presentation:notes>
      </draw:page>
      <draw:page draw:name="page6" draw:style-name="dp3"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identifiers</text:span></text:p>
          </draw:text-box>
        </draw:frame>
        <draw:frame presentation:style-name="pr3" draw:text-style-name="P2" draw:layer="layout" svg:width="22.648cm" svg:height="16.934cm" svg:x="3.594cm" svg:y="1.058cm" presentation:class="outline" presentation:user-transformed="true">
          <draw:text-box>
            <text:list text:style-name="L4">
              <text:list-item>
                <text:p text:style-name="P13"><text:span text:style-name="T3"><text:s/></text:span><text:span text:style-name="T3">rules</text:span></text:p>
                <text:list text:style-name="L5">
                  <text:list-item>
                    <text:p text:style-name="P14"><text:span text:style-name="T3">made of letters, digits</text:span><text:span text:style-name="T3"><text:line-break/></text:span><text:span text:style-name="T3">and underscores</text:span></text:p>
                  </text:list-item>
                  <text:list-item>
                    <text:p text:style-name="P14"><text:span text:style-name="T3">can't start with a digit</text:span></text:p>
                  </text:list-item>
                  <text:list-item>
                    <text:p text:style-name="P14"><text:span text:style-name="T3">case sensitive</text:span></text:p>
                  </text:list-item>
                </text:list>
              </text:list-item>
            </text:list>
            <text:p text:style-name="P14"><text:span text:style-name="T3"/></text:p>
            <text:p text:style-name="P14"><text:span text:style-name="T3"/></text:p>
            <text:list text:continue-numbering="true" text:style-name="L4">
              <text:list-item>
                <text:p text:style-name="P13"><text:span text:style-name="T3"><text:s/></text:span><text:span text:style-name="T3">recommendations</text:span></text:p>
                <text:list text:style-name="L5">
                  <text:list-item>
                    <text:p text:style-name="P14"><text:span text:style-name="T3">don't start with underscore</text:span><text:span text:style-name="T3"><text:line-break/></text:span><text:span text:style-name="T3">(reserved)</text:span></text:p>
                  </text:list-item>
                  <text:list-item>
                    <text:p text:style-name="P14"><text:span text:style-name="T3">use case consistently</text:span></text:p>
                  </text:list-item>
                  <text:list-item>
                    <text:p text:style-name="P14"><text:span text:style-name="T3">avoid abbrs</text:span></text:p>
                  </text:list-item>
                  <text:list-item>
                    <text:p text:style-name="P14"><text:span text:style-name="T3">don't use clever spelling</text:span></text:p>
                  </text:list-item>
                  <text:list-item>
                    <text:p text:style-name="P14"><text:span text:style-name="T3">don't use hungarian</text:span></text:p>
                  </text:list-item>
                </text:list>
              </text:list-item>
            </text:list>
          </draw:text-box>
        </draw:frame>
        <draw:custom-shape draw:style-name="gr4" draw:text-style-name="P2" draw:layer="layout" svg:width="6.985cm" svg:height="9.401cm" svg:x="17.573cm" svg:y="8.123cm">
          <text:p/>
          <draw:enhanced-geometry svg:viewBox="0 0 21600 21600" draw:type="rectangle" draw:enhanced-path="M 0 0 L 21600 0 21600 21600 0 21600 0 0 Z N"/>
        </draw:custom-shape>
        <draw:custom-shape draw:style-name="gr4" draw:text-style-name="P2" draw:layer="layout" svg:width="6.985cm" svg:height="3.774cm" svg:x="17.573cm" svg:y="2.752cm">
          <text:p/>
          <draw:enhanced-geometry svg:viewBox="0 0 21600 21600" draw:type="rectangle" draw:enhanced-path="M 0 0 L 21600 0 21600 21600 0 21600 0 0 Z N"/>
        </draw:custom-shape>
        <draw:custom-shape draw:style-name="gr22" draw:text-style-name="P2" draw:layer="layout" svg:width="5.292cm" svg:height="1.771cm" svg:x="18.494cm" svg:y="8.753cm">
          <text:p text:style-name="P6"><text:span text:style-name="T24">different</text:span><text:span text:style-name="T24"><text:line-break/></text:span><text:span text:style-name="T24">Different</text:span></text:p>
          <draw:enhanced-geometry svg:viewBox="0 0 21600 21600" draw:type="rectangle" draw:enhanced-path="M 0 0 L 21600 0 21600 21600 0 21600 0 0 Z N"/>
        </draw:custom-shape>
        <draw:custom-shape draw:style-name="gr22" draw:text-style-name="P2" draw:layer="layout" svg:width="5.292cm" svg:height="1.771cm" svg:x="18.212cm" svg:y="3.387cm">
          <text:p text:style-name="P6"><text:span text:style-name="T24">answer42</text:span></text:p>
          <text:p text:style-name="P6"><text:span text:style-name="T24">42Answer</text:span></text:p>
          <draw:enhanced-geometry svg:viewBox="0 0 21600 21600" draw:type="rectangle" draw:enhanced-path="M 0 0 L 21600 0 21600 21600 0 21600 0 0 Z N"/>
        </draw:custom-shape>
        <draw:custom-shape draw:style-name="gr11" draw:text-style-name="P2" draw:layer="layout" svg:width="1.645cm" svg:height="1.263cm" svg:x="22.516cm" svg:y="8.965cm">
          <text:p text:style-name="P6"><text:span text:style-name="T25"></text:span></text:p>
          <draw:enhanced-geometry svg:viewBox="0 0 21600 21600" draw:type="rectangle" draw:enhanced-path="M 0 0 L 21600 0 21600 21600 0 21600 0 0 Z N"/>
        </draw:custom-shape>
        <draw:custom-shape draw:style-name="gr11" draw:text-style-name="P2" draw:layer="layout" svg:width="1.434cm" svg:height="1.94cm" svg:x="22.176cm" svg:y="3.647cm">
          <text:p text:style-name="P6"><text:span text:style-name="T26"></text:span></text:p>
          <draw:enhanced-geometry svg:viewBox="0 0 21600 21600" draw:type="rectangle" draw:enhanced-path="M 0 0 L 21600 0 21600 21600 0 21600 0 0 Z N"/>
        </draw:custom-shape>
        <draw:custom-shape draw:style-name="gr11" draw:text-style-name="P2" draw:layer="layout" svg:width="1.645cm" svg:height="1.94cm" svg:x="22.181cm" svg:y="2.765cm">
          <text:p text:style-name="P6"><text:span text:style-name="T27"></text:span></text:p>
          <draw:enhanced-geometry svg:viewBox="0 0 21600 21600" draw:type="rectangle" draw:enhanced-path="M 0 0 L 21600 0 21600 21600 0 21600 0 0 Z N"/>
        </draw:custom-shape>
        <draw:custom-shape draw:style-name="gr22" draw:text-style-name="P2" draw:layer="layout" svg:width="5.292cm" svg:height="2.533cm" svg:x="18.419cm" svg:y="11.395cm">
          <text:p text:style-name="P6"><text:span text:style-name="T24">one_style</text:span></text:p>
          <text:p text:style-name="P6"><text:span text:style-name="T28">anotherstyle</text:span></text:p>
          <text:p text:style-name="P6"><text:span text:style-name="T24">YetAnother</text:span></text:p>
          <draw:enhanced-geometry svg:viewBox="0 0 21600 21600" draw:type="rectangle" draw:enhanced-path="M 0 0 L 21600 0 21600 21600 0 21600 0 0 Z N"/>
        </draw:custom-shape>
        <draw:custom-shape draw:style-name="gr22" draw:text-style-name="P2" draw:layer="layout" svg:width="5.292cm" svg:height="1.771cm" svg:x="18.419cm" svg:y="14.724cm">
          <text:p text:style-name="P6"><text:span text:style-name="T24">strt</text:span></text:p>
          <text:p text:style-name="P6"><text:span text:style-name="T24">start</text:span></text:p>
          <draw:enhanced-geometry svg:viewBox="0 0 21600 21600" draw:type="rectangle" draw:enhanced-path="M 0 0 L 21600 0 21600 21600 0 21600 0 0 Z N"/>
        </draw:custom-shape>
        <draw:line draw:style-name="gr23" draw:text-style-name="P9" draw:layer="layout" svg:x1="17.996cm" svg:y1="15.394cm" svg:x2="20.748cm" svg:y2="15.112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5" draw:text-style-name="P2" draw:layer="layout" svg:width="14.394cm" svg:height="11.242cm" svg:x="2.963cm" svg:y="11.861cm" presentation:class="notes" presentation:user-transformed="true">
            <draw:text-box>
              <text:p text:style-name="P11"><text:span text:style-name="T21">The C standard library reserves identifiers starting with two underscores or a single underscore followed by an upper-case letter for itself.</text:span></text:p>
              <text:p text:style-name="P11"><text:span text:style-name="T21">For what it's worth your author prefers the style where multiword identifiers are separated by underscores. This avoids problematic identifiers such as </text:span><text:span text:style-name="T22">onexit</text:span><text:span text:style-name="T21"> and </text:span><text:span text:style-name="T22">atexit</text:span><text:span text:style-name="T21">. Is that </text:span><text:span text:style-name="T22">on_exit</text:span><text:span text:style-name="T21"> or </text:span><text:span text:style-name="T22">one_xit</text:span><text:span text:style-name="T21">? Is it </text:span><text:span text:style-name="T22">at_exit</text:span><text:span text:style-name="T21"> or </text:span><text:span text:style-name="T22">ate_xit</text:span><text:span text:style-name="T21">? What is a </text:span><text:span text:style-name="T22">xit</text:span><text:span text:style-name="T21">? Can you eat one?</text:span></text:p>
              <text:p text:style-name="P11"><text:span text:style-name="T21">When it comes to spelling, be as conventional and consistent as possible and try to avoid abbreviations. For example, if you mean window, then say </text:span><text:span text:style-name="T22">window</text:span><text:span text:style-name="T21"> (or </text:span><text:span text:style-name="T22">Window</text:span><text:span text:style-name="T21">), not </text:span><text:span text:style-name="T22">win</text:span><text:span text:style-name="T21">, </text:span><text:span text:style-name="T22">wind</text:span><text:span text:style-name="T21">, </text:span><text:span text:style-name="T22">wnd</text:span><text:span text:style-name="T21">, etc. Some abbreviations are in common use in a domain, but even here there can be scope for confusion, so think twice before using one. And don't be too clever: if you have a variable called </text:span><text:span text:style-name="T22">count</text:span><text:span text:style-name="T21"> and you need another variable with a similar intent, don't call it </text:span><text:span text:style-name="T22">kount</text:span><text:span text:style-name="T21"> (or even </text:span><text:span text:style-name="T22">count2</text:span><text:span text:style-name="T21">).</text:span></text:p>
            </draw:text-box>
          </draw:frame>
        </presentation:notes>
      </draw:page>
      <draw:page draw:name="page7" draw:style-name="dp3"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keywords</text:span></text:p>
          </draw:text-box>
        </draw:frame>
        <draw:frame presentation:style-name="pr3" draw:text-style-name="P2" draw:layer="layout" svg:width="22.648cm" svg:height="16.934cm" svg:x="3.594cm" svg:y="1.058cm" presentation:class="outline" presentation:user-transformed="true">
          <draw:text-box>
            <text:list text:style-name="L4">
              <text:list-item>
                <text:p text:style-name="P8"><text:span text:style-name="T3"><text:s/></text:span><text:span text:style-name="T3">some identifiers have a fixed meaning</text:span></text:p>
                <text:list text:style-name="L5">
                  <text:list-item>
                    <text:p text:style-name="P10"><text:span text:style-name="T3">the easy part of learning the language is learning these fixed meanings</text:span></text:p>
                  </text:list-item>
                </text:list>
              </text:list-item>
            </text:list>
          </draw:text-box>
        </draw:frame>
        <draw:custom-shape draw:style-name="gr16" draw:text-style-name="P2" draw:layer="layout" svg:width="17.004cm" svg:height="5.595cm" svg:x="6.557cm" svg:y="7.924cm">
          <text:p text:style-name="P6"><text:span text:style-name="T9">#include &lt;stdio.h&gt; <text:s text:c="2"/>/* printf */</text:span></text:p>
          <text:p text:style-name="P6"><text:span text:style-name="T10"><text:line-break/></text:span><text:span text:style-name="T10">int </text:span><text:span text:style-name="T11">main(</text:span><text:span text:style-name="T10">void</text:span><text:span text:style-name="T11">)</text:span></text:p>
          <text:p text:style-name="P6"><text:span text:style-name="T11">{</text:span></text:p>
          <text:p text:style-name="P6"><text:span text:style-name="T11"><text:s text:c="4"/></text:span><text:span text:style-name="T11">printf(</text:span><text:span text:style-name="T9">"Hello, world\n"</text:span><text:span text:style-name="T11">);</text:span></text:p>
          <text:p text:style-name="P6"><text:span text:style-name="T10"><text:s text:c="4"/></text:span><text:span text:style-name="T10">return</text:span><text:span text:style-name="T11"> 0;</text:span></text:p>
          <text:p text:style-name="P6"><text:span text:style-name="T11">}</text:span></text:p>
          <draw:enhanced-geometry svg:viewBox="0 0 21600 21600" draw:type="mso-spt202" draw:enhanced-path="M 0 0 L 21600 0 21600 21600 0 21600 0 0 Z N"/>
        </draw:custom-shape>
        <draw:custom-shape draw:style-name="gr14" draw:text-style-name="P2" draw:layer="layout" svg:width="1.997cm" svg:height="1.001cm" svg:x="6.359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2.201cm" svg:height="1.001cm" svg:x="9.957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2.8cm" svg:height="1.001cm" svg:x="7.96cm" svg:y="11.72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8cm" svg:height="11.463cm" svg:x="2.963cm" svg:y="11.861cm" presentation:class="notes" presentation:placeholder="true">
            <draw:text-box/>
          </draw:frame>
        </presentation:notes>
      </draw:page>
      <draw:page draw:name="page8" draw:style-name="dp3"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keyword table</text:span></text:p>
          </draw:text-box>
        </draw:frame>
        <draw:frame presentation:style-name="pr3" draw:text-style-name="P2" draw:layer="layout" svg:width="22.648cm" svg:height="16.934cm" svg:x="3.594cm" svg:y="1.058cm" presentation:class="outline" presentation:user-transformed="true">
          <draw:text-box>
            <text:list text:style-name="L4">
              <text:list-item>
                <text:p text:style-name="P8"><text:span text:style-name="T3"><text:s/></text:span><text:span text:style-name="T3">37 keywords</text:span></text:p>
                <text:list text:style-name="L5">
                  <text:list-item>
                    <text:p text:style-name="P10"><text:span text:style-name="T3">&lt;stdbool.h&gt; provides a typedef for bool and macros for true and false</text:span></text:p>
                  </text:list-item>
                  <text:list-item>
                    <text:p text:style-name="P10"><text:span text:style-name="T3">wchar_t is a typedef not a keyword</text:span></text:p>
                  </text:list-item>
                  <text:list-item>
                    <text:p text:style-name="P10"><text:span text:style-name="T3">worth also avoiding C++ keywords</text:span></text:p>
                  </text:list-item>
                </text:list>
              </text:list-item>
            </text:list>
          </draw:text-box>
        </draw:frame>
        <draw:custom-shape draw:style-name="gr22" draw:text-style-name="P2" draw:layer="layout" svg:width="18.309cm" svg:height="7.007cm" svg:x="5.552cm" svg:y="9.891cm">
          <text:p text:style-name="P6"><text:span text:style-name="T29">auto <text:s text:c="6"/>enum <text:s text:c="6"/>restrict <text:s text:c="3"/>unsigned</text:span><text:span text:style-name="T29"><text:line-break/></text:span><text:span text:style-name="T29">break <text:s text:c="5"/>extern <text:s text:c="4"/>return <text:s text:c="5"/>void</text:span></text:p>
          <text:p text:style-name="P6"><text:span text:style-name="T29">case <text:s text:c="6"/>float <text:s text:c="5"/>short <text:s text:c="6"/>volatile</text:span></text:p>
          <text:p text:style-name="P6"><text:span text:style-name="T29">char <text:s text:c="6"/>for <text:s text:c="7"/>signed <text:s text:c="5"/>while</text:span></text:p>
          <text:p text:style-name="P6"><text:span text:style-name="T29">const <text:s text:c="5"/>goto <text:s text:c="6"/>sizeof <text:s text:c="5"/>_Bool</text:span><text:span text:style-name="T29"><text:line-break/></text:span><text:span text:style-name="T29">continue <text:s text:c="2"/>if <text:s text:c="8"/>static <text:s text:c="5"/>_Complex</text:span></text:p>
          <text:p text:style-name="P6"><text:span text:style-name="T29">default <text:s text:c="3"/>inline <text:s text:c="4"/>struct <text:s text:c="5"/>_Imaginary</text:span></text:p>
          <text:p text:style-name="P6"><text:span text:style-name="T29">do <text:s text:c="8"/>int <text:s text:c="7"/>switch</text:span></text:p>
          <text:p text:style-name="P6"><text:span text:style-name="T29">double <text:s text:c="4"/>long <text:s text:c="6"/>typedef</text:span></text:p>
          <text:p text:style-name="P6"><text:span text:style-name="T29">else <text:s text:c="6"/>register <text:s text:c="2"/>union</text:span></text:p>
          <draw:enhanced-geometry svg:viewBox="0 0 21600 21600" draw:type="rectangle" draw:enhanced-path="M 0 0 L 21600 0 21600 21600 0 21600 0 0 Z N"/>
        </draw:custom-shape>
        <draw:custom-shape draw:style-name="gr14" draw:text-style-name="P2" draw:layer="layout" svg:width="3.598cm" svg:height="1.001cm" svg:x="12.859cm" svg:y="9.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4.502cm" svg:height="2.642cm" svg:x="16.457cm" svg:y="12.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9" draw:layer="layout" svg:x1="9.357cm" svg:y1="8.33cm" svg:x2="25.559cm" svg:y2="8.334cm">
          <text:p/>
        </draw:line>
        <draw:line draw:style-name="gr17" draw:text-style-name="P9" draw:layer="layout" svg:x1="25.559cm" svg:y1="8.33cm" svg:x2="25.563cm" svg:y2="13.93cm">
          <text:p/>
        </draw:line>
        <draw:line draw:style-name="gr18" draw:text-style-name="P9" draw:layer="layout" svg:x1="14.556cm" svg:y1="8.33cm" svg:x2="14.561cm" svg:y2="9.529cm">
          <text:p/>
        </draw:line>
        <draw:line draw:style-name="gr18" draw:text-style-name="P9" draw:layer="layout" svg:x1="25.589cm" svg:y1="13.93cm" svg:x2="21.316cm" svg:y2="13.935cm">
          <text:p/>
        </draw:line>
        <draw:g>
          <draw:custom-shape draw:style-name="gr24" draw:text-style-name="P2" draw:layer="layout" svg:width="7.011cm" svg:height="3.078cm" svg:x="19.218cm" svg:y="15.218cm">
            <text:p/>
            <draw:enhanced-geometry svg:viewBox="0 0 354 169" draw:mirror-horizontal="true" draw:type="non-primitive" draw:enhanced-path="M 0 107 L 0 56 14 66 14 95 35 107 35 56 14 66 0 56 34 38 34 29 45 25 45 11 53 10 53 4 53 0 102 0 103 11 114 11 114 25 126 29 126 37 151 38 151 43 155 45 180 45 180 54 331 53 353 76 327 104 319 94 310 94 302 104 296 94 294 95 288 104 267 106 266 107 254 94 244 94 233 104 223 94 213 94 200 104 179 106 179 119 150 119 150 126 124 126 124 134 113 138 113 155 102 155 102 168 52 168 52 155 45 155 45 141 42 137 34 134 34 126 0 107"/>
          </draw:custom-shape>
          <draw:custom-shape draw:style-name="gr25" draw:text-style-name="P2" draw:layer="layout" svg:width="7.034cm" svg:height="3.1cm" svg:x="19.16cm" svg:y="15.13cm">
            <text:p/>
            <draw:enhanced-geometry svg:viewBox="0 0 355 170" draw:mirror-horizontal="true" draw:type="non-primitive" draw:enhanced-path="M 0 108 L 0 57 14 67 14 96 35 108 35 56 14 67 0 57 34 39 34 30 45 26 45 11 53 11 53 5 53 0 103 0 103 11 114 12 114 26 126 30 126 38 151 39 151 43 153 45 180 45 180 55 331 54 354 77 327 105 319 95 311 95 303 105 296 95 294 96 288 105 268 107 267 108 255 95 245 95 233 105 223 95 213 95 200 105 179 107 179 120 150 120 150 127 125 127 125 135 113 138 113 156 102 156 102 169 52 169 52 156 45 156 45 142 42 138 34 135 34 127 0 108"/>
          </draw:custom-shape>
          <draw:g>
            <draw:custom-shape draw:style-name="gr26" draw:text-style-name="P2" draw:layer="layout" svg:width="0.802cm" svg:height="2.183cm" svg:x="24.258cm" svg:y="15.606cm">
              <text:p/>
              <draw:enhanced-geometry svg:viewBox="0 0 41 120" draw:mirror-horizontal="true" draw:type="non-primitive" draw:enhanced-path="M 20 119 L 0 108 0 0 1 1 1 106 20 116 39 107 40 109 20 119"/>
            </draw:custom-shape>
            <draw:custom-shape draw:style-name="gr24" draw:text-style-name="P2" draw:layer="layout" svg:width="0.802cm" svg:height="2.183cm" svg:x="24.258cm" svg:y="15.434cm">
              <text:p/>
              <draw:enhanced-geometry svg:viewBox="0 0 41 120" draw:mirror-horizontal="true" draw:type="non-primitive" draw:enhanced-path="M 19 0 L 40 10 40 119 38 118 38 11 19 1 0 11 0 9 19 0"/>
            </draw:custom-shape>
          </draw:g>
          <draw:custom-shape draw:style-name="gr24" draw:text-style-name="P2" draw:layer="layout" svg:width="0.318cm" svg:height="2.611cm" svg:x="24.866cm" svg:y="15.35cm">
            <text:p/>
            <draw:enhanced-geometry svg:viewBox="0 0 21600 21600" draw:mirror-horizontal="true" draw:type="rectangle" draw:enhanced-path="M 0 0 L 21600 0 21600 21600 0 21600 0 0 Z N"/>
          </draw:custom-shape>
          <draw:custom-shape draw:style-name="gr24" draw:text-style-name="P2" draw:layer="layout" svg:width="0.313cm" svg:height="2.024cm" svg:x="25.021cm" svg:y="15.677cm">
            <text:p/>
            <draw:enhanced-geometry svg:viewBox="0 0 21600 21600" draw:mirror-horizontal="true" draw:type="rectangle" draw:enhanced-path="M 0 0 L 21600 0 21600 21600 0 21600 0 0 Z N"/>
          </draw:custom-shape>
          <draw:g>
            <draw:custom-shape draw:style-name="gr24" draw:text-style-name="P2" draw:layer="layout" svg:width="3.841cm" svg:height="0.309cm" svg:x="19.341cm" svg:y="16.514cm">
              <text:p/>
              <draw:enhanced-geometry svg:viewBox="0 0 194 17" draw:mirror-horizontal="true" draw:type="non-primitive" draw:enhanced-path="M 0 0 L 193 4 189 13 6 16 0 0"/>
            </draw:custom-shape>
            <draw:custom-shape draw:style-name="gr24" draw:text-style-name="P2" draw:layer="layout" svg:width="3.744cm" svg:height="0.309cm" svg:x="19.341cm" svg:y="16.166cm">
              <text:p/>
              <draw:enhanced-geometry svg:viewBox="0 0 189 17" draw:mirror-horizontal="true" draw:type="non-primitive" draw:enhanced-path="M 0 0 L 184 0 188 12 14 16 0 0"/>
            </draw:custom-shape>
            <draw:g>
              <draw:custom-shape draw:style-name="gr26" draw:text-style-name="P2" draw:layer="layout" svg:width="0.317cm" svg:height="2.602cm" svg:x="23.835cm" svg:y="15.35cm">
                <text:p/>
                <draw:enhanced-geometry svg:viewBox="0 0 21600 21600" draw:mirror-horizontal="true" draw:type="rectangle" draw:enhanced-path="M 0 0 L 21600 0 21600 21600 0 21600 0 0 Z N"/>
              </draw:custom-shape>
              <draw:custom-shape draw:style-name="gr26" draw:text-style-name="P2" draw:layer="layout" svg:width="0.313cm" svg:height="1.601cm" svg:x="23.381cm" svg:y="15.822cm">
                <text:p/>
                <draw:enhanced-geometry svg:viewBox="0 0 21600 21600" draw:mirror-horizontal="true" draw:type="rectangle" draw:enhanced-path="M 0 0 L 21600 0 21600 21600 0 21600 0 0 Z N"/>
              </draw:custom-shape>
              <draw:custom-shape draw:style-name="gr26" draw:text-style-name="P2" draw:layer="layout" svg:width="3.898cm" svg:height="0.308cm" svg:x="19.196cm" svg:y="16.312cm">
                <text:p/>
                <draw:enhanced-geometry svg:viewBox="0 0 197 17" draw:mirror-horizontal="true" draw:type="non-primitive" draw:enhanced-path="M 0 0 L 13 3 23 10 192 10 196 15 21 16 0 0"/>
              </draw:custom-shape>
              <draw:custom-shape draw:style-name="gr26" draw:text-style-name="P2" draw:layer="layout" svg:width="0.591cm" svg:height="1.42cm" svg:x="22.627cm" svg:y="15.915cm">
                <text:p/>
                <draw:enhanced-geometry svg:viewBox="0 0 30 78" draw:mirror-horizontal="true" draw:type="non-primitive" draw:enhanced-path="M 29 64 L 22 68 3 68 3 77 0 77 0 0 3 2 3 43 8 47 8 62 29 64"/>
              </draw:custom-shape>
              <draw:custom-shape draw:style-name="gr26" draw:text-style-name="P2" draw:layer="layout" svg:width="0.336cm" svg:height="2.068cm" svg:x="23.596cm" svg:y="15.606cm">
                <text:p/>
                <draw:enhanced-geometry svg:viewBox="0 0 17 114" draw:mirror-horizontal="true" draw:type="non-primitive" draw:enhanced-path="M 3 113 L 0 0 16 0 16 112 3 113"/>
              </draw:custom-shape>
            </draw:g>
          </draw:g>
        </draw:g>
        <draw:custom-shape draw:style-name="gr14" draw:text-style-name="P2" draw:layer="layout" svg:width="3.598cm" svg:height="1.001cm" svg:x="8.758cm" svg:y="13.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9" draw:layer="layout" svg:x1="11.756cm" svg:y1="8.326cm" svg:x2="11.761cm" svg:y2="13.727cm">
          <text:p/>
        </draw:line>
        <draw:custom-shape draw:style-name="gr15" draw:text-style-name="P2" draw:layer="layout" svg:width="2.501cm" svg:height="1.398cm" svg:x="6.901cm" svg:y="7.602cm">
          <text:p text:style-name="P7"><text:span text:style-name="T3">c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5" draw:text-style-name="P2" draw:layer="layout" svg:width="14.394cm" svg:height="11.242cm" svg:x="2.963cm" svg:y="11.861cm" presentation:class="notes" presentation:user-transformed="true">
            <draw:text-box>
              <text:p text:style-name="P11"><text:span text:style-name="T21">The keywords </text:span><text:span text:style-name="T22">const</text:span><text:span text:style-name="T21">, </text:span><text:span text:style-name="T22">enum</text:span><text:span text:style-name="T21">, </text:span><text:span text:style-name="T22">void</text:span><text:span text:style-name="T21"> and </text:span><text:span text:style-name="T22">volatile</text:span><text:span text:style-name="T21"> were added in C89.</text:span></text:p>
              <text:p text:style-name="P12"><text:span text:style-name="T22">&lt;stdbool.h&gt;</text:span><text:span text:style-name="T21"> was added in C99. Including it introduces the macros </text:span><text:span text:style-name="T22">bool</text:span><text:span text:style-name="T21">, </text:span><text:span text:style-name="T22">true</text:span><text:span text:style-name="T21"> and </text:span><text:span text:style-name="T22">false</text:span><text:span text:style-name="T21">.</text:span></text:p>
              <text:p text:style-name="P12"><text:span text:style-name="T21">Here are some C++ keywords not found in C: </text:span><text:span text:style-name="T22">asm</text:span><text:span text:style-name="T21">, </text:span><text:span text:style-name="T22">catch</text:span><text:span text:style-name="T21">, </text:span><text:span text:style-name="T22">class</text:span><text:span text:style-name="T21">, </text:span><text:span text:style-name="T22">delete</text:span><text:span text:style-name="T21">, </text:span><text:span text:style-name="T22">explicit</text:span><text:span text:style-name="T21">, </text:span><text:span text:style-name="T22">export</text:span><text:span text:style-name="T21">, </text:span><text:span text:style-name="T22">friend</text:span><text:span text:style-name="T21">, </text:span><text:span text:style-name="T22">mutable</text:span><text:span text:style-name="T21">, </text:span><text:span text:style-name="T22">namespace</text:span><text:span text:style-name="T21">, </text:span><text:span text:style-name="T22">new</text:span><text:span text:style-name="T21">, </text:span><text:span text:style-name="T22">operator</text:span><text:span text:style-name="T21">, </text:span><text:span text:style-name="T22">private</text:span><text:span text:style-name="T21">, </text:span><text:span text:style-name="T22">protected</text:span><text:span text:style-name="T21">, </text:span><text:span text:style-name="T22">public</text:span><text:span text:style-name="T21">, </text:span><text:span text:style-name="T22">template</text:span><text:span text:style-name="T21">, </text:span><text:span text:style-name="T22">this</text:span><text:span text:style-name="T21">, </text:span><text:span text:style-name="T22">throw</text:span><text:span text:style-name="T21">, </text:span><text:span text:style-name="T22">try</text:span><text:span text:style-name="T21">, </text:span><text:span text:style-name="T22">typeid</text:span><text:span text:style-name="T21">, </text:span><text:span text:style-name="T22">typename</text:span><text:span text:style-name="T21">, </text:span><text:span text:style-name="T22">using</text:span><text:span text:style-name="T21">, </text:span><text:span text:style-name="T22">virtual</text:span><text:span text:style-name="T21">.</text:span></text:p>
              <text:p text:style-name="P12"><text:span text:style-name="T21">Beware that some keywords that are common to C and C++ have different meanings.</text:span></text:p>
            </draw:text-box>
          </draw:frame>
        </presentation:notes>
      </draw:page>
      <draw:page draw:name="page9" draw:style-name="dp3"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literals</text:span></text:p>
          </draw:text-box>
        </draw:frame>
        <draw:frame presentation:style-name="pr3" draw:text-style-name="P2" draw:layer="layout" svg:width="22.648cm" svg:height="16.934cm" svg:x="3.594cm" svg:y="1.058cm" presentation:class="outline" presentation:user-transformed="true">
          <draw:text-box>
            <text:list text:style-name="L3">
              <text:list-item>
                <text:p text:style-name="P8"><text:span text:style-name="T3">some tokens represent specific values</text:span></text:p>
              </text:list-item>
            </text:list>
          </draw:text-box>
        </draw:frame>
        <draw:custom-shape draw:style-name="gr27" draw:text-style-name="P2" draw:layer="layout" svg:width="16.721cm" svg:height="12.936cm" svg:x="4.992cm" svg:y="3.648cm">
          <text:p text:style-name="P15"><text:span text:style-name="T30"/></text:p>
          <text:p text:style-name="P15"><text:span text:style-name="T30"/></text:p>
          <text:p text:style-name="P15"><text:span text:style-name="T30"/></text:p>
          <text:p text:style-name="P15"><text:span text:style-name="T30"/></text:p>
          <text:p text:style-name="P15"><text:span text:style-name="T30"/></text:p>
          <text:p text:style-name="P15"><text:span text:style-name="T30"/></text:p>
          <text:p text:style-name="P15"><text:span text:style-name="T30"/></text:p>
          <text:p text:style-name="P15"><text:span text:style-name="T30"/></text:p>
          <text:p text:style-name="P15"><text:span text:style-name="T30"/></text:p>
          <text:p text:style-name="P15"><text:span text:style-name="T30"/></text:p>
          <text:p text:style-name="P15"><text:span text:style-name="T30"/></text:p>
          <text:p text:style-name="P15"><text:span text:style-name="T30"/></text:p>
          <text:p text:style-name="P15"><text:span text:style-name="T30"/></text:p>
          <text:p text:style-name="P15"><text:span text:style-name="T30"/></text:p>
          <text:p text:style-name="P15"><text:span text:style-name="T30"/></text:p>
          <text:p text:style-name="P15"><text:span text:style-name="T30"/></text:p>
          <text:p text:style-name="P15"><text:span text:style-name="T30"/></text:p>
          <text:p text:style-name="P15"><text:span text:style-name="T30"/></text:p>
          <text:p text:style-name="P15"><text:span text:style-name="T30"/></text:p>
          <text:p text:style-name="P15"><text:span text:style-name="T30"/></text:p>
          <text:p text:style-name="P15"><text:span text:style-name="T30"/></text:p>
          <text:p text:style-name="P15"><text:span text:style-name="T30"/></text:p>
          <text:p text:style-name="P15"><text:span text:style-name="T30"/></text:p>
          <text:p text:style-name="P15"><text:span text:style-name="T30"/></text:p>
          <text:p text:style-name="P15"><text:span text:style-name="T30"/></text:p>
          <draw:enhanced-geometry svg:viewBox="0 0 21600 21600" draw:type="rectangle" draw:enhanced-path="M 0 0 L 21600 0 21600 21600 0 21600 0 0 Z N"/>
        </draw:custom-shape>
        <draw:g>
          <draw:custom-shape draw:style-name="gr20" draw:text-style-name="P2" draw:layer="layout" svg:width="5.901cm" svg:height="1.277cm" svg:x="5.622cm" svg:y="4.763cm">
            <text:p text:style-name="P6"><text:span text:style-name="T14">type</text:span></text:p>
            <draw:enhanced-geometry svg:viewBox="0 0 21600 21600" draw:type="mso-spt202" draw:enhanced-path="M 0 0 L 21600 0 21600 21600 0 21600 0 0 Z N"/>
          </draw:custom-shape>
          <draw:custom-shape draw:style-name="gr20" draw:text-style-name="P2" draw:layer="layout" svg:width="8.704cm" svg:height="1.277cm" svg:x="12.374cm" svg:y="4.763cm">
            <text:p text:style-name="P6"><text:span text:style-name="T14">literal</text:span></text:p>
            <draw:enhanced-geometry svg:viewBox="0 0 21600 21600" draw:type="mso-spt202" draw:enhanced-path="M 0 0 L 21600 0 21600 21600 0 21600 0 0 Z N"/>
          </draw:custom-shape>
        </draw:g>
        <draw:g>
          <draw:custom-shape draw:style-name="gr21" draw:text-style-name="P2" draw:layer="layout" svg:width="5.861cm" svg:height="1.277cm" svg:x="5.622cm" svg:y="6.972cm">
            <text:p text:style-name="P6"><text:span text:style-name="T31">bool</text:span></text:p>
            <draw:enhanced-geometry svg:viewBox="0 0 21600 21600" draw:type="mso-spt202" draw:enhanced-path="M 0 0 L 21600 0 21600 21600 0 21600 0 0 Z N"/>
          </draw:custom-shape>
          <draw:custom-shape draw:style-name="gr21" draw:text-style-name="P2" draw:layer="layout" svg:width="8.727cm" svg:height="1.277cm" svg:x="12.374cm" svg:y="6.972cm">
            <text:p text:style-name="P6"><text:span text:style-name="T31">true false</text:span></text:p>
            <draw:enhanced-geometry svg:viewBox="0 0 21600 21600" draw:type="mso-spt202" draw:enhanced-path="M 0 0 L 21600 0 21600 21600 0 21600 0 0 Z N"/>
          </draw:custom-shape>
        </draw:g>
        <draw:g>
          <draw:custom-shape draw:style-name="gr21" draw:text-style-name="P2" draw:layer="layout" svg:width="5.865cm" svg:height="1.277cm" svg:x="5.627cm" svg:y="8.833cm">
            <text:p text:style-name="P6"><text:span text:style-name="T31">double</text:span></text:p>
            <draw:enhanced-geometry svg:viewBox="0 0 21600 21600" draw:type="mso-spt202" draw:enhanced-path="M 0 0 L 21600 0 21600 21600 0 21600 0 0 Z N"/>
          </draw:custom-shape>
          <draw:custom-shape draw:style-name="gr21" draw:text-style-name="P2" draw:layer="layout" svg:width="8.704cm" svg:height="1.277cm" svg:x="12.374cm" svg:y="8.877cm">
            <text:p text:style-name="P6"><text:span text:style-name="T32">3.1415</text:span></text:p>
            <draw:enhanced-geometry svg:viewBox="0 0 21600 21600" draw:type="mso-spt202" draw:enhanced-path="M 0 0 L 21600 0 21600 21600 0 21600 0 0 Z N"/>
          </draw:custom-shape>
        </draw:g>
        <draw:custom-shape draw:style-name="gr21" draw:text-style-name="P2" draw:layer="layout" svg:width="5.896cm" svg:height="1.277cm" svg:x="5.627cm" svg:y="12.599cm">
          <text:p text:style-name="P6"><text:span text:style-name="T31">char</text:span></text:p>
          <draw:enhanced-geometry svg:viewBox="0 0 21600 21600" draw:type="mso-spt202" draw:enhanced-path="M 0 0 L 21600 0 21600 21600 0 21600 0 0 Z N"/>
        </draw:custom-shape>
        <draw:custom-shape draw:style-name="gr21" draw:text-style-name="P2" draw:layer="layout" svg:width="8.704cm" svg:height="1.277cm" svg:x="12.374cm" svg:y="12.599cm">
          <text:p text:style-name="P6"><text:span text:style-name="T33">'X'</text:span></text:p>
          <draw:enhanced-geometry svg:viewBox="0 0 21600 21600" draw:type="mso-spt202" draw:enhanced-path="M 0 0 L 21600 0 21600 21600 0 21600 0 0 Z N"/>
        </draw:custom-shape>
        <draw:g>
          <draw:custom-shape draw:style-name="gr21" draw:text-style-name="P2" draw:layer="layout" svg:width="5.901cm" svg:height="1.277cm" svg:x="5.622cm" svg:y="10.738cm">
            <text:p text:style-name="P6"><text:span text:style-name="T31">int</text:span></text:p>
            <draw:enhanced-geometry svg:viewBox="0 0 21600 21600" draw:type="mso-spt202" draw:enhanced-path="M 0 0 L 21600 0 21600 21600 0 21600 0 0 Z N"/>
          </draw:custom-shape>
          <draw:custom-shape draw:style-name="gr21" draw:text-style-name="P2" draw:layer="layout" svg:width="8.704cm" svg:height="1.277cm" svg:x="12.374cm" svg:y="10.738cm">
            <text:p text:style-name="P6"><text:span text:style-name="T32">9 6 13 42</text:span></text:p>
            <draw:enhanced-geometry svg:viewBox="0 0 21600 21600" draw:type="mso-spt202" draw:enhanced-path="M 0 0 L 21600 0 21600 21600 0 21600 0 0 Z N"/>
          </draw:custom-shape>
        </draw:g>
        <draw:g>
          <draw:custom-shape draw:style-name="gr21" draw:text-style-name="P2" draw:layer="layout" svg:width="5.901cm" svg:height="1.277cm" svg:x="5.622cm" svg:y="14.464cm">
            <text:p text:style-name="P6"><text:span text:style-name="T34">char </text:span><text:span text:style-name="T35">*</text:span></text:p>
            <draw:enhanced-geometry svg:viewBox="0 0 21600 21600" draw:type="mso-spt202" draw:enhanced-path="M 0 0 L 21600 0 21600 21600 0 21600 0 0 Z N"/>
          </draw:custom-shape>
          <draw:custom-shape draw:style-name="gr21" draw:text-style-name="P2" draw:layer="layout" svg:width="8.704cm" svg:height="1.277cm" svg:x="12.374cm" svg:y="14.464cm">
            <text:p text:style-name="P6"><text:span text:style-name="T33">"Hello"</text:span></text:p>
            <draw:enhanced-geometry svg:viewBox="0 0 21600 21600" draw:type="mso-spt202" draw:enhanced-path="M 0 0 L 21600 0 21600 21600 0 21600 0 0 Z N"/>
          </draw:custom-shape>
        </draw:g>
        <draw:custom-shape draw:style-name="gr5" draw:text-style-name="P2" draw:layer="layout" svg:width="3.387cm" svg:height="1.023cm" svg:x="21.713cm" svg:y="7.091cm">
          <text:p text:style-name="P6"><text:span text:style-name="T36">truth</text:span></text:p>
          <draw:enhanced-geometry svg:viewBox="0 0 21600 21600" draw:type="mso-spt202" draw:enhanced-path="M 0 0 L 21600 0 21600 21600 0 21600 0 0 Z N"/>
        </draw:custom-shape>
        <draw:custom-shape draw:style-name="gr5" draw:text-style-name="P2" draw:layer="layout" svg:width="4.445cm" svg:height="1.023cm" svg:x="21.709cm" svg:y="9.119cm">
          <text:p text:style-name="P6"><text:span text:style-name="T36">floating point</text:span></text:p>
          <draw:enhanced-geometry svg:viewBox="0 0 21600 21600" draw:type="mso-spt202" draw:enhanced-path="M 0 0 L 21600 0 21600 21600 0 21600 0 0 Z N"/>
        </draw:custom-shape>
        <draw:custom-shape draw:style-name="gr5" draw:text-style-name="P2" draw:layer="layout" svg:width="3.387cm" svg:height="1.023cm" svg:x="21.713cm" svg:y="10.813cm">
          <text:p text:style-name="P6"><text:span text:style-name="T36">integers</text:span></text:p>
          <draw:enhanced-geometry svg:viewBox="0 0 21600 21600" draw:type="mso-spt202" draw:enhanced-path="M 0 0 L 21600 0 21600 21600 0 21600 0 0 Z N"/>
        </draw:custom-shape>
        <draw:custom-shape draw:style-name="gr5" draw:text-style-name="P2" draw:layer="layout" svg:width="4.022cm" svg:height="1.023cm" svg:x="21.713cm" svg:y="12.718cm">
          <text:p text:style-name="P6"><text:span text:style-name="T36">characters</text:span></text:p>
          <draw:enhanced-geometry svg:viewBox="0 0 21600 21600" draw:type="mso-spt202" draw:enhanced-path="M 0 0 L 21600 0 21600 21600 0 21600 0 0 Z N"/>
        </draw:custom-shape>
        <draw:custom-shape draw:style-name="gr5" draw:text-style-name="P2" draw:layer="layout" svg:width="4.234cm" svg:height="1.785cm" svg:x="21.713cm" svg:y="14.288cm">
          <text:p text:style-name="P6"><text:span text:style-name="T36">sequences</text:span></text:p>
          <text:p text:style-name="P6"><text:span text:style-name="T36">of characters</text:span></text:p>
          <draw:enhanced-geometry svg:viewBox="0 0 21600 21600" draw:type="mso-spt202" draw:enhanced-path="M 0 0 L 21600 0 21600 21600 0 21600 0 0 Z N"/>
        </draw:custom-shape>
        <draw:custom-shape draw:style-name="gr15" draw:text-style-name="P2" draw:layer="layout" svg:width="2.602cm" svg:height="1.398cm" svg:x="18cm" svg:y="6.998cm">
          <text:p text:style-name="P7"><text:span text:style-name="T3">c99</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8cm" svg:height="11.463cm" svg:x="2.963cm" svg:y="11.861cm" presentation:class="notes" presentation:placeholder="true">
            <draw:text-box/>
          </draw:frame>
        </presentation:notes>
      </draw:page>
      <draw:page draw:name="page10" draw:style-name="dp3"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operators</text:span></text:p>
          </draw:text-box>
        </draw:frame>
        <draw:frame presentation:style-name="pr3" draw:text-style-name="P2" draw:layer="layout" svg:width="22.648cm" svg:height="16.934cm" svg:x="3.594cm" svg:y="1.058cm" presentation:class="outline" presentation:user-transformed="true">
          <draw:text-box>
            <text:list text:style-name="L3">
              <text:list-item>
                <text:p text:style-name="P8"><text:span text:style-name="T3">some tokens represent specific actions</text:span></text:p>
              </text:list-item>
            </text:list>
          </draw:text-box>
        </draw:frame>
        <draw:custom-shape draw:style-name="gr28" draw:text-style-name="P2" draw:layer="layout" svg:width="16.933cm" svg:height="13.335cm" svg:x="6.227cm" svg:y="3.81cm">
          <text:p/>
          <draw:enhanced-geometry svg:viewBox="0 0 21600 21600" draw:type="rectangle" draw:enhanced-path="M 0 0 L 21600 0 21600 21600 0 21600 0 0 Z N"/>
        </draw:custom-shape>
        <draw:custom-shape draw:style-name="gr20" draw:text-style-name="P2" draw:layer="layout" svg:width="8.44cm" svg:height="1.277cm" svg:x="7.069cm" svg:y="4.445cm">
          <text:p text:style-name="P6"><text:span text:style-name="T14">symbol</text:span></text:p>
          <draw:enhanced-geometry svg:viewBox="0 0 21600 21600" draw:type="mso-spt202" draw:enhanced-path="M 0 0 L 21600 0 21600 21600 0 21600 0 0 Z N"/>
        </draw:custom-shape>
        <draw:custom-shape draw:style-name="gr20" draw:text-style-name="P2" draw:layer="layout" svg:width="5.953cm" svg:height="1.277cm" svg:x="16.36cm" svg:y="4.445cm">
          <text:p text:style-name="P6"><text:span text:style-name="T14">category</text:span></text:p>
          <draw:enhanced-geometry svg:viewBox="0 0 21600 21600" draw:type="mso-spt202" draw:enhanced-path="M 0 0 L 21600 0 21600 21600 0 21600 0 0 Z N"/>
        </draw:custom-shape>
        <draw:custom-shape draw:style-name="gr21" draw:text-style-name="P2" draw:layer="layout" svg:width="8.383cm" svg:height="1.277cm" svg:x="7.091cm" svg:y="6.566cm">
          <text:p text:style-name="P6"><text:span text:style-name="T16"><text:s/></text:span><text:span text:style-name="T16">+ - * / %</text:span></text:p>
          <draw:enhanced-geometry svg:viewBox="0 0 21600 21600" draw:type="mso-spt202" draw:enhanced-path="M 0 0 L 21600 0 21600 21600 0 21600 0 0 Z N"/>
        </draw:custom-shape>
        <draw:custom-shape draw:style-name="gr21" draw:text-style-name="P2" draw:layer="layout" svg:width="5.966cm" svg:height="1.277cm" svg:x="16.36cm" svg:y="6.566cm">
          <text:p text:style-name="P6"><text:span text:style-name="T37">arithmetic</text:span></text:p>
          <draw:enhanced-geometry svg:viewBox="0 0 21600 21600" draw:type="mso-spt202" draw:enhanced-path="M 0 0 L 21600 0 21600 21600 0 21600 0 0 Z N"/>
        </draw:custom-shape>
        <draw:custom-shape draw:style-name="gr21" draw:text-style-name="P2" draw:layer="layout" svg:width="8.392cm" svg:height="1.277cm" svg:x="7.082cm" svg:y="11.721cm">
          <text:p text:style-name="P6"><text:span text:style-name="T32"><text:s/></text:span><text:span text:style-name="T32">&amp;&amp; || ! ?:</text:span></text:p>
          <draw:enhanced-geometry svg:viewBox="0 0 21600 21600" draw:type="mso-spt202" draw:enhanced-path="M 0 0 L 21600 0 21600 21600 0 21600 0 0 Z N"/>
        </draw:custom-shape>
        <draw:custom-shape draw:style-name="gr21" draw:text-style-name="P2" draw:layer="layout" svg:width="5.953cm" svg:height="1.277cm" svg:x="16.36cm" svg:y="11.765cm">
          <text:p text:style-name="P6"><text:span text:style-name="T38">logical</text:span></text:p>
          <draw:enhanced-geometry svg:viewBox="0 0 21600 21600" draw:type="mso-spt202" draw:enhanced-path="M 0 0 L 21600 0 21600 21600 0 21600 0 0 Z N"/>
        </draw:custom-shape>
        <draw:custom-shape draw:style-name="gr21" draw:text-style-name="P2" draw:layer="layout" svg:width="8.436cm" svg:height="1.277cm" svg:x="7.073cm" svg:y="10.001cm">
          <text:p text:style-name="P6"><text:span text:style-name="T32"><text:s/></text:span><text:span text:style-name="T32">&lt; &lt;= &gt; &gt;=</text:span></text:p>
          <draw:enhanced-geometry svg:viewBox="0 0 21600 21600" draw:type="mso-spt202" draw:enhanced-path="M 0 0 L 21600 0 21600 21600 0 21600 0 0 Z N"/>
        </draw:custom-shape>
        <draw:custom-shape draw:style-name="gr21" draw:text-style-name="P2" draw:layer="layout" svg:width="5.953cm" svg:height="1.277cm" svg:x="16.36cm" svg:y="10.001cm">
          <text:p text:style-name="P6"><text:span text:style-name="T38">relational</text:span></text:p>
          <draw:enhanced-geometry svg:viewBox="0 0 21600 21600" draw:type="mso-spt202" draw:enhanced-path="M 0 0 L 21600 0 21600 21600 0 21600 0 0 Z N"/>
        </draw:custom-shape>
        <draw:custom-shape draw:style-name="gr21" draw:text-style-name="P2" draw:layer="layout" svg:width="8.44cm" svg:height="1.277cm" svg:x="7.069cm" svg:y="8.281cm">
          <text:p text:style-name="P6"><text:span text:style-name="T16"><text:s/></text:span><text:span text:style-name="T16">== !=</text:span></text:p>
          <draw:enhanced-geometry svg:viewBox="0 0 21600 21600" draw:type="mso-spt202" draw:enhanced-path="M 0 0 L 21600 0 21600 21600 0 21600 0 0 Z N"/>
        </draw:custom-shape>
        <draw:custom-shape draw:style-name="gr21" draw:text-style-name="P2" draw:layer="layout" svg:width="5.953cm" svg:height="1.277cm" svg:x="16.36cm" svg:y="8.281cm">
          <text:p text:style-name="P6"><text:span text:style-name="T38">(in)equality</text:span></text:p>
          <draw:enhanced-geometry svg:viewBox="0 0 21600 21600" draw:type="mso-spt202" draw:enhanced-path="M 0 0 L 21600 0 21600 21600 0 21600 0 0 Z N"/>
        </draw:custom-shape>
        <draw:custom-shape draw:style-name="gr21" draw:text-style-name="P2" draw:layer="layout" svg:width="8.44cm" svg:height="1.277cm" svg:x="7.069cm" svg:y="13.485cm">
          <text:p text:style-name="P6"><text:span text:style-name="T16"><text:s/></text:span><text:span text:style-name="T16">= += -= *= /= </text:span></text:p>
          <draw:enhanced-geometry svg:viewBox="0 0 21600 21600" draw:type="mso-spt202" draw:enhanced-path="M 0 0 L 21600 0 21600 21600 0 21600 0 0 Z N"/>
        </draw:custom-shape>
        <draw:custom-shape draw:style-name="gr21" draw:text-style-name="P2" draw:layer="layout" svg:width="5.953cm" svg:height="1.277cm" svg:x="16.36cm" svg:y="13.485cm">
          <text:p text:style-name="P6"><text:span text:style-name="T38">assignment</text:span></text:p>
          <draw:enhanced-geometry svg:viewBox="0 0 21600 21600" draw:type="mso-spt202" draw:enhanced-path="M 0 0 L 21600 0 21600 21600 0 21600 0 0 Z N"/>
        </draw:custom-shape>
        <draw:custom-shape draw:style-name="gr21" draw:text-style-name="P2" draw:layer="layout" svg:width="8.44cm" svg:height="1.277cm" svg:x="7.069cm" svg:y="15.205cm">
          <text:p text:style-name="P6"><text:span text:style-name="T16"><text:s/></text:span><text:span text:style-name="T16">&amp; | ^ ~ &lt;&lt; &gt;&gt; <text:s/></text:span></text:p>
          <draw:enhanced-geometry svg:viewBox="0 0 21600 21600" draw:type="mso-spt202" draw:enhanced-path="M 0 0 L 21600 0 21600 21600 0 21600 0 0 Z N"/>
        </draw:custom-shape>
        <draw:custom-shape draw:style-name="gr21" draw:text-style-name="P2" draw:layer="layout" svg:width="5.953cm" svg:height="1.277cm" svg:x="16.36cm" svg:y="15.205cm">
          <text:p text:style-name="P6"><text:span text:style-name="T38">bitwise</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5" draw:text-style-name="P2" draw:layer="layout" svg:width="14.394cm" svg:height="11.242cm" svg:x="2.963cm" svg:y="11.861cm" presentation:class="notes" presentation:user-transformed="true">
            <draw:text-box>
              <text:p text:style-name="P11"><text:span text:style-name="T21">C has a rich set of operators making it a very expressive language. </text:span></text:p>
            </draw:text-box>
          </draw:frame>
        </presentation:notes>
      </draw:page>
      <draw:page draw:name="page11" draw:style-name="dp3"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separators</text:span></text:p>
          </draw:text-box>
        </draw:frame>
        <draw:frame presentation:style-name="pr3" draw:text-style-name="P2" draw:layer="layout" svg:width="22.648cm" svg:height="16.934cm" svg:x="3.484cm" svg:y="1.133cm" presentation:class="outline" presentation:user-transformed="true">
          <draw:text-box>
            <text:list text:style-name="L4">
              <text:list-item>
                <text:p text:style-name="P8"><text:span text:style-name="T3"><text:s/></text:span><text:span text:style-name="T3">some tokens group or separate other tokens</text:span></text:p>
                <text:list text:style-name="L5">
                  <text:list-item>
                    <text:p text:style-name="P10"><text:span text:style-name="T3">{ and } form blocks of statements</text:span></text:p>
                  </text:list-item>
                  <text:list-item>
                    <text:p text:style-name="P10"><text:span text:style-name="T3">semi-colons mark the end of a simple statement</text:span></text:p>
                  </text:list-item>
                </text:list>
              </text:list-item>
            </text:list>
          </draw:text-box>
        </draw:frame>
        <draw:custom-shape draw:style-name="gr16" draw:text-style-name="P2" draw:layer="layout" svg:width="17.004cm" svg:height="11.437cm" svg:x="6.396cm" svg:y="6cm">
          <text:p text:style-name="P6"><text:span text:style-name="T9">#include &lt;stdio.h&gt; <text:s text:c="2"/>/* printf, putchar */</text:span></text:p>
          <text:p text:style-name="P6"><text:span text:style-name="T9">#include &lt;stdlib.h&gt; <text:s/>/* EXIT_SUCCESS */</text:span></text:p>
          <text:p text:style-name="P6"><text:span text:style-name="T10"><text:line-break/></text:span><text:span text:style-name="T10">int </text:span><text:span text:style-name="T11">main(</text:span><text:span text:style-name="T10">void</text:span><text:span text:style-name="T11">)</text:span></text:p>
          <text:p text:style-name="P6"><text:span text:style-name="T39">{</text:span></text:p>
          <text:p text:style-name="P6"><text:span text:style-name="T11"><text:s text:c="4"/></text:span><text:span text:style-name="T10">int</text:span><text:span text:style-name="T11"> result = 9 * 6 </text:span><text:span text:style-name="T39">;</text:span></text:p>
          <text:p text:style-name="P6"><text:span text:style-name="T11"><text:s text:c="4"/></text:span><text:span text:style-name="T10">int</text:span><text:span text:style-name="T11"> thirteen = 13</text:span><text:span text:style-name="T39">;</text:span></text:p>
          <text:p text:style-name="P6"><text:span text:style-name="T11"><text:s text:c="4"/></text:span><text:span text:style-name="T11">printf(</text:span><text:span text:style-name="T9">"%i"</text:span><text:span text:style-name="T11">, result / thirteen)</text:span><text:span text:style-name="T39">;</text:span></text:p>
          <text:p text:style-name="P6"><text:span text:style-name="T11"><text:s text:c="4"/></text:span><text:span text:style-name="T11">printf(</text:span><text:span text:style-name="T9">"%i"</text:span><text:span text:style-name="T11">, result % thirteen)</text:span><text:span text:style-name="T39">;</text:span></text:p>
          <text:p text:style-name="P6"><text:span text:style-name="T11"><text:s text:c="4"/></text:span><text:span text:style-name="T11">putchar(</text:span><text:span text:style-name="T9">'\n'</text:span><text:span text:style-name="T11">)</text:span><text:span text:style-name="T39">;</text:span></text:p>
          <text:p text:style-name="P6"><text:span text:style-name="T10"><text:s text:c="4"/></text:span><text:span text:style-name="T10">return</text:span><text:span text:style-name="T11"> EXIT_SUCCESS</text:span><text:span text:style-name="T39">;</text:span></text:p>
          <text:p text:style-name="P6"><text:span text:style-name="T39">}</text:span></text:p>
          <draw:enhanced-geometry svg:viewBox="0 0 21600 21600" draw:type="mso-spt202" draw:enhanced-path="M 0 0 L 21600 0 21600 21600 0 21600 0 0 Z N"/>
        </draw:custom-shape>
        <draw:custom-shape draw:style-name="gr14" draw:text-style-name="P2" draw:layer="layout" svg:width="1.601cm" svg:height="1.398cm" svg:x="6.156cm" svg:y="9.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1.601cm" svg:height="1.398cm" svg:x="6.156cm" svg:y="16.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2" draw:layer="layout" svg:width="1.204cm" svg:height="1.204cm" svg:x="15.156cm" svg:y="10.32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5" draw:text-style-name="P2" draw:layer="layout" svg:width="14.394cm" svg:height="11.242cm" svg:x="2.963cm" svg:y="11.861cm" presentation:class="notes" presentation:user-transformed="true">
            <draw:text-box>
              <text:p text:style-name="P11"><text:span text:style-name="T21">The semi-colon at the end of a simple statement is how you say that you have finished the statement and that you wish to discard any remaining value that is the result of the whole statement expression. For example, the printf function returns an int value, but this value is not being used in a larger expression.</text:span></text:p>
              <text:p text:style-name="P11"><text:span text:style-name="T21">Some terminology: rounded brackets </text:span><text:span text:style-name="T22">( )</text:span><text:span text:style-name="T21"> are called parentheses; curly brackets </text:span><text:span text:style-name="T22">{</text:span><text:span text:style-name="T21"> </text:span><text:span text:style-name="T22">}</text:span><text:span text:style-name="T21"> are called braces; square brackets </text:span><text:span text:style-name="T22">[ ]</text:span><text:span text:style-name="T21"> are called square brackets!</text:span></text:p>
              <text:p text:style-name="P11"><text:span text:style-name="T21">C95 introduced digraphs for those with challenged keyboards. The digraphs for </text:span><text:span text:style-name="T22">{</text:span><text:span text:style-name="T21"> and </text:span><text:span text:style-name="T22">}</text:span><text:span text:style-name="T21"> are </text:span><text:span text:style-name="T22">&lt;%</text:span><text:span text:style-name="T21"> and </text:span><text:span text:style-name="T22">%&gt;</text:span><text:span text:style-name="T21"> respectively.</text:span></text:p>
              <text:p text:style-name="P11"><text:span text:style-name="T21"/></text:p>
            </draw:text-box>
          </draw:frame>
        </presentation:notes>
      </draw:page>
      <draw:page draw:name="page12" draw:style-name="dp3"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declarations</text:span></text:p>
          </draw:text-box>
        </draw:frame>
        <draw:frame presentation:style-name="pr3" draw:text-style-name="P2" draw:layer="layout" svg:width="22.648cm" svg:height="16.934cm" svg:x="3.594cm" svg:y="1.058cm" presentation:class="outline" presentation:user-transformed="true">
          <draw:text-box>
            <text:list text:style-name="L4">
              <text:list-item>
                <text:p text:style-name="P8"><text:span text:style-name="T3"><text:s/></text:span><text:span text:style-name="T3">declarations introduce variables</text:span></text:p>
                <text:list text:style-name="L5">
                  <text:list-item>
                    <text:p text:style-name="P10"><text:span text:style-name="T3">a variable has an identifier and a type</text:span></text:p>
                  </text:list-item>
                  <text:list-item>
                    <text:p text:style-name="P10"><text:span text:style-name="T3">a variable's type can never change</text:span></text:p>
                  </text:list-item>
                </text:list>
              </text:list-item>
            </text:list>
          </draw:text-box>
        </draw:frame>
        <draw:custom-shape draw:style-name="gr29" draw:text-style-name="P2" draw:layer="layout" svg:width="7.408cm" svg:height="0.87cm" svg:x="8.758cm" svg:y="5.503cm">
          <text:p text:style-name="P16"><text:span text:style-name="T40">type identifier ;</text:span></text:p>
          <draw:enhanced-geometry svg:viewBox="0 0 21600 21600" draw:type="mso-spt202" draw:enhanced-path="M 0 0 L 21600 0 21600 21600 0 21600 0 0 Z N"/>
        </draw:custom-shape>
        <draw:custom-shape draw:style-name="gr29" draw:text-style-name="P2" draw:layer="layout" svg:width="10.583cm" svg:height="0.87cm" svg:x="8.758cm" svg:y="6.756cm">
          <text:p text:style-name="P16"><text:span text:style-name="T40">type identifier, another ;</text:span></text:p>
          <draw:enhanced-geometry svg:viewBox="0 0 21600 21600" draw:type="mso-spt202" draw:enhanced-path="M 0 0 L 21600 0 21600 21600 0 21600 0 0 Z N"/>
        </draw:custom-shape>
        <draw:custom-shape draw:style-name="gr16" draw:text-style-name="P2" draw:layer="layout" svg:width="17.004cm" svg:height="8.643cm" svg:x="6.359cm" svg:y="8.714cm">
          <text:p text:style-name="P6"><text:span text:style-name="T9">#include &lt;stdio.h&gt; <text:s text:c="2"/>/* printf, putchar */</text:span></text:p>
          <text:p text:style-name="P6"><text:span text:style-name="T10"><text:line-break/></text:span><text:span text:style-name="T10">int </text:span><text:span text:style-name="T11">main(</text:span><text:span text:style-name="T10">void</text:span><text:span text:style-name="T11">)</text:span></text:p>
          <text:p text:style-name="P6"><text:span text:style-name="T28">{</text:span></text:p>
          <text:p text:style-name="P6"><text:span text:style-name="T11"><text:s text:c="4"/></text:span><text:span text:style-name="T10">int</text:span><text:span text:style-name="T11"> result = 9 * 6</text:span><text:span text:style-name="T28">;</text:span></text:p>
          <text:p text:style-name="P6"><text:span text:style-name="T11"><text:s text:c="4"/></text:span><text:span text:style-name="T10">int</text:span><text:span text:style-name="T11"> thirteen = 13</text:span><text:span text:style-name="T28">;</text:span></text:p>
          <text:p text:style-name="P6"><text:span text:style-name="T11"><text:s text:c="4"/></text:span><text:span text:style-name="T11">printf(</text:span><text:span text:style-name="T9">"%d"</text:span><text:span text:style-name="T11">, result / thirteen)</text:span><text:span text:style-name="T28">;</text:span></text:p>
          <text:p text:style-name="P6"><text:span text:style-name="T11"><text:s text:c="4"/></text:span><text:span text:style-name="T11">printf(</text:span><text:span text:style-name="T9">"%d"</text:span><text:span text:style-name="T11">, result % thirteen)</text:span><text:span text:style-name="T28">;</text:span></text:p>
          <text:p text:style-name="P6"><text:span text:style-name="T11"><text:s text:c="4"/></text:span><text:span text:style-name="T11">putchar(</text:span><text:span text:style-name="T9">'\n'</text:span><text:span text:style-name="T11">)</text:span><text:span text:style-name="T28">;</text:span></text:p>
          <text:p text:style-name="P6"><text:span text:style-name="T10"><text:s text:c="4"/></text:span><text:span text:style-name="T10">return</text:span><text:span text:style-name="T11"> 0;</text:span></text:p>
          <text:p text:style-name="P6"><text:span text:style-name="T28">}</text:span></text:p>
          <draw:enhanced-geometry svg:viewBox="0 0 21600 21600" draw:type="mso-spt202" draw:enhanced-path="M 0 0 L 21600 0 21600 21600 0 21600 0 0 Z N"/>
        </draw:custom-shape>
        <draw:line draw:style-name="gr18" draw:text-style-name="P9" draw:layer="layout" svg:x1="4.957cm" svg:y1="12.325cm" svg:x2="7.757cm" svg:y2="12.33cm">
          <text:p/>
        </draw:line>
        <draw:line draw:style-name="gr18" draw:text-style-name="P9" draw:layer="layout" svg:x1="4.957cm" svg:y1="12.925cm" svg:x2="7.757cm" svg:y2="12.929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5" draw:text-style-name="P2" draw:layer="layout" svg:width="14.394cm" svg:height="11.242cm" svg:x="2.963cm" svg:y="11.861cm" presentation:class="notes" presentation:user-transformed="true">
            <draw:text-box>
              <text:p text:style-name="P11"><text:span text:style-name="T21">In C89 all declaration statements must precede all expression statements in a block. In C99 this rule was relaxed and the two kinds of statements can be interspersed.</text:span></text:p>
            </draw:text-box>
          </draw:frame>
        </presentation:notes>
      </draw:page>
      <draw:page draw:name="page13" draw:style-name="dp3"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expressions</text:span></text:p>
          </draw:text-box>
        </draw:frame>
        <draw:frame presentation:style-name="pr3" draw:text-style-name="P2" draw:layer="layout" svg:width="22.648cm" svg:height="16.934cm" svg:x="3.594cm" svg:y="1.058cm" presentation:class="outline" presentation:user-transformed="true">
          <draw:text-box>
            <text:list text:style-name="L4">
              <text:list-item>
                <text:p text:style-name="P8"><text:span text:style-name="T3"><text:s/></text:span><text:span text:style-name="T3">expressions compute things!</text:span></text:p>
                <text:list text:style-name="L5">
                  <text:list-item>
                    <text:p text:style-name="P10"><text:span text:style-name="T3">an expression yields a value</text:span></text:p>
                  </text:list-item>
                  <text:list-item>
                    <text:p text:style-name="P10"><text:span text:style-name="T3">an expression may or may not have a side-effect</text:span></text:p>
                  </text:list-item>
                </text:list>
              </text:list-item>
            </text:list>
          </draw:text-box>
        </draw:frame>
        <draw:custom-shape draw:style-name="gr16" draw:text-style-name="P2" draw:layer="layout" svg:width="17.004cm" svg:height="8.643cm" svg:x="6.156cm" svg:y="6.725cm">
          <text:p text:style-name="P6"><text:span text:style-name="T9">#include &lt;stdio.h&gt; <text:s text:c="2"/>/* printf, putchar */</text:span></text:p>
          <text:p text:style-name="P6"><text:span text:style-name="T10"><text:line-break/></text:span><text:span text:style-name="T10">int </text:span><text:span text:style-name="T11">main(</text:span><text:span text:style-name="T10">void</text:span><text:span text:style-name="T11">)</text:span></text:p>
          <text:p text:style-name="P6"><text:span text:style-name="T28">{</text:span></text:p>
          <text:p text:style-name="P6"><text:span text:style-name="T11"><text:s text:c="4"/></text:span><text:span text:style-name="T10">int</text:span><text:span text:style-name="T11"> result = 9 * 6</text:span><text:span text:style-name="T28">;</text:span></text:p>
          <text:p text:style-name="P6"><text:span text:style-name="T11"><text:s text:c="4"/></text:span><text:span text:style-name="T10">int</text:span><text:span text:style-name="T11"> thirteen = 13</text:span><text:span text:style-name="T28">;</text:span></text:p>
          <text:p text:style-name="P6"><text:span text:style-name="T11"><text:s text:c="4"/></text:span><text:span text:style-name="T11">printf(</text:span><text:span text:style-name="T9">"%d"</text:span><text:span text:style-name="T11">, result / thirteen)</text:span><text:span text:style-name="T28">;</text:span></text:p>
          <text:p text:style-name="P6"><text:span text:style-name="T11"><text:s text:c="4"/></text:span><text:span text:style-name="T11">printf(</text:span><text:span text:style-name="T9">"%d"</text:span><text:span text:style-name="T11">, result % thirteen)</text:span><text:span text:style-name="T28">;</text:span></text:p>
          <text:p text:style-name="P6"><text:span text:style-name="T11"><text:s text:c="4"/></text:span><text:span text:style-name="T11">putchar(</text:span><text:span text:style-name="T9">'\n'</text:span><text:span text:style-name="T11">)</text:span><text:span text:style-name="T28">;</text:span></text:p>
          <text:p text:style-name="P6"><text:span text:style-name="T10"><text:s text:c="4"/></text:span><text:span text:style-name="T10">return</text:span><text:span text:style-name="T11"> 0;</text:span></text:p>
          <text:p text:style-name="P6"><text:span text:style-name="T28">}</text:span></text:p>
          <draw:enhanced-geometry svg:viewBox="0 0 21600 21600" draw:type="mso-spt202" draw:enhanced-path="M 0 0 L 21600 0 21600 21600 0 21600 0 0 Z N"/>
        </draw:custom-shape>
        <draw:line draw:style-name="gr18" draw:text-style-name="P9" draw:layer="layout" svg:x1="4.957cm" svg:y1="11.721cm" svg:x2="7.757cm" svg:y2="11.725cm">
          <text:p/>
        </draw:line>
        <draw:line draw:style-name="gr18" draw:text-style-name="P9" draw:layer="layout" svg:x1="4.957cm" svg:y1="12.524cm" svg:x2="7.757cm" svg:y2="12.528cm">
          <text:p/>
        </draw:line>
        <draw:line draw:style-name="gr18" draw:text-style-name="P9" draw:layer="layout" svg:x1="4.957cm" svg:y1="13.326cm" svg:x2="7.757cm" svg:y2="13.331cm">
          <text:p/>
        </draw:line>
        <draw:line draw:style-name="gr18" draw:text-style-name="P9" draw:layer="layout" svg:x1="4.957cm" svg:y1="13.926cm" svg:x2="7.757cm" svg:y2="13.93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5" draw:text-style-name="P2" draw:layer="layout" svg:width="14.394cm" svg:height="11.242cm" svg:x="2.963cm" svg:y="11.861cm" presentation:class="notes" presentation:user-transformed="true">
            <draw:text-box>
              <text:p text:style-name="P11"><text:span text:style-name="T21">An example of an expression that need not have a side-effect is a simple literal such as </text:span><text:span text:style-name="T22">42</text:span><text:span text:style-name="T21">. Thus a statement such as </text:span><text:span text:style-name="T22">42</text:span><text:span text:style-name="T21">; is a valid C statement which does absolutely nothing. If you compile with the correct settings you should get a warning saying "statement with no effect" or words to that effect.</text:span></text:p>
            </draw:text-box>
          </draw:frame>
        </presentation:notes>
      </draw:page>
      <draw:page draw:name="page14" draw:style-name="dp3"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example</text:span></text:p>
          </draw:text-box>
        </draw:frame>
        <draw:frame presentation:style-name="pr3" draw:text-style-name="P2" draw:layer="layout" svg:width="22.648cm" svg:height="16.934cm" svg:x="3.594cm" svg:y="1.058cm" presentation:class="outline" presentation:user-transformed="true">
          <draw:text-box>
            <text:list text:style-name="L4">
              <text:list-item>
                <text:p text:style-name="P8"><text:span text:style-name="T3"><text:s/></text:span><text:span text:style-name="T3">a program to reverse the command line</text:span></text:p>
                <text:list text:style-name="L5">
                  <text:list-item>
                    <text:p text:style-name="P10"><text:span text:style-name="T3">typical of the terseness found in C programs</text:span></text:p>
                  </text:list-item>
                </text:list>
              </text:list-item>
            </text:list>
          </draw:text-box>
        </draw:frame>
        <draw:custom-shape draw:style-name="gr16" draw:text-style-name="P2" draw:layer="layout" svg:width="17.004cm" svg:height="7.881cm" svg:x="6.156cm" svg:y="7.726cm">
          <text:p text:style-name="P6"><text:span text:style-name="T9">#include &lt;stdio.h&gt; <text:s text:c="2"/>/* printf, putchar */</text:span></text:p>
          <text:p text:style-name="P6"><text:span text:style-name="T10"><text:line-break/></text:span><text:span text:style-name="T10">int </text:span><text:span text:style-name="T11">main(</text:span><text:span text:style-name="T10">int</text:span><text:span text:style-name="T11"> argc, </text:span><text:span text:style-name="T10">char</text:span><text:span text:style-name="T11"> * argv[])</text:span></text:p>
          <text:p text:style-name="P6"><text:span text:style-name="T28">{</text:span></text:p>
          <text:p text:style-name="P6"><text:span text:style-name="T11"><text:s text:c="4"/></text:span><text:span text:style-name="T10">while</text:span><text:span text:style-name="T11"> (argc &gt; 0)</text:span></text:p>
          <text:p text:style-name="P6"><text:span text:style-name="T11"><text:s text:c="8"/></text:span><text:span text:style-name="T11">printf(</text:span><text:span text:style-name="T9">"%s "</text:span><text:span text:style-name="T11">, argv[--argc]);</text:span></text:p>
          <text:p text:style-name="P6"><text:span text:style-name="T11"><text:s text:c="4"/></text:span><text:span text:style-name="T11">putchar(</text:span><text:span text:style-name="T9">'\n'</text:span><text:span text:style-name="T11">)</text:span><text:span text:style-name="T28">;</text:span><text:span text:style-name="T28"><text:line-break/></text:span><text:span text:style-name="T28"/></text:p>
          <text:p text:style-name="P6"><text:span text:style-name="T10"><text:s text:c="4"/></text:span><text:span text:style-name="T10">return</text:span><text:span text:style-name="T11"> 0;</text:span></text:p>
          <text:p text:style-name="P6"><text:span text:style-name="T28">}</text:span></text:p>
          <draw:enhanced-geometry svg:viewBox="0 0 21600 21600" draw:type="mso-spt202" draw:enhanced-path="M 0 0 L 21600 0 21600 21600 0 21600 0 0 Z N"/>
        </draw:custom-shape>
        <draw:custom-shape draw:style-name="gr5" draw:text-style-name="P2" draw:layer="layout" svg:width="12.197cm" svg:height="1.023cm" svg:x="5.962cm" svg:y="16.506cm">
          <text:p text:style-name="P6"><text:span text:style-name="T12">this is an alternative signature for main</text:span></text:p>
          <draw:enhanced-geometry svg:viewBox="0 0 21600 21600" draw:type="mso-spt202" draw:enhanced-path="M 0 0 L 21600 0 21600 21600 0 21600 0 0 Z N"/>
        </draw:custom-shape>
        <draw:custom-shape draw:style-name="gr5" draw:text-style-name="P2" draw:layer="layout" svg:width="7.201cm" svg:height="1.023cm" svg:x="13.357cm" svg:y="4.123cm">
          <text:p text:style-name="P6"><text:span text:style-name="T12">argc is the argument count</text:span></text:p>
          <draw:enhanced-geometry svg:viewBox="0 0 21600 21600" draw:type="mso-spt202" draw:enhanced-path="M 0 0 L 21600 0 21600 21600 0 21600 0 0 Z N"/>
        </draw:custom-shape>
        <draw:custom-shape draw:style-name="gr5" draw:text-style-name="P2" draw:layer="layout" svg:width="7.201cm" svg:height="1.023cm" svg:x="18.358cm" svg:y="5.323cm">
          <text:p text:style-name="P6"><text:span text:style-name="T12">argv is an array of strings</text:span></text:p>
          <draw:enhanced-geometry svg:viewBox="0 0 21600 21600" draw:type="mso-spt202" draw:enhanced-path="M 0 0 L 21600 0 21600 21600 0 21600 0 0 Z N"/>
        </draw:custom-shape>
        <draw:line draw:style-name="gr17" draw:text-style-name="P9" draw:layer="layout" svg:x1="13.392cm" svg:y1="4.723cm" svg:x2="12.524cm" svg:y2="4.727cm">
          <text:p/>
        </draw:line>
        <draw:line draw:style-name="gr18" draw:text-style-name="P9" draw:layer="layout" svg:x1="12.559cm" svg:y1="4.723cm" svg:x2="12.563cm" svg:y2="9.525cm">
          <text:p/>
        </draw:line>
        <draw:line draw:style-name="gr17" draw:text-style-name="P9" draw:layer="layout" svg:x1="16.761cm" svg:y1="5.927cm" svg:x2="18.358cm" svg:y2="5.931cm">
          <text:p/>
        </draw:line>
        <draw:line draw:style-name="gr18" draw:text-style-name="P9" draw:layer="layout" svg:x1="16.757cm" svg:y1="5.927cm" svg:x2="16.761cm" svg:y2="9.327cm">
          <text:p/>
        </draw:line>
        <draw:line draw:style-name="gr17" draw:text-style-name="P9" draw:layer="layout" svg:x1="4.758cm" svg:y1="9.926cm" svg:x2="4.763cm" svg:y2="17.127cm">
          <text:p/>
        </draw:line>
        <draw:line draw:style-name="gr17" draw:text-style-name="P9" draw:layer="layout" svg:x1="4.758cm" svg:y1="17.127cm" svg:x2="5.759cm" svg:y2="17.132cm">
          <text:p/>
        </draw:line>
        <draw:line draw:style-name="gr18" draw:text-style-name="P9" draw:layer="layout" svg:x1="4.758cm" svg:y1="9.926cm" svg:x2="5.958cm" svg:y2="9.931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5" draw:text-style-name="P2" draw:layer="layout" svg:width="14.394cm" svg:height="11.242cm" svg:x="2.963cm" svg:y="11.861cm" presentation:class="notes" presentation:user-transformed="true">
            <draw:text-box>
              <text:p text:style-name="P11"><text:span text:style-name="T21">The allowed signatures for main are:</text:span></text:p>
              <text:p text:style-name="P11"><text:span text:style-name="T21"/></text:p>
              <text:p text:style-name="P12"><text:span text:style-name="T22">int main( );</text:span></text:p>
              <text:p text:style-name="P12"><text:span text:style-name="T22">int main(void);</text:span></text:p>
              <text:p text:style-name="P12"><text:span text:style-name="T22">int main(int, char * [])</text:span></text:p>
              <text:p text:style-name="P12"><text:span text:style-name="T22">int main(int, char * *);</text:span></text:p>
            </draw:text-box>
          </draw:frame>
        </presentation:notes>
      </draw:page>
      <draw:page draw:name="page15" draw:style-name="dp3"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evaluation</text:span></text:p>
          </draw:text-box>
        </draw:frame>
        <draw:frame presentation:style-name="pr3" draw:text-style-name="P2" draw:layer="layout" svg:width="22.648cm" svg:height="16.934cm" svg:x="3.594cm" svg:y="1.058cm" presentation:class="outline" presentation:user-transformed="true">
          <draw:text-box>
            <text:list text:style-name="L4">
              <text:list-item>
                <text:p text:style-name="P8"><text:span text:style-name="T3"><text:s/></text:span><text:span text:style-name="T3">evaluation order is not always determined by the layout order of the code</text:span></text:p>
                <text:list text:style-name="L5">
                  <text:list-item>
                    <text:p text:style-name="P10"><text:span text:style-name="T3">statements, initialisers, operands of the short-circuiting and comma operators are evaluated in strict sequence... and that's pretty much it</text:span></text:p>
                  </text:list-item>
                  <text:list-item>
                    <text:p text:style-name="P10"><text:span text:style-name="T3">can affect expression certainty and correctness</text:span></text:p>
                  </text:list-item>
                </text:list>
              </text:list-item>
            </text:list>
          </draw:text-box>
        </draw:frame>
        <draw:custom-shape draw:style-name="gr16" draw:text-style-name="P2" draw:layer="layout" svg:width="9.203cm" svg:height="1.785cm" svg:x="6.156cm" svg:y="8.925cm">
          <text:p text:style-name="P6"><text:span text:style-name="T28">a = f() * g() + h();</text:span></text:p>
          <text:p text:style-name="P6"><text:span text:style-name="T28">a = f() * (g() + h());</text:span></text:p>
          <draw:enhanced-geometry svg:viewBox="0 0 21600 21600" draw:type="mso-spt202" draw:enhanced-path="M 0 0 L 21600 0 21600 21600 0 21600 0 0 Z N"/>
        </draw:custom-shape>
        <draw:custom-shape draw:style-name="gr16" draw:text-style-name="P2" draw:layer="layout" svg:width="9.203cm" svg:height="2.547cm" svg:x="6.156cm" svg:y="11.523cm">
          <text:p text:style-name="P6"><text:span text:style-name="T10">int</text:span><text:span text:style-name="T28"> i = 6;</text:span></text:p>
          <text:p text:style-name="P6"><text:span text:style-name="T28">i = ++i;</text:span></text:p>
          <text:p text:style-name="P6"><text:span text:style-name="T28">i = i++;</text:span></text:p>
          <draw:enhanced-geometry svg:viewBox="0 0 21600 21600" draw:type="mso-spt202" draw:enhanced-path="M 0 0 L 21600 0 21600 21600 0 21600 0 0 Z N"/>
        </draw:custom-shape>
        <draw:custom-shape draw:style-name="gr16" draw:text-style-name="P2" draw:layer="layout" svg:width="9.203cm" svg:height="1.785cm" svg:x="6.156cm" svg:y="14.781cm">
          <text:p text:style-name="P6"><text:span text:style-name="T28">f(g(), h());</text:span></text:p>
          <text:p text:style-name="P6"><text:span text:style-name="T28">f(h(), g());</text:span></text:p>
          <draw:enhanced-geometry svg:viewBox="0 0 21600 21600" draw:type="mso-spt202" draw:enhanced-path="M 0 0 L 21600 0 21600 21600 0 21600 0 0 Z N"/>
        </draw:custom-shape>
        <draw:custom-shape draw:style-name="gr5" draw:text-style-name="P2" draw:layer="layout" svg:width="9.794cm" svg:height="1.785cm" svg:x="16.157cm" svg:y="8.908cm">
          <text:p text:style-name="P6"><text:span text:style-name="T12">what is the difference in evaluation order between these two assignments?</text:span></text:p>
          <draw:enhanced-geometry svg:viewBox="0 0 21600 21600" draw:type="mso-spt202" draw:enhanced-path="M 0 0 L 21600 0 21600 21600 0 21600 0 0 Z N"/>
        </draw:custom-shape>
        <draw:custom-shape draw:style-name="gr5" draw:text-style-name="P2" draw:layer="layout" svg:width="9.794cm" svg:height="1.785cm" svg:x="16.157cm" svg:y="11.924cm">
          <text:p text:style-name="P6"><text:span text:style-name="T12">what are the values of i after each assignment?</text:span></text:p>
          <draw:enhanced-geometry svg:viewBox="0 0 21600 21600" draw:type="mso-spt202" draw:enhanced-path="M 0 0 L 21600 0 21600 21600 0 21600 0 0 Z N"/>
        </draw:custom-shape>
        <draw:custom-shape draw:style-name="gr5" draw:text-style-name="P2" draw:layer="layout" svg:width="9.794cm" svg:height="1.785cm" svg:x="16.157cm" svg:y="14.746cm">
          <text:p text:style-name="P6"><text:span text:style-name="T12">what is the difference in the order of function calls in these two statements?</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5" draw:text-style-name="P2" draw:layer="layout" svg:width="14.394cm" svg:height="11.242cm" svg:x="2.963cm" svg:y="11.861cm" presentation:class="notes" presentation:user-transformed="true">
            <draw:text-box>
              <text:p text:style-name="P11"><text:span text:style-name="T21">Except for operands for short-circuiting operators (</text:span><text:span text:style-name="T22">&amp;&amp;</text:span><text:span text:style-name="T21">, </text:span><text:span text:style-name="T22">||</text:span><text:span text:style-name="T21"> and </text:span><text:span text:style-name="T22">?:</text:span><text:span text:style-name="T21">) and the comma operator, evaluation order within expressions is unspecified. Operator precedence and associativity have no effect on evaluation order. Function-call arguments to are not necessarily evaluated in left to right order – or even a consistent order. In the case of function calls, the use of the comma as a separator should not be confused with the separate concept of the comma as a sequence operator.</text:span></text:p>
              <text:p text:style-name="P11"><text:span text:style-name="T21">Not only is it important to appreciate the (non)requirements on evaluation order, but it is important to understand that updates to a value cannot happen in a well-defined way more than once between what are known as sequence points. Sequence points align with the defined evaluation orderings.</text:span></text:p>
              <text:p text:style-name="P11"><text:span text:style-name="T21">Answering the questions above, evaluation order in arithmetic expressions is unspecified and is not influenced by any precedence of the operators or grouping of parentheses. Because it is unspecified, the evaluation order need not be the same... but it may be. In the assignment and increment exercise, </text:span><text:span text:style-name="T22">i</text:span><text:span text:style-name="T21"> is updated twice before the sequence point defining the end of each statement, so the result in each case is undefined. In the last example, the only guarantee is that </text:span><text:span text:style-name="T22">f</text:span><text:span text:style-name="T21"> is called last in each case. Evaluation order of the arguments is unspecified and may be the same or reversed between the two statements.</text:span></text:p>
            </draw:text-box>
          </draw:frame>
        </presentation:notes>
      </draw:page>
      <draw:page draw:name="page16" draw:style-name="dp3" draw:master-page-name="Default" presentation:presentation-page-layout-name="AL1T1" presentation:use-footer-name="ftr1">
        <draw:custom-shape draw:style-name="gr30" draw:text-style-name="P2" draw:layer="layout" svg:width="2.399cm" svg:height="2.999cm" svg:x="6.156cm" svg:y="6.923cm">
          <text:p/>
          <draw:enhanced-geometry svg:viewBox="0 0 21600 21600" draw:type="rectangle" draw:enhanced-path="M 0 0 L 21600 0 21600 21600 0 21600 0 0 Z N"/>
        </draw:custom-shape>
        <draw:custom-shape draw:style-name="gr31" draw:text-style-name="P2" draw:layer="layout" svg:width="2.2cm" svg:height="2.8cm" svg:x="13.754cm" svg:y="7.122cm">
          <text:p/>
          <draw:enhanced-geometry svg:viewBox="0 0 21600 21600" draw:type="rectangle" draw:enhanced-path="M 0 0 L 21600 0 21600 21600 0 21600 0 0 Z N"/>
        </draw:custom-shape>
        <draw:frame presentation:style-name="pr6" draw:text-style-name="P4" draw:layer="layout" svg:width="3.673cm" svg:height="15.5cm" svg:x="0.299cm" svg:y="2.8cm" presentation:class="title" presentation:user-transformed="true">
          <draw:text-box>
            <text:p text:style-name="P5"><text:span text:style-name="T3">code organisation</text:span></text:p>
          </draw:text-box>
        </draw:frame>
        <draw:frame presentation:style-name="pr3" draw:text-style-name="P2" draw:layer="layout" svg:width="23.918cm" svg:height="16.934cm" svg:x="3.594cm" svg:y="1.058cm" presentation:class="outline" presentation:user-transformed="true">
          <draw:text-box>
            <text:list text:style-name="L4">
              <text:list-item>
                <text:p text:style-name="P8"><text:span text:style-name="T3"><text:s/></text:span><text:span text:style-name="T3">.h header file</text:span></text:p>
                <text:list text:style-name="L5">
                  <text:list-item>
                    <text:p text:style-name="P10"><text:span text:style-name="T3">declares the existence of specific constructs</text:span></text:p>
                  </text:list-item>
                </text:list>
              </text:list-item>
              <text:list-item>
                <text:p text:style-name="P8"><text:span text:style-name="T3"><text:s/></text:span><text:span text:style-name="T3">.c source file</text:span></text:p>
                <text:list text:style-name="L5">
                  <text:list-item>
                    <text:p text:style-name="P10"><text:span text:style-name="T3">define the constructs promised in the .h file</text:span></text:p>
                  </text:list-item>
                </text:list>
              </text:list-item>
            </text:list>
          </draw:text-box>
        </draw:frame>
        <draw:custom-shape draw:style-name="gr32" draw:text-style-name="P2" draw:layer="layout" svg:width="2.602cm" svg:height="2.403cm" svg:x="9.556cm" svg:y="9.922cm">
          <text:p/>
          <draw:enhanced-geometry svg:viewBox="0 0 21600 21600" draw:type="rectangle" draw:enhanced-path="M 0 0 L 21600 0 21600 21600 0 21600 0 0 Z N"/>
        </draw:custom-shape>
        <draw:custom-shape draw:style-name="gr1" draw:text-style-name="P2" draw:layer="layout" svg:width="2.026cm" svg:height="1.023cm" svg:x="6.329cm" svg:y="7.907cm">
          <text:p text:style-name="P6"><text:span text:style-name="T28">f1.c</text:span></text:p>
          <draw:enhanced-geometry svg:viewBox="0 0 21600 21600" draw:type="mso-spt202" draw:enhanced-path="M 0 0 L 21600 0 21600 21600 0 21600 0 0 Z N"/>
        </draw:custom-shape>
        <draw:custom-shape draw:style-name="gr1" draw:text-style-name="P2" draw:layer="layout" svg:width="2.026cm" svg:height="1.023cm" svg:x="9.923cm" svg:y="10.707cm">
          <text:p text:style-name="P6"><text:span text:style-name="T28">f1.h</text:span></text:p>
          <draw:enhanced-geometry svg:viewBox="0 0 21600 21600" draw:type="mso-spt202" draw:enhanced-path="M 0 0 L 21600 0 21600 21600 0 21600 0 0 Z N"/>
        </draw:custom-shape>
        <draw:custom-shape draw:style-name="gr30" draw:text-style-name="P2" draw:layer="layout" svg:width="2.399cm" svg:height="2.602cm" svg:x="6.156cm" svg:y="13.326cm">
          <text:p/>
          <draw:enhanced-geometry svg:viewBox="0 0 21600 21600" draw:type="rectangle" draw:enhanced-path="M 0 0 L 21600 0 21600 21600 0 21600 0 0 Z N"/>
        </draw:custom-shape>
        <draw:custom-shape draw:style-name="gr1" draw:text-style-name="P2" draw:layer="layout" svg:width="2.026cm" svg:height="1.023cm" svg:x="13.927cm" svg:y="8.105cm">
          <text:p text:style-name="P6"><text:span text:style-name="T28">f1.o</text:span></text:p>
          <draw:enhanced-geometry svg:viewBox="0 0 21600 21600" draw:type="mso-spt202" draw:enhanced-path="M 0 0 L 21600 0 21600 21600 0 21600 0 0 Z N"/>
        </draw:custom-shape>
        <draw:custom-shape draw:style-name="gr1" draw:text-style-name="P2" draw:layer="layout" svg:width="2.026cm" svg:height="1.023cm" svg:x="6.36cm" svg:y="14.111cm">
          <text:p text:style-name="P6"><text:span text:style-name="T28">f2.c</text:span></text:p>
          <draw:enhanced-geometry svg:viewBox="0 0 21600 21600" draw:type="mso-spt202" draw:enhanced-path="M 0 0 L 21600 0 21600 21600 0 21600 0 0 Z N"/>
        </draw:custom-shape>
        <draw:custom-shape draw:style-name="gr30" draw:text-style-name="P2" draw:layer="layout" svg:width="3.598cm" svg:height="2.276cm" svg:x="18.962cm" svg:y="10.323cm">
          <text:p/>
          <draw:enhanced-geometry svg:viewBox="0 0 21600 21600" draw:type="rectangle" draw:enhanced-path="M 0 0 L 21600 0 21600 21600 0 21600 0 0 Z N"/>
        </draw:custom-shape>
        <draw:custom-shape draw:style-name="gr1" draw:text-style-name="P2" draw:layer="layout" svg:width="3.169cm" svg:height="1.023cm" svg:x="19.159cm" svg:y="10.927cm">
          <text:p text:style-name="P6"><text:span text:style-name="T28">program</text:span></text:p>
          <draw:enhanced-geometry svg:viewBox="0 0 21600 21600" draw:type="mso-spt202" draw:enhanced-path="M 0 0 L 21600 0 21600 21600 0 21600 0 0 Z N"/>
        </draw:custom-shape>
        <draw:custom-shape draw:style-name="gr5" draw:text-style-name="P2" draw:layer="layout" svg:width="5.035cm" svg:height="1.023cm" svg:x="9.962cm" svg:y="8.925cm">
          <text:p text:style-name="P6"><text:span text:style-name="T12">#include</text:span></text:p>
          <draw:enhanced-geometry svg:viewBox="0 0 21600 21600" draw:type="mso-spt202" draw:enhanced-path="M 0 0 L 21600 0 21600 21600 0 21600 0 0 Z N"/>
        </draw:custom-shape>
        <draw:custom-shape draw:style-name="gr5" draw:text-style-name="P2" draw:layer="layout" svg:width="2.8cm" svg:height="1.023cm" svg:x="17.361cm" svg:y="7.325cm">
          <text:p text:style-name="P6"><text:span text:style-name="T12">link</text:span></text:p>
          <draw:enhanced-geometry svg:viewBox="0 0 21600 21600" draw:type="mso-spt202" draw:enhanced-path="M 0 0 L 21600 0 21600 21600 0 21600 0 0 Z N"/>
        </draw:custom-shape>
        <draw:line draw:style-name="gr18" draw:text-style-name="P9" draw:layer="layout" svg:x1="8.559cm" svg:y1="14.526cm" svg:x2="13.758cm" svg:y2="14.53cm">
          <text:p/>
        </draw:line>
        <draw:line draw:style-name="gr18" draw:text-style-name="P9" draw:layer="layout" svg:x1="8.758cm" svg:y1="8.326cm" svg:x2="13.361cm" svg:y2="8.33cm">
          <text:p/>
        </draw:line>
        <draw:line draw:style-name="gr33" draw:text-style-name="P9" draw:layer="layout" svg:x1="10.958cm" svg:y1="8.326cm" svg:x2="10.963cm" svg:y2="9.926cm">
          <text:p/>
        </draw:line>
        <draw:custom-shape draw:style-name="gr5" draw:text-style-name="P2" draw:layer="layout" svg:width="5.741cm" svg:height="1.023cm" svg:x="9.759cm" svg:y="7.325cm">
          <text:p text:style-name="P6"><text:span text:style-name="T12">compile</text:span></text:p>
          <draw:enhanced-geometry svg:viewBox="0 0 21600 21600" draw:type="mso-spt202" draw:enhanced-path="M 0 0 L 21600 0 21600 21600 0 21600 0 0 Z N"/>
        </draw:custom-shape>
        <draw:line draw:style-name="gr17" draw:text-style-name="P9" draw:layer="layout" svg:x1="16.162cm" svg:y1="8.326cm" svg:x2="20.761cm" svg:y2="8.33cm">
          <text:p/>
        </draw:line>
        <draw:line draw:style-name="gr18" draw:text-style-name="P9" draw:layer="layout" svg:x1="20.761cm" svg:y1="8.326cm" svg:x2="20.765cm" svg:y2="10.125cm">
          <text:p/>
        </draw:line>
        <draw:custom-shape draw:style-name="gr31" draw:text-style-name="P2" draw:layer="layout" svg:width="2.2cm" svg:height="2.8cm" svg:x="13.754cm" svg:y="13.529cm">
          <text:p/>
          <draw:enhanced-geometry svg:viewBox="0 0 21600 21600" draw:type="rectangle" draw:enhanced-path="M 0 0 L 21600 0 21600 21600 0 21600 0 0 Z N"/>
        </draw:custom-shape>
        <draw:custom-shape draw:style-name="gr1" draw:text-style-name="P2" draw:layer="layout" svg:width="2.026cm" svg:height="1.023cm" svg:x="13.936cm" svg:y="14.512cm">
          <text:p text:style-name="P6"><text:span text:style-name="T28">f2.o</text:span></text:p>
          <draw:enhanced-geometry svg:viewBox="0 0 21600 21600" draw:type="mso-spt202" draw:enhanced-path="M 0 0 L 21600 0 21600 21600 0 21600 0 0 Z N"/>
        </draw:custom-shape>
        <draw:custom-shape draw:style-name="gr32" draw:text-style-name="P2" draw:layer="layout" svg:width="2.602cm" svg:height="2.403cm" svg:x="9.551cm" svg:y="16.122cm">
          <text:p/>
          <draw:enhanced-geometry svg:viewBox="0 0 21600 21600" draw:type="rectangle" draw:enhanced-path="M 0 0 L 21600 0 21600 21600 0 21600 0 0 Z N"/>
        </draw:custom-shape>
        <draw:custom-shape draw:style-name="gr1" draw:text-style-name="P2" draw:layer="layout" svg:width="2.026cm" svg:height="1.023cm" svg:x="9.923cm" svg:y="16.907cm">
          <text:p text:style-name="P6"><text:span text:style-name="T28">f2.h</text:span></text:p>
          <draw:enhanced-geometry svg:viewBox="0 0 21600 21600" draw:type="mso-spt202" draw:enhanced-path="M 0 0 L 21600 0 21600 21600 0 21600 0 0 Z N"/>
        </draw:custom-shape>
        <draw:custom-shape draw:style-name="gr5" draw:text-style-name="P2" draw:layer="layout" svg:width="5.543cm" svg:height="1.023cm" svg:x="9.957cm" svg:y="15.125cm">
          <text:p text:style-name="P6"><text:span text:style-name="T12">#include</text:span></text:p>
          <draw:enhanced-geometry svg:viewBox="0 0 21600 21600" draw:type="mso-spt202" draw:enhanced-path="M 0 0 L 21600 0 21600 21600 0 21600 0 0 Z N"/>
        </draw:custom-shape>
        <draw:line draw:style-name="gr33" draw:text-style-name="P9" draw:layer="layout" svg:x1="10.954cm" svg:y1="14.53cm" svg:x2="10.958cm" svg:y2="16.126cm">
          <text:p/>
        </draw:line>
        <draw:line draw:style-name="gr17" draw:text-style-name="P9" draw:layer="layout" svg:x1="16.157cm" svg:y1="14.526cm" svg:x2="20.761cm" svg:y2="14.53cm">
          <text:p/>
        </draw:line>
        <draw:line draw:style-name="gr18" draw:text-style-name="P9" draw:layer="layout" svg:x1="20.761cm" svg:y1="14.56cm" svg:x2="20.765cm" svg:y2="12.889cm">
          <text:p/>
        </draw:line>
        <draw:custom-shape draw:style-name="gr5" draw:text-style-name="P2" draw:layer="layout" svg:width="5.243cm" svg:height="1.023cm" svg:x="9.759cm" svg:y="13.507cm">
          <text:p text:style-name="P6"><text:span text:style-name="T12">compile</text:span></text:p>
          <draw:enhanced-geometry svg:viewBox="0 0 21600 21600" draw:type="mso-spt202" draw:enhanced-path="M 0 0 L 21600 0 21600 21600 0 21600 0 0 Z N"/>
        </draw:custom-shape>
        <draw:custom-shape draw:style-name="gr5" draw:text-style-name="P2" draw:layer="layout" svg:width="2.8cm" svg:height="1.023cm" svg:x="17.357cm" svg:y="13.507cm">
          <text:p text:style-name="P6"><text:span text:style-name="T12">link</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5" draw:text-style-name="P2" draw:layer="layout" svg:width="14.394cm" svg:height="11.242cm" svg:x="2.963cm" svg:y="11.861cm" presentation:class="notes" presentation:user-transformed="true">
            <draw:text-box>
              <text:p text:style-name="P11"><text:span text:style-name="T23">For each </text:span><text:span text:style-name="T41">.c</text:span><text:span text:style-name="T23"> file aim to 'export' a corresponding </text:span><text:span text:style-name="T41">.h</text:span><text:span text:style-name="T23"> file that publishes the available constructs in the </text:span><text:span text:style-name="T41">.c</text:span><text:span text:style-name="T23"> file. So </text:span><text:span text:style-name="T41">f1.c</text:span><text:span text:style-name="T23"> and </text:span><text:span text:style-name="T41">f2.c</text:span><text:span text:style-name="T23"> publish through </text:span><text:span text:style-name="T41">f1.h</text:span><text:span text:style-name="T23"> and </text:span><text:span text:style-name="T41">f2.h</text:span><text:span text:style-name="T23">, respectively. Or, looked at another way, f1.c and f2.c implement the features promised in </text:span><text:span text:style-name="T41">f1.h</text:span><text:span text:style-name="T23"> and </text:span><text:span text:style-name="T41">f2.h</text:span><text:span text:style-name="T23">.</text:span></text:p>
            </draw:text-box>
          </draw:frame>
        </presentation:notes>
      </draw:page>
      <draw:page draw:name="page17" draw:style-name="dp3"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layout</text:span></text:p>
          </draw:text-box>
        </draw:frame>
        <draw:frame presentation:style-name="pr3" draw:text-style-name="P2" draw:layer="layout" svg:width="23.918cm" svg:height="16.934cm" svg:x="3.594cm" svg:y="1.058cm" presentation:class="outline" presentation:user-transformed="true">
          <draw:text-box>
            <text:list text:style-name="L8">
              <text:list-item>
                <text:p text:style-name="P10"><text:span text:style-name="T42"><text:s/></text:span><text:span text:style-name="T42">a common layout style is…</text:span></text:p>
                <text:list text:style-name="L9">
                  <text:list-item>
                    <text:p text:style-name="P17"><text:span text:style-name="T43">one space on either side of a binary operator</text:span></text:p>
                  </text:list-item>
                  <text:list-item>
                    <text:p text:style-name="P17"><text:span text:style-name="T43">one space after a comma but not before</text:span></text:p>
                  </text:list-item>
                  <text:list-item>
                    <text:p text:style-name="P17"><text:span text:style-name="T43">one space after each keyword</text:span></text:p>
                  </text:list-item>
                  <text:list-item>
                    <text:p text:style-name="P17"><text:span text:style-name="T43">each statement on a separate line</text:span></text:p>
                  </text:list-item>
                  <text:list-item>
                    <text:p text:style-name="P17"><text:span text:style-name="T43">four spaces per indent</text:span></text:p>
                  </text:list-item>
                  <text:list-item>
                    <text:p text:style-name="P17"><text:span text:style-name="T43">physical indentation == logical indentation</text:span></text:p>
                  </text:list-item>
                  <text:list-item>
                    <text:p text:style-name="P17"><text:span text:style-name="T43">no space before a semicolon</text:span></text:p>
                  </text:list-item>
                  <text:list-item>
                    <text:p text:style-name="P17"><text:span text:style-name="T43">no spaces around function-call parentheses</text:span></text:p>
                  </text:list-item>
                  <text:list-item>
                    <text:p text:style-name="P17"><text:span text:style-name="T43">no space between a unary operator and its operand</text:span></text:p>
                  </text:list-item>
                  <text:list-item>
                    <text:p text:style-name="P17"><text:span text:style-name="T43">no tabs</text:span></text:p>
                  </text:list-item>
                </text:list>
              </text:list-item>
              <text:list-item>
                <text:p text:style-name="P10"><text:span text:style-name="T42"><text:s/></text:span><text:span text:style-name="T42">lay out tokens to reflect grammatical structure</text:span></text:p>
                <text:list text:style-name="L9">
                  <text:list-item>
                    <text:p text:style-name="P17"><text:span text:style-name="T43">be consistent</text:span></text:p>
                  </text:list-item>
                  <text:list-item>
                    <text:p text:style-name="P17"><text:span text:style-name="T43">be conventional</text:span></text:p>
                  </text:list-item>
                  <text:list-item>
                    <text:p text:style-name="P17"><text:span text:style-name="T43">english only</text:span></text:p>
                  </text:list-item>
                </text:list>
              </text:list-item>
            </text:list>
          </draw:text-box>
        </draw:fram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8cm" svg:height="11.463cm" svg:x="2.963cm" svg:y="11.861cm" presentation:class="notes" presentation:placeholder="true">
            <draw:text-box/>
          </draw:frame>
        </presentation:notes>
      </draw:page>
      <draw:page draw:name="page18" draw:style-name="dp3"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guidelines</text:span></text:p>
          </draw:text-box>
        </draw:frame>
        <draw:frame presentation:style-name="pr3" draw:text-style-name="P2" draw:layer="layout" svg:width="23.918cm" svg:height="16.934cm" svg:x="3.594cm" svg:y="1.058cm" presentation:class="outline" presentation:user-transformed="true">
          <draw:text-box>
            <text:list text:style-name="L10">
              <text:list-item>
                <text:p text:style-name="P8"><text:span text:style-name="T3">code level</text:span></text:p>
                <text:list text:style-name="L11">
                  <text:list-item>
                    <text:p text:style-name="P10"><text:span text:style-name="T3">use comments to say things you can't say in code</text:span></text:p>
                  </text:list-item>
                  <text:list-item>
                    <text:p text:style-name="P10"><text:span text:style-name="T3">somefile.c should always include its own header file as the very first line (#include "somefile.h")</text:span></text:p>
                  </text:list-item>
                </text:list>
              </text:list-item>
              <text:list-item>
                <text:p text:style-name="P8"><text:span text:style-name="T3">process level</text:span></text:p>
                <text:list text:style-name="L11">
                  <text:list-item>
                    <text:p text:style-name="P10"><text:span text:style-name="T3">edit and compile in small cycles</text:span></text:p>
                  </text:list-item>
                  <text:list-item>
                    <text:p text:style-name="P10"><text:span text:style-name="T3">compile with maximum warnings</text:span></text:p>
                  </text:list-item>
                  <text:list-item>
                    <text:p text:style-name="P10"><text:span text:style-name="T3">consider treating warnings as errors</text:span></text:p>
                  </text:list-item>
                  <text:list-item>
                    <text:p text:style-name="P10"><text:span text:style-name="T3">make sure header files compile in their own right</text:span></text:p>
                  </text:list-item>
                </text:list>
              </text:list-item>
              <text:list-item>
                <text:p text:style-name="P8"><text:span text:style-name="T3">testing</text:span></text:p>
                <text:list text:style-name="L11">
                  <text:list-item>
                    <text:p text:style-name="P10"><text:span text:style-name="T3">no one aspect of software development is more encompassing than testing</text:span></text:p>
                  </text:list-item>
                  <text:list-item>
                    <text:p text:style-name="P10"><text:span text:style-name="T3">automatic testing is compulsory</text:span></text:p>
                  </text:list-item>
                </text:list>
              </text:list-item>
            </text:list>
          </draw:text-box>
        </draw:fram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58cm" svg:height="11.463cm" svg:x="2.963cm" svg:y="11.86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3 213" svg:d="m107 0 106 213h-213z"/>
    <draw:stroke-dash draw:name="Dash_20_2" draw:display-name="Dash 2" draw:style="rect" draw:dots2="1" draw:dots2-length="0.284cm" draw:distance="0.213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280099" draw:textarea-horizontal-align="center" draw:textarea-vertical-align="middle" draw:shadow="hidden"/>
      <style:paragraph-properties fo:text-align="center"/>
    </style:style>
    <style:style style:name="Default-backgroundobjects" style:family="presentation">
      <style:graphic-properties fo:padding-top="0cm" fo:padding-bottom="0cm" fo:padding-left="0.053cm" fo:padding-right="0.053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fo:padding-top="0.128cm" fo:padding-bottom="0.128cm" fo:padding-left="0.256cm" fo:padding-right="0.256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28cm" fo:padding-bottom="0.128cm" fo:padding-left="0.256cm" fo:padding-right="0.256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DejaVu Sans'" style:font-pitch-asian="variable" style:font-size-asian="28pt" style:font-style-asian="normal" style:font-weight-asian="bold" style:font-family-complex="'DejaVu Sans'" style:font-pitch-complex="variable" style:font-size-complex="28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11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8f8f8" style:text-line-through-style="none" style:text-position="0% 100%" fo:font-family="Arial" style:font-pitch="variable" fo:font-size="24pt" fo:font-style="normal" fo:text-shadow="1pt 1pt" style:text-underline-style="none" fo:font-weight="bold" style:font-family-asian="'DejaVu Sans'" style:font-pitch-asian="variable" style:font-size-asian="24pt" style:font-style-asian="normal" style:font-weight-asian="bold" style:font-family-complex="'DejaVu Sans'" style:font-pitch-complex="variable" style:font-size-complex="24pt" style:font-style-complex="normal" style:font-weight-complex="bold"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8f8f8" style:text-line-through-style="none" style:text-position="0% 100%" fo:font-family="Arial" style:font-pitch="variable" fo:font-size="24pt" fo:font-style="normal" fo:text-shadow="1pt 1pt" style:text-underline-style="none" fo:font-weight="bold" style:font-family-asian="'DejaVu Sans'" style:font-pitch-asian="variable" style:font-size-asian="24pt" style:font-style-asian="normal" style:font-weight-asian="bold" style:font-family-complex="'DejaVu Sans'" style:font-pitch-complex="variable" style:font-size-complex="24pt" style:font-style-complex="normal" style:font-weight-complex="bold"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DejaVu Sans'" style:font-pitch-asian="variable" style:font-size-asian="28pt" style:font-style-asian="normal" style:font-weight-asian="bold" style:font-family-complex="'DejaVu Sans'"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style:text-outline="false" style:text-line-through-style="none" style:text-position="0% 100%" fo:font-family="Arial" style:font-pitch="variable" fo:font-size="36pt" fo:font-style="normal" fo:text-shadow="1pt 1pt" style:text-underline-style="none" fo:font-weight="bold" style:font-family-asian="'DejaVu Sans'" style:font-pitch-asian="variable" style:font-size-asian="36pt" style:font-style-asian="normal" style:font-weight-asian="bold" style:font-family-complex="'DejaVu Sans'"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3cm" fo:page-height="24.98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solid" draw:fill-color="#280099"/>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49cm"/>
    </style:style>
    <style:style style:name="Mgr2" style:family="graphic" style:parent-style-name="standard">
      <style:graphic-properties draw:stroke="none" draw:fill="none" draw:fill-color="#ffffff" draw:textarea-vertical-align="bottom" draw:auto-grow-height="false" fo:min-height="1.249cm"/>
    </style:style>
    <style:style style:name="Mgr3" style:family="graphic">
      <style:graphic-properties draw:stroke="solid" svg:stroke-width="0.026cm" svg:stroke-color="#969696"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4"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1">
      <style:graphic-properties draw:stroke="none" draw:fill="none" draw:fill-color="#ffffff" draw:textarea-horizontal-align="center" draw:textarea-vertical-align="middle" draw:auto-grow-height="false" draw:auto-grow-width="false" fo:min-height="1.274cm" fo:min-width="0cm" fo:padding-top="0.128cm" fo:padding-bottom="0.128cm" fo:padding-left="0.256cm" fo:padding-right="0.256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15cm" fo:min-width="0cm" fo:padding-top="0cm" fo:padding-bottom="0cm" fo:padding-left="0.053cm" fo:padding-right="0.053cm" fo:wrap-option="wrap" draw:shadow="hidden"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15cm" fo:min-width="0cm" fo:padding-top="0cm" fo:padding-bottom="0cm" fo:padding-left="0.053cm" fo:padding-right="0.053cm" fo:wrap-option="wrap" draw:shadow="hidden"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131cm" fo:min-width="0cm" fo:padding-top="0cm" fo:padding-bottom="0cm" fo:padding-left="0.053cm" fo:padding-right="0.053cm" fo:wrap-option="wrap" draw:shadow="hidden"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0.875cm" fo:min-width="0cm" fo:padding-top="0cm" fo:padding-bottom="0cm" fo:padding-left="0.053cm" fo:padding-right="0.053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writing-mode="lr-tb"/>
    </style:style>
    <style:style style:name="MP4" style:family="paragraph">
      <style:paragraph-properties fo:margin-left="0cm" fo:margin-right="0cm" fo:text-indent="0cm" style:writing-mode="lr-tb" style:font-independent-line-spacing="true"/>
    </style:style>
    <style:style style:name="MP5" style:family="paragraph">
      <style:paragraph-properties fo:text-align="center" style:writing-mode="lr-tb"/>
      <style:text-properties fo:font-size="24pt"/>
    </style:style>
    <style:style style:name="MP6" style:family="paragraph">
      <style:paragraph-properties fo:text-align="center"/>
    </style:style>
    <style:style style:name="MP7" style:family="paragraph">
      <style:paragraph-properties style:writing-mode="lr-tb" style:font-independent-line-spacing="true"/>
    </style:style>
    <style:style style:name="MP8" style:family="paragraph">
      <style:paragraph-properties fo:margin-left="0cm" fo:margin-right="0cm" fo:text-align="end" fo:text-indent="0cm" style:writing-mode="lr-tb"/>
    </style:style>
    <style:style style:name="MP9"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GB"/>
    </style:style>
    <style:style style:name="MT3" style:family="text">
      <style:text-properties fo:font-size="10pt" fo:language="en" fo:country="GB" fo:font-style="italic" style:font-size-asian="10pt" style:font-style-asian="italic" style:font-size-complex="10pt" style:font-style-complex="italic"/>
    </style:style>
    <style:style style:name="MT4" style:family="text">
      <style:text-properties fo:font-size="8pt" fo:language="en" fo:country="GB" fo:font-style="italic" style:font-size-asian="8pt" style:font-style-asian="italic" style:font-size-complex="8pt" style:font-style-complex="italic"/>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64cm" svg:height="5.789cm" svg:x="1cm" svg:y="2.434cm" draw:page-number="1"/>
      <draw:page-thumbnail draw:layer="backgroundobjects" svg:width="8.364cm" svg:height="5.789cm" svg:x="1cm" svg:y="9.594cm"/>
      <draw:page-thumbnail draw:layer="backgroundobjects" svg:width="8.364cm" svg:height="5.789cm" svg:x="1cm" svg:y="16.754cm"/>
      <draw:page-thumbnail draw:layer="backgroundobjects" svg:width="8.364cm" svg:height="5.789cm" svg:x="10.365cm" svg:y="2.434cm"/>
      <draw:page-thumbnail draw:layer="backgroundobjects" svg:width="8.364cm" svg:height="5.789cm" svg:x="10.365cm" svg:y="9.594cm"/>
      <draw:page-thumbnail draw:layer="backgroundobjects" svg:width="8.364cm" svg:height="5.789cm" svg:x="10.365cm" svg:y="16.754cm"/>
      <draw:frame draw:style-name="Mgr1" draw:text-style-name="MP1" draw:layer="backgroundobjects" svg:width="8.561cm" svg:height="1.248cm" svg:x="0cm" svg:y="0cm" presentation:class="header">
        <draw:text-box>
          <text:p text:style-name="MP1"><text:span text:style-name="MT1"><presentation:header/></text:span></text:p>
        </draw:text-box>
      </draw:frame>
      <draw:frame draw:style-name="Mgr1" draw:text-style-name="MP2" draw:layer="backgroundobjects" svg:width="8.561cm" svg:height="1.248cm" svg:x="11.168cm" svg:y="0cm" presentation:class="date-time">
        <draw:text-box>
          <text:p text:style-name="MP2"><text:span text:style-name="MT1"><presentation:date-time/></text:span></text:p>
        </draw:text-box>
      </draw:frame>
      <draw:frame draw:style-name="Mgr2" draw:text-style-name="MP1" draw:layer="backgroundobjects" svg:width="8.561cm" svg:height="1.248cm" svg:x="0cm" svg:y="23.731cm" presentation:class="footer">
        <draw:text-box>
          <text:p text:style-name="MP1"><text:span text:style-name="MT1"><presentation:footer/></text:span></text:p>
        </draw:text-box>
      </draw:frame>
      <draw:frame draw:style-name="Mgr2" draw:text-style-name="MP2" draw:layer="backgroundobjects" svg:width="8.561cm" svg:height="1.248cm" svg:x="11.168cm" svg:y="23.731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942cm" svg:height="2.294cm" svg:x="1.058cm" svg:y="2.751cm" presentation:class="title" presentation:placeholder="true">
        <draw:text-box/>
      </draw:frame>
      <draw:frame presentation:style-name="Default-outline1" draw:layer="backgroundobjects" svg:width="22.613cm" svg:height="12.573cm" svg:x="3.593cm" svg:y="1.054cm" presentation:class="outline" presentation:placeholder="true">
        <draw:text-box/>
      </draw:frame>
      <draw:frame presentation:style-name="Mpr1" draw:text-style-name="MP4" draw:layer="backgroundobjects" svg:width="2.082cm" svg:height="1.273cm" svg:x="1.058cm" svg:y="1.053cm" presentation:class="page-number">
        <draw:text-box>
          <text:p text:style-name="MP3"><text:span text:style-name="MT2"><text:page-number>&lt;number&gt;</text:page-number></text:span></text:p>
        </draw:text-box>
      </draw:frame>
      <draw:line draw:style-name="Mgr3" draw:text-style-name="MP5" draw:layer="backgroundobjects" svg:x1="3.387cm" svg:y1="18.027cm" svg:x2="3.391cm" svg:y2="1.023cm">
        <text:p/>
      </draw:line>
      <presentation:notes style:page-layout-name="PM0">
        <draw:rect draw:style-name="Mgr4" draw:text-style-name="MP6" draw:layer="backgroundobjects" svg:width="19.73cm" svg:height="24.98cm" svg:x="0cm" svg:y="0cm">
          <text:p/>
        </draw:rect>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 draw:text-style-name="MP4" draw:layer="backgroundobjects" svg:width="8.511cm" svg:height="1.214cm" svg:x="-0.001cm" svg:y="-0.001cm" presentation:class="header">
          <draw:text-box>
            <text:p text:style-name="MP3"><text:span text:style-name="MT3"><presentation:header/></text:span></text:p>
          </draw:text-box>
        </draw:frame>
        <draw:frame presentation:style-name="Mpr3" draw:text-style-name="MP9" draw:layer="backgroundobjects" svg:width="8.511cm" svg:height="1.214cm" svg:x="11.182cm" svg:y="-0.001cm" presentation:class="date-time">
          <draw:text-box>
            <text:p text:style-name="MP8"><text:span text:style-name="MT3"><presentation:date-time/></text:span></text:p>
          </draw:text-box>
        </draw:frame>
        <draw:page-thumbnail presentation:style-name="Default-title" draw:layer="backgroundobjects" svg:width="13.437cm" svg:height="9.292cm" svg:x="3.125cm" svg:y="1.895cm" presentation:class="page"/>
        <draw:frame presentation:style-name="Default-notes" draw:layer="backgroundobjects" svg:width="14.358cm" svg:height="11.206cm" svg:x="2.963cm" svg:y="11.861cm" presentation:class="notes" presentation:placeholder="true">
          <draw:text-box/>
        </draw:frame>
        <draw:frame presentation:style-name="Mpr4" draw:text-style-name="MP4" draw:layer="backgroundobjects" svg:width="8.515cm" svg:height="1.13cm" svg:x="0.528cm" svg:y="23.471cm" presentation:class="footer">
          <draw:text-box>
            <text:p text:style-name="MP3"><text:span text:style-name="MT3"><presentation:footer/></text:span></text:p>
          </draw:text-box>
        </draw:frame>
        <draw:frame presentation:style-name="Mpr5" draw:text-style-name="MP9" draw:layer="backgroundobjects" svg:width="8.299cm" svg:height="0.874cm" svg:x="11.12cm" svg:y="23.727cm" presentation:class="page-number">
          <draw:text-box>
            <text:p text:style-name="MP8"><text:span text:style-name="MT4">Page </text:span><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C Foundation - A Brief Tour</dc:title>
    <meta:initial-creator>Jon Jagger</meta:initial-creator>
    <meta:creation-date>1996-09-18T10:28:26</meta:creation-date>
    <dc:date>2011-10-04T06:32:23</dc:date>
    <meta:print-date>1999-08-14T10:11:44</meta:print-date>
    <meta:editing-cycles>2131</meta:editing-cycles>
    <meta:editing-duration>PT430H39M52S</meta:editing-duration>
    <meta:generator>NeoOffice/3.1.2$Unix OpenOffice.org_project/Patch 4</meta:generator>
    <meta:document-statistic meta:object-count="493"/>
  </office:meta>
</office:document-meta>
</file>